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/>
    </style:style>
    <style:style style:name="ce8" style:family="table-cell" style:parent-style-name="Default" style:data-style-name="N0">
      <style:table-cell-properties fo:border-top="thin solid #ABABAB" fo:border-bottom="none" fo:border-left="thin solid #ABABAB" fo:border-right="none"/>
    </style:style>
    <style:style style:name="ce9" style:family="table-cell" style:parent-style-name="Default" style:data-style-name="N0">
      <style:table-cell-properties fo:border-top="thin solid #ABABAB" fo:border-bottom="none" fo:border-left="thin solid #ABABAB" fo:border-right="thin solid #ABABAB"/>
    </style:style>
    <style:style style:name="ce10" style:family="table-cell" style:parent-style-name="Default" style:data-style-name="N0">
      <style:table-cell-properties fo:border-top="thin solid #ABABAB" fo:border-bottom="none" fo:border-left="thin solid #ABABAB" fo:border-right="none"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thin solid #FFFFFF" fo:border-bottom="none" fo:border-left="thin solid #ABABAB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thin solid #FFFFFF" fo:border-bottom="none" fo:border-left="thin solid #ABABAB" fo:border-right="thin solid #ABABAB"/>
    </style:style>
    <style:style style:name="ce13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ABABAB"/>
    </style:style>
    <style:style style:name="ce15" style:family="table-cell" style:parent-style-name="Default" style:data-style-name="N0">
      <style:table-cell-properties fo:border-top="thin solid #ABABAB" fo:border-bottom="none" fo:border-left="thin solid #ABABAB" fo:border-right="none" fo:background-color="#FFC00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ABABAB" fo:border-bottom="none" fo:border-left="thin solid #ABABAB" fo:border-right="thin solid #ABABAB" fo:background-color="#FFC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ABABAB" fo:border-bottom="thin solid #ABABAB" fo:border-left="thin solid #ABABAB" fo:border-right="none" style:vertical-align="automatic" fo:background-color="#FFC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ABABAB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ABABAB" fo:border-bottom="none" fo:border-left="thin solid #ABABAB" fo:border-right="none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ABABAB" fo:border-bottom="none" fo:border-left="thin solid #ABABAB" fo:border-right="thin solid #ABABAB"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#BF0041" style:repeat-content="false"/>
      <style:paragraph-properties fo:text-align="start" fo:margin-left="0cm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81D41A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36"/>
    <style:style style:name="ce26" style:family="table-cell" style:parent-style-name="Default" style:data-style-name="N0">
      <style:table-cell-properties style:vertical-align="automatic" fo:background-color="#FF8000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4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37"/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3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color="#548235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fo:background-color="#70AD47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1">
      <style:table-cell-properties style:vertical-align="middle" fo:wrap-option="wrap" style:repeat-content="false"/>
      <style:paragraph-properties fo:text-align="center"/>
    </style:style>
    <style:style style:name="ce40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1" style:family="table-cell" style:parent-style-name="Default" style:data-style-name="N1">
      <style:table-cell-properties style:vertical-align="middle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A5A5A5"/>
    </style:style>
    <style:style style:name="ce4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middle" fo:background-color="#ED7D31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2.89983333333333cm"/>
    </style:style>
    <style:style style:name="co3" style:family="table-column">
      <style:table-column-properties fo:break-before="auto" style:column-width="3.048cm"/>
    </style:style>
    <style:style style:name="co4" style:family="table-column">
      <style:table-column-properties fo:break-before="auto" style:column-width="3.47133333333333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4765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3.95816666666667cm"/>
    </style:style>
    <style:style style:name="co9" style:family="table-column">
      <style:table-column-properties fo:break-before="auto" style:column-width="3.1115cm"/>
    </style:style>
    <style:style style:name="co10" style:family="table-column">
      <style:table-column-properties fo:break-before="auto" style:column-width="2.667cm"/>
    </style:style>
    <style:style style:name="co11" style:family="table-column">
      <style:table-column-properties fo:break-before="auto" style:column-width="3.005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72533333333333cm"/>
    </style:style>
    <style:style style:name="co14" style:family="table-column">
      <style:table-column-properties fo:break-before="auto" style:column-width="3.47133333333333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3.302cm"/>
    </style:style>
    <style:style style:name="co17" style:family="table-column">
      <style:table-column-properties fo:break-before="auto" style:column-width="3.34433333333333cm"/>
    </style:style>
    <style:style style:name="co18" style:family="table-column">
      <style:table-column-properties fo:break-before="auto" style:column-width="2.7305cm" style:use-optimal-column-width="true"/>
    </style:style>
    <style:style style:name="co19" style:family="table-column">
      <style:table-column-properties fo:break-before="auto" style:column-width="4.23333333333333cm"/>
    </style:style>
    <style:style style:name="co20" style:family="table-column">
      <style:table-column-properties fo:break-before="auto" style:column-width="2.07433333333333cm" style:use-optimal-column-width="true"/>
    </style:style>
    <style:style style:name="co21" style:family="table-column">
      <style:table-column-properties fo:break-before="auto" style:column-width="2.54cm" style:use-optimal-column-width="true"/>
    </style:style>
    <style:style style:name="co22" style:family="table-column">
      <style:table-column-properties fo:break-before="auto" style:column-width="3.95816666666667cm" style:use-optimal-column-width="true"/>
    </style:style>
    <style:style style:name="co23" style:family="table-column">
      <style:table-column-properties fo:break-before="auto" style:column-width="4.10633333333333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3.64066666666667cm"/>
    </style:style>
    <style:style style:name="co26" style:family="table-column">
      <style:table-column-properties fo:break-before="auto" style:column-width="3.7465cm"/>
    </style:style>
    <style:style style:name="co27" style:family="table-column">
      <style:table-column-properties fo:break-before="auto" style:column-width="2.87866666666667cm"/>
    </style:style>
    <style:style style:name="co28" style:family="table-column">
      <style:table-column-properties fo:break-before="auto" style:column-width="2.9845cm"/>
    </style:style>
    <style:style style:name="co29" style:family="table-column">
      <style:table-column-properties fo:break-before="auto" style:column-width="3.70416666666667cm"/>
    </style:style>
    <style:style style:name="co30" style:family="table-column">
      <style:table-column-properties fo:break-before="auto" style:column-width="3.6195cm"/>
    </style:style>
    <style:style style:name="co31" style:family="table-column">
      <style:table-column-properties fo:break-before="auto" style:column-width="1.48166666666667cm"/>
    </style:style>
    <style:style style:name="co32" style:family="table-column">
      <style:table-column-properties fo:break-before="auto" style:column-width="3.06916666666667cm"/>
    </style:style>
    <style:style style:name="co33" style:family="table-column">
      <style:table-column-properties fo:break-before="auto" style:column-width="2.45533333333333cm"/>
    </style:style>
    <style:style style:name="co34" style:family="table-column">
      <style:table-column-properties fo:break-before="auto" style:column-width="2.62466666666667cm"/>
    </style:style>
    <style:style style:name="co35" style:family="table-column">
      <style:table-column-properties fo:break-before="auto" style:column-width="3.19616666666667cm"/>
    </style:style>
    <style:style style:name="co36" style:family="table-column">
      <style:table-column-properties fo:break-before="auto" style:column-width="3.21733333333333cm"/>
    </style:style>
    <style:style style:name="co37" style:family="table-column">
      <style:table-column-properties fo:break-before="auto" style:column-width="2.94216666666667cm"/>
    </style:style>
    <style:style style:name="co38" style:family="table-column">
      <style:table-column-properties fo:break-before="auto" style:column-width="2.83633333333333cm"/>
    </style:style>
    <style:style style:name="co39" style:family="table-column">
      <style:table-column-properties fo:break-before="auto" style:column-width="2.64583333333333cm"/>
    </style:style>
    <style:style style:name="co40" style:family="table-column">
      <style:table-column-properties fo:break-before="auto" style:column-width="2.37066666666667cm"/>
    </style:style>
    <style:style style:name="co41" style:family="table-column">
      <style:table-column-properties fo:break-before="auto" style:column-width="3.28083333333333cm"/>
    </style:style>
    <style:style style:name="co42" style:family="table-column">
      <style:table-column-properties fo:break-before="auto" style:column-width="3.25966666666667cm"/>
    </style:style>
    <style:style style:name="co43" style:family="table-column">
      <style:table-column-properties fo:break-before="auto" style:column-width="3.59833333333333cm"/>
    </style:style>
    <style:style style:name="co44" style:family="table-column">
      <style:table-column-properties fo:break-before="auto" style:column-width="3.13266666666667cm"/>
    </style:style>
    <style:style style:name="co45" style:family="table-column">
      <style:table-column-properties fo:break-before="auto" style:column-width="3.53483333333333cm"/>
    </style:style>
    <style:style style:name="co46" style:family="table-column">
      <style:table-column-properties fo:break-before="auto" style:column-width="1.67216666666667cm"/>
    </style:style>
    <style:style style:name="co47" style:family="table-column">
      <style:table-column-properties fo:break-before="auto" style:column-width="3.429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23.1pt" style:use-optimal-row-height="false" fo:break-before="auto"/>
    </style:style>
    <style:style style:name="ro4" style:family="table-row">
      <style:table-row-properties style:row-height="18.6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39.6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34.2pt" style:use-optimal-row-height="false" fo:break-before="auto"/>
    </style:style>
    <style:style style:name="ro10" style:family="table-row">
      <style:table-row-properties style:row-height="15.6pt" style:use-optimal-row-height="true" fo:break-before="auto"/>
    </style:style>
    <style:style style:name="ro11" style:family="table-row">
      <style:table-row-properties style:row-height="25.2pt" style:use-optimal-row-height="false" fo:break-before="auto"/>
    </style:style>
    <style:style style:name="ro12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ce48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Sheet4.G1"/>
      <style:map style:condition="of:is-true-formula(LARGE(([.$G$1:.$G$1]);MIN( 1;COUNT([.$G$1:.$G$1])))&lt;=[.G1])" style:apply-style-name="cf1" style:base-cell-address="Sheet4.G1"/>
    </style:style>
    <style:style style:name="ce49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  <style:map style:condition="of:is-true-formula(IF(INT(COUNT([.$G$1:.$G$1])*1%)&gt;0;SMALL([.$G$1:.$G$1];INT(COUNT([.$G$1:.$G$1])*1%));MIN( [.$G$1:.$G$1]))&gt;=[.G1])" style:apply-style-name="cf1" style:base-cell-address="Sheet4.G1"/>
      <style:map style:condition="of:is-true-formula(LARGE(([.$G$1:.$G$1]);MIN( 1;COUNT([.$G$1:.$G$1])))&lt;=[.G1])" style:apply-style-name="cf1" style:base-cell-address="Sheet4.G1"/>
    </style:style>
    <style:style style:name="ce50" style:family="table-cell" style:parent-style-name="Default" style:data-style-name="N1">
      <style:table-cell-properties style:vertical-align="middle" fo:wrap-option="wrap" style:repeat-content="false"/>
      <style:paragraph-properties fo:text-align="center"/>
      <style:map style:condition="of:is-true-formula(LARGE(([.$C$5:.$C$5]);MIN( 1;COUNT([.$C$5:.$C$5])))&lt;=[.C5])" style:apply-style-name="cf1" style:base-cell-address="Sheet4.C5"/>
    </style:style>
    <style:style style:name="ce51" style:family="table-cell" style:parent-style-name="Default" style:data-style-name="N0">
      <style:table-cell-properties style:vertical-align="middle" fo:wrap-option="wrap" fo:background-color="#70AD47" style:repeat-content="false"/>
      <style:paragraph-properties fo:text-align="center"/>
      <style:text-properties fo:color="#548235" fo:font-weight="bold" style:font-weight-asian="bold" style:font-weight-complex="bold"/>
      <style:map style:condition="of:is-true-formula(LARGE(([.$D:.$D]);MIN( 1;COUNT([.$D:.$D])))&lt;=[.D1])" style:apply-style-name="cf1" style:base-cell-address="Sheet4.D1"/>
    </style:style>
    <style:style style:name="ce52" style:family="table-cell" style:parent-style-name="Default" style:data-style-name="N1">
      <style:table-cell-properties style:vertical-align="automatic" style:repeat-content="false"/>
      <style:paragraph-properties fo:text-align="center"/>
      <style:map style:condition="of:is-true-formula(LARGE(([.$D:.$D]);MIN( 1;COUNT([.$D:.$D])))&lt;=[.D1])" style:apply-style-name="cf1" style:base-cell-address="Sheet4.D1"/>
    </style:style>
    <style:style style:name="ce53" style:family="table-cell">
      <style:map style:condition="of:is-true-formula(LARGE(([.$D:.$D]);MIN( 1;COUNT([.$D:.$D])))&lt;=[.D1])" style:apply-style-name="cf1" style:base-cell-address="Sheet4.D1"/>
    </style:style>
    <style:style style:name="ce5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R$14:.$R$14]);MIN( 1;COUNT([.$R$14:.$R$14])))&lt;=[.R14])" style:apply-style-name="cf1" style:base-cell-address="Sheet4.R14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  <style:map style:condition="of:is-true-formula(LARGE(([.$R$26:.$R$26]);MIN( 1;COUNT([.$R$26:.$R$26])))&lt;=[.R26])" style:apply-style-name="cf1" style:base-cell-address="Sheet4.R26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7" table:default-cell-style-name="ce1"/>
        <table:table-column table:style-name="co1" table:number-columns-repeated="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2" table:number-columns-repeated="16359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office:value-type="string" table:style-name="ce4">
            <text:p>Item code</text:p>
          </table:table-cell>
          <table:table-cell office:value-type="string" table:style-name="ce2">
            <text:p>Item Name</text:p>
          </table:table-cell>
          <table:table-cell office:value-type="string" table:style-name="ce4">
            <text:p>item brand name</text:p>
          </table:table-cell>
          <table:table-cell office:value-type="string" table:style-name="ce2">
            <text:p>item type name</text:p>
          </table:table-cell>
          <table:table-cell office:value-type="string" table:style-name="ce2">
            <text:p>item made</text:p>
          </table:table-cell>
          <table:table-cell office:value-type="string" table:style-name="ce3">
            <text:p>Quantity</text:p>
          </table:table-cell>
          <table:table-cell office:value-type="string" table:style-name="ce2">
            <text:p>Rate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6441716899478" table:style-name="ce7">
            <text:p>6.4417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10" table:style-name="ce6">
            <text:p>10</text:p>
          </table:table-cell>
          <table:table-cell office:value-type="float" office:value="55000" table:style-name="ce6">
            <text:p>55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office:value-type="float" office:value="8441516699478" table:style-name="ce7">
            <text:p>8.44152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9" table:style-name="ce6">
            <text:p>9</text:p>
          </table:table-cell>
          <table:table-cell office:value-type="float" office:value="18000" table:style-name="ce6">
            <text:p>18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9442118787430" table:style-name="ce7">
            <text:p>9.44212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2" table:style-name="ce6">
            <text:p>2</text:p>
          </table:table-cell>
          <table:table-cell office:value-type="float" office:value="30000" table:style-name="ce6">
            <text:p>30000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office:value-type="float" office:value="6341416727459" table:style-name="ce7">
            <text:p>6.34142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2" table:style-name="ce6">
            <text:p>2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string" table:style-name="ce8">
            <text:p>Row Labels</text:p>
          </table:table-cell>
          <table:table-cell office:value-type="string" table:style-name="ce9">
            <text:p>Count of TXN DATE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8241518766590" table:style-name="ce7">
            <text:p>8.2415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2" table:style-name="ce6">
            <text:p>2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14" table:style-name="ce10">
            <text:p>173914</text:p>
          </table:table-cell>
          <table:table-cell office:value-type="float" office:value="1" table:style-name="ce9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office:value-type="float" office:value="7341928778412" table:style-name="ce7">
            <text:p>7.34193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3" table:style-name="ce6">
            <text:p>3</text:p>
          </table:table-cell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15" table:style-name="ce11">
            <text:p>17391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7541396729037" table:style-name="ce7">
            <text:p>7.5414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5" table:style-name="ce6">
            <text:p>5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16" table:style-name="ce11">
            <text:p>17391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office:value-type="float" office:value="6141388290742" table:style-name="ce7">
            <text:p>6.14139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8" table:style-name="ce6">
            <text:p>8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17" table:style-name="ce11">
            <text:p>17391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8941776299350" table:style-name="ce7">
            <text:p>8.94178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9" table:style-name="ce6">
            <text:p>9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18" table:style-name="ce11">
            <text:p>17391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9441718896422" table:style-name="ce7">
            <text:p>9.4417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6" table:style-name="ce6">
            <text:p>6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19" table:style-name="ce11">
            <text:p>17391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office:value-type="float" office:value="6341816934710" table:style-name="ce7">
            <text:p>6.3418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7" table:style-name="ce6">
            <text:p>7</text:p>
          </table:table-cell>
          <table:table-cell office:value-type="float" office:value="25000" table:style-name="ce6">
            <text:p>25000</text:p>
          </table:table-cell>
          <table:table-cell table:style-name="ce1"/>
          <table:table-cell office:value-type="float" office:value="173920" table:style-name="ce11">
            <text:p>17392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office:value-type="float" office:value="8441506778994" table:style-name="ce7">
            <text:p>8.44151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8000" table:style-name="ce6">
            <text:p>8000</text:p>
          </table:table-cell>
          <table:table-cell table:style-name="ce1"/>
          <table:table-cell office:value-type="float" office:value="173921" table:style-name="ce11">
            <text:p>17392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6441728461102" table:style-name="ce7">
            <text:p>6.44173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2" table:style-name="ce6">
            <text:p>2</text:p>
          </table:table-cell>
          <table:table-cell office:value-type="float" office:value="16000" table:style-name="ce6">
            <text:p>16000</text:p>
          </table:table-cell>
          <table:table-cell table:style-name="ce1"/>
          <table:table-cell office:value-type="float" office:value="173922" table:style-name="ce11">
            <text:p>17392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office:value-type="float" office:value="7341925638719" table:style-name="ce7">
            <text:p>7.34193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5" table:style-name="ce6">
            <text:p>5</text:p>
          </table:table-cell>
          <table:table-cell office:value-type="float" office:value="1500" table:style-name="ce6">
            <text:p>1500</text:p>
          </table:table-cell>
          <table:table-cell table:style-name="ce1"/>
          <table:table-cell office:value-type="float" office:value="173923" table:style-name="ce11">
            <text:p>17392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office:value-type="float" office:value="8241620895347" table:style-name="ce7">
            <text:p>8.2416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7" table:style-name="ce6">
            <text:p>7</text:p>
          </table:table-cell>
          <table:table-cell office:value-type="float" office:value="10000" table:style-name="ce6">
            <text:p>10000</text:p>
          </table:table-cell>
          <table:table-cell table:style-name="ce1"/>
          <table:table-cell office:value-type="float" office:value="173924" table:style-name="ce11">
            <text:p>17392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office:value-type="float" office:value="6441716899479" table:style-name="ce7">
            <text:p>6.44172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6" table:style-name="ce6">
            <text:p>6</text:p>
          </table:table-cell>
          <table:table-cell office:value-type="float" office:value="3000" table:style-name="ce6">
            <text:p>3000</text:p>
          </table:table-cell>
          <table:table-cell table:style-name="ce1"/>
          <table:table-cell office:value-type="float" office:value="173925" table:style-name="ce11">
            <text:p>17392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office:value-type="float" office:value="8441516699479" table:style-name="ce7">
            <text:p>8.44152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8" table:style-name="ce6">
            <text:p>8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26" table:style-name="ce11">
            <text:p>17392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office:value-type="float" office:value="9442118787431" table:style-name="ce7">
            <text:p>9.44212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table:style-name="ce6"/>
          <table:table-cell office:value-type="float" office:value="7000" table:style-name="ce6">
            <text:p>7000</text:p>
          </table:table-cell>
          <table:table-cell table:style-name="ce1"/>
          <table:table-cell office:value-type="float" office:value="173927" table:style-name="ce11">
            <text:p>17392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office:value-type="float" office:value="6341416727460" table:style-name="ce7">
            <text:p>6.34142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28" table:style-name="ce11">
            <text:p>17392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8241518766591" table:style-name="ce7">
            <text:p>8.2415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4" table:style-name="ce6">
            <text:p>4</text:p>
          </table:table-cell>
          <table:table-cell office:value-type="float" office:value="7500" table:style-name="ce6">
            <text:p>7500</text:p>
          </table:table-cell>
          <table:table-cell table:style-name="ce1"/>
          <table:table-cell office:value-type="float" office:value="173929" table:style-name="ce11">
            <text:p>17392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office:value-type="float" office:value="7341928778413" table:style-name="ce7">
            <text:p>7.34193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2" table:style-name="ce6">
            <text:p>2</text:p>
          </table:table-cell>
          <table:table-cell office:value-type="float" office:value="55000" table:style-name="ce6">
            <text:p>55000</text:p>
          </table:table-cell>
          <table:table-cell table:style-name="ce1"/>
          <table:table-cell office:value-type="float" office:value="173930" table:style-name="ce11">
            <text:p>17393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7541396729038" table:style-name="ce7">
            <text:p>7.5414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7" table:style-name="ce6">
            <text:p>7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31" table:style-name="ce11">
            <text:p>17393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office:value-type="float" office:value="6141388290743" table:style-name="ce7">
            <text:p>6.14139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5" table:style-name="ce6">
            <text:p>5</text:p>
          </table:table-cell>
          <table:table-cell office:value-type="float" office:value="30000" table:style-name="ce6">
            <text:p>30000</text:p>
          </table:table-cell>
          <table:table-cell table:style-name="ce1"/>
          <table:table-cell office:value-type="float" office:value="173932" table:style-name="ce11">
            <text:p>17393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8941776299351" table:style-name="ce7">
            <text:p>8.94178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float" office:value="173933" table:style-name="ce11">
            <text:p>17393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3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office:value-type="float" office:value="9441718896423" table:style-name="ce7">
            <text:p>9.4417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5" table:style-name="ce6">
            <text:p>5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34" table:style-name="ce11">
            <text:p>17393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341816934711" table:style-name="ce7">
            <text:p>6.3418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9" table:style-name="ce6">
            <text:p>9</text:p>
          </table:table-cell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35" table:style-name="ce11">
            <text:p>17393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office:value-type="float" office:value="8441506778995" table:style-name="ce7">
            <text:p>8.44151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36" table:style-name="ce11">
            <text:p>17393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1" table:style-name="ce6">
            <text:p>17394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ustomer Pickup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SND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Ahmedabad</text:p>
          </table:table-cell>
          <table:table-cell office:value-type="float" office:value="6441728461103" table:style-name="ce7">
            <text:p>6.44173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37" table:style-name="ce11">
            <text:p>17393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2" table:style-name="ce6">
            <text:p>17394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patch Center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ZBW40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Jaipur</text:p>
          </table:table-cell>
          <table:table-cell office:value-type="float" office:value="7341925638720" table:style-name="ce7">
            <text:p>7.34193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11" table:style-name="ce6">
            <text:p>11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38" table:style-name="ce11">
            <text:p>17393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3" table:style-name="ce6">
            <text:p>17394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e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WLO0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Lucknow</text:p>
          </table:table-cell>
          <table:table-cell office:value-type="float" office:value="8241620895348" table:style-name="ce7">
            <text:p>8.24162E+12</text:p>
          </table:table-cell>
          <table:table-cell office:value-type="string" table:style-name="ce6">
            <text:p>USB Flash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10" table:style-name="ce6">
            <text:p>10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39" table:style-name="ce11">
            <text:p>17393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4" table:style-name="ce6">
            <text:p>17394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XLR57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Surat</text:p>
          </table:table-cell>
          <table:table-cell office:value-type="float" office:value="6441716899480" table:style-name="ce7">
            <text:p>6.44172E+12</text:p>
          </table:table-cell>
          <table:table-cell office:value-type="string" table:style-name="ce6">
            <text:p>Power Bank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office:value-type="float" office:value="3" table:style-name="ce6">
            <text:p>3</text:p>
          </table:table-cell>
          <table:table-cell office:value-type="float" office:value="25000" table:style-name="ce6">
            <text:p>25000</text:p>
          </table:table-cell>
          <table:table-cell table:style-name="ce1"/>
          <table:table-cell office:value-type="float" office:value="173940" table:style-name="ce11">
            <text:p>17394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5" table:style-name="ce6">
            <text:p>17394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LQR95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andigarh</text:p>
          </table:table-cell>
          <table:table-cell office:value-type="float" office:value="8441516699480" table:style-name="ce7">
            <text:p>8.44152E+12</text:p>
          </table:table-cell>
          <table:table-cell office:value-type="string" table:style-name="ce6">
            <text:p>VR Heads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3" table:style-name="ce6">
            <text:p>3</text:p>
          </table:table-cell>
          <table:table-cell office:value-type="float" office:value="8000" table:style-name="ce6">
            <text:p>8000</text:p>
          </table:table-cell>
          <table:table-cell table:style-name="ce1"/>
          <table:table-cell office:value-type="float" office:value="173941" table:style-name="ce11">
            <text:p>17394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6" table:style-name="ce6">
            <text:p>17394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BXY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office:value-type="float" office:value="9442118787432" table:style-name="ce7">
            <text:p>9.44212E+12</text:p>
          </table:table-cell>
          <table:table-cell office:value-type="string" table:style-name="ce6">
            <text:p>Camera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3" table:style-name="ce6">
            <text:p>3</text:p>
          </table:table-cell>
          <table:table-cell office:value-type="float" office:value="16000" table:style-name="ce6">
            <text:p>16000</text:p>
          </table:table-cell>
          <table:table-cell table:style-name="ce1"/>
          <table:table-cell office:value-type="float" office:value="173942" table:style-name="ce11">
            <text:p>17394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47" table:style-name="ce6">
            <text:p>17394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MZT4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Indore</text:p>
          </table:table-cell>
          <table:table-cell office:value-type="float" office:value="6341416727461" table:style-name="ce7">
            <text:p>6.34142E+12</text:p>
          </table:table-cell>
          <table:table-cell office:value-type="string" table:style-name="ce6">
            <text:p>Moni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4" table:style-name="ce6">
            <text:p>4</text:p>
          </table:table-cell>
          <table:table-cell office:value-type="float" office:value="1500" table:style-name="ce6">
            <text:p>1500</text:p>
          </table:table-cell>
          <table:table-cell table:style-name="ce1"/>
          <table:table-cell office:value-type="float" office:value="173943" table:style-name="ce11">
            <text:p>17394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8" table:style-name="ce6">
            <text:p>17394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JHR89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hopal</text:p>
          </table:table-cell>
          <table:table-cell office:value-type="float" office:value="8241518766592" table:style-name="ce7">
            <text:p>8.24152E+12</text:p>
          </table:table-cell>
          <table:table-cell office:value-type="string" table:style-name="ce6">
            <text:p>Air Purifi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6" table:style-name="ce6">
            <text:p>6</text:p>
          </table:table-cell>
          <table:table-cell office:value-type="float" office:value="10000" table:style-name="ce6">
            <text:p>10000</text:p>
          </table:table-cell>
          <table:table-cell table:style-name="ce1"/>
          <table:table-cell office:value-type="float" office:value="173944" table:style-name="ce11">
            <text:p>17394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49" table:style-name="ce6">
            <text:p>17394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QKT5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Vadodara</text:p>
          </table:table-cell>
          <table:table-cell office:value-type="float" office:value="7341928778414" table:style-name="ce7">
            <text:p>7.34193E+12</text:p>
          </table:table-cell>
          <table:table-cell office:value-type="string" table:style-name="ce6">
            <text:p>Electric Kettl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Germany</text:p>
          </table:table-cell>
          <table:table-cell office:value-type="float" office:value="9" table:style-name="ce6">
            <text:p>9</text:p>
          </table:table-cell>
          <table:table-cell office:value-type="float" office:value="3000" table:style-name="ce6">
            <text:p>3000</text:p>
          </table:table-cell>
          <table:table-cell table:style-name="ce1"/>
          <table:table-cell office:value-type="float" office:value="173945" table:style-name="ce11">
            <text:p>17394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0" table:style-name="ce6">
            <text:p>17395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CWP11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gpur</text:p>
          </table:table-cell>
          <table:table-cell office:value-type="float" office:value="7541396729039" table:style-name="ce7">
            <text:p>7.5414E+12</text:p>
          </table:table-cell>
          <table:table-cell office:value-type="string" table:style-name="ce6">
            <text:p>Hair Dry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aiwan</text:p>
          </table:table-cell>
          <table:table-cell office:value-type="float" office:value="10" table:style-name="ce6">
            <text:p>10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46" table:style-name="ce11">
            <text:p>17394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1" table:style-name="ce6">
            <text:p>17395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HNF6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atna</text:p>
          </table:table-cell>
          <table:table-cell office:value-type="float" office:value="6141388290744" table:style-name="ce7">
            <text:p>6.14139E+12</text:p>
          </table:table-cell>
          <table:table-cell office:value-type="string" table:style-name="ce6">
            <text:p>Coffee M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ingapore</text:p>
          </table:table-cell>
          <table:table-cell office:value-type="float" office:value="7" table:style-name="ce6">
            <text:p>7</text:p>
          </table:table-cell>
          <table:table-cell office:value-type="float" office:value="7000" table:style-name="ce6">
            <text:p>7000</text:p>
          </table:table-cell>
          <table:table-cell table:style-name="ce1"/>
          <table:table-cell office:value-type="float" office:value="173947" table:style-name="ce11">
            <text:p>17394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2" table:style-name="ce6">
            <text:p>17395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PTU3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anpur</text:p>
          </table:table-cell>
          <table:table-cell office:value-type="float" office:value="8941776299352" table:style-name="ce7">
            <text:p>8.94178E+12</text:p>
          </table:table-cell>
          <table:table-cell office:value-type="string" table:style-name="ce6">
            <text:p>Microwave Oven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Thailand</text:p>
          </table:table-cell>
          <table:table-cell office:value-type="float" office:value="8" table:style-name="ce6">
            <text:p>8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48" table:style-name="ce11">
            <text:p>17394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3" table:style-name="ce6">
            <text:p>17395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DYS24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office:value-type="float" office:value="9441718896424" table:style-name="ce7">
            <text:p>9.44172E+12</text:p>
          </table:table-cell>
          <table:table-cell office:value-type="string" table:style-name="ce6">
            <text:p>Refrigerato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alaysia</text:p>
          </table:table-cell>
          <table:table-cell office:value-type="float" office:value="7" table:style-name="ce6">
            <text:p>7</text:p>
          </table:table-cell>
          <table:table-cell office:value-type="float" office:value="7500" table:style-name="ce6">
            <text:p>7500</text:p>
          </table:table-cell>
          <table:table-cell table:style-name="ce1"/>
          <table:table-cell office:value-type="float" office:value="173949" table:style-name="ce11">
            <text:p>17394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4" table:style-name="ce6">
            <text:p>17395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FRA73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ew Delhi</text:p>
          </table:table-cell>
          <table:table-cell office:value-type="float" office:value="6341816934712" table:style-name="ce7">
            <text:p>6.34182E+12</text:p>
          </table:table-cell>
          <table:table-cell office:value-type="string" table:style-name="ce6">
            <text:p>Laptop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Vietnam</text:p>
          </table:table-cell>
          <table:table-cell office:value-type="float" office:value="3" table:style-name="ce6">
            <text:p>3</text:p>
          </table:table-cell>
          <table:table-cell office:value-type="float" office:value="55000" table:style-name="ce6">
            <text:p>55000</text:p>
          </table:table-cell>
          <table:table-cell table:style-name="ce1"/>
          <table:table-cell office:value-type="float" office:value="173950" table:style-name="ce11">
            <text:p>17395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5" table:style-name="ce6">
            <text:p>17395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TGV9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office:value-type="float" office:value="8441506778996" table:style-name="ce7">
            <text:p>8.44151E+12</text:p>
          </table:table-cell>
          <table:table-cell office:value-type="string" table:style-name="ce6">
            <text:p>Smartphon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onesia</text:p>
          </table:table-cell>
          <table:table-cell office:value-type="float" office:value="6" table:style-name="ce6">
            <text:p>6</text:p>
          </table:table-cell>
          <table:table-cell office:value-type="float" office:value="18000" table:style-name="ce6">
            <text:p>18000</text:p>
          </table:table-cell>
          <table:table-cell table:style-name="ce1"/>
          <table:table-cell office:value-type="float" office:value="173951" table:style-name="ce11">
            <text:p>17395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6" table:style-name="ce6">
            <text:p>17395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SND16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Bengaluru</text:p>
          </table:table-cell>
          <table:table-cell office:value-type="float" office:value="6441728461104" table:style-name="ce7">
            <text:p>6.44173E+12</text:p>
          </table:table-cell>
          <table:table-cell office:value-type="string" table:style-name="ce6">
            <text:p>Tablet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Philippines</text:p>
          </table:table-cell>
          <table:table-cell office:value-type="float" office:value="8" table:style-name="ce6">
            <text:p>8</text:p>
          </table:table-cell>
          <table:table-cell office:value-type="float" office:value="30000" table:style-name="ce6">
            <text:p>30000</text:p>
          </table:table-cell>
          <table:table-cell table:style-name="ce1"/>
          <table:table-cell office:value-type="float" office:value="173952" table:style-name="ce11">
            <text:p>17395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57" table:style-name="ce6">
            <text:p>17395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ZBW41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office:value-type="float" office:value="7341925638721" table:style-name="ce7">
            <text:p>7.34193E+12</text:p>
          </table:table-cell>
          <table:table-cell office:value-type="string" table:style-name="ce6">
            <text:p>Smartwatch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Mexico</text:p>
          </table:table-cell>
          <table:table-cell office:value-type="float" office:value="7" table:style-name="ce6">
            <text:p>7</text:p>
          </table:table-cell>
          <table:table-cell office:value-type="float" office:value="9000" table:style-name="ce6">
            <text:p>9000</text:p>
          </table:table-cell>
          <table:table-cell table:style-name="ce1"/>
          <table:table-cell office:value-type="float" office:value="173953" table:style-name="ce11">
            <text:p>17395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4">
          <table:table-cell office:value-type="string" table:style-name="ce5">
            <text:p>INV</text:p>
          </table:table-cell>
          <table:table-cell office:value-type="float" office:value="173958" table:style-name="ce6">
            <text:p>17395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WLO05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ennai</text:p>
          </table:table-cell>
          <table:table-cell office:value-type="float" office:value="8241620895349" table:style-name="ce7">
            <text:p>8.24162E+12</text:p>
          </table:table-cell>
          <table:table-cell office:value-type="string" table:style-name="ce6">
            <text:p>Bluetooth Speak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Bangladesh</text:p>
          </table:table-cell>
          <table:table-cell office:value-type="float" office:value="9" table:style-name="ce6">
            <text:p>9</text:p>
          </table:table-cell>
          <table:table-cell office:value-type="float" office:value="3500" table:style-name="ce6">
            <text:p>3500</text:p>
          </table:table-cell>
          <table:table-cell table:style-name="ce1"/>
          <table:table-cell office:value-type="float" office:value="173954" table:style-name="ce11">
            <text:p>173954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59" table:style-name="ce6">
            <text:p>17395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XLR58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office:value-type="float" office:value="6441716899481" table:style-name="ce7">
            <text:p>6.44172E+12</text:p>
          </table:table-cell>
          <table:table-cell office:value-type="string" table:style-name="ce6">
            <text:p>Wireless Mous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India</text:p>
          </table:table-cell>
          <table:table-cell table:style-name="ce6"/>
          <table:table-cell office:value-type="float" office:value="2500" table:style-name="ce6">
            <text:p>2500</text:p>
          </table:table-cell>
          <table:table-cell table:style-name="ce1"/>
          <table:table-cell office:value-type="float" office:value="173955" table:style-name="ce11">
            <text:p>173955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0" table:style-name="ce6">
            <text:p>17396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1" table:style-name="ce5">
            <text:p>11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LQR9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office:value-type="float" office:value="8441516699481" table:style-name="ce7">
            <text:p>8.44152E+12</text:p>
          </table:table-cell>
          <table:table-cell office:value-type="string" table:style-name="ce6">
            <text:p>Keyboard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China</text:p>
          </table:table-cell>
          <table:table-cell office:value-type="float" office:value="4" table:style-name="ce6">
            <text:p>4</text:p>
          </table:table-cell>
          <table:table-cell office:value-type="float" office:value="14000" table:style-name="ce6">
            <text:p>14000</text:p>
          </table:table-cell>
          <table:table-cell table:style-name="ce1"/>
          <table:table-cell office:value-type="float" office:value="173956" table:style-name="ce11">
            <text:p>173956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61" table:style-name="ce6">
            <text:p>17396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12" table:style-name="ce5">
            <text:p>12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BXY15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Ahmedabad</text:p>
          </table:table-cell>
          <table:table-cell office:value-type="float" office:value="9442118787433" table:style-name="ce7">
            <text:p>9.44212E+12</text:p>
          </table:table-cell>
          <table:table-cell office:value-type="string" table:style-name="ce6">
            <text:p>External Hard Drive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Japan</text:p>
          </table:table-cell>
          <table:table-cell office:value-type="float" office:value="5" table:style-name="ce6">
            <text:p>5</text:p>
          </table:table-cell>
          <table:table-cell office:value-type="float" office:value="22000" table:style-name="ce6">
            <text:p>22000</text:p>
          </table:table-cell>
          <table:table-cell table:style-name="ce1"/>
          <table:table-cell office:value-type="float" office:value="173957" table:style-name="ce11">
            <text:p>173957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2" table:style-name="ce6">
            <text:p>17396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MZT48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office:value-type="float" office:value="6341416727462" table:style-name="ce7">
            <text:p>6.34142E+12</text:p>
          </table:table-cell>
          <table:table-cell office:value-type="string" table:style-name="ce6">
            <text:p>Printer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South Korea</text:p>
          </table:table-cell>
          <table:table-cell office:value-type="float" office:value="3" table:style-name="ce6">
            <text:p>3</text:p>
          </table:table-cell>
          <table:table-cell office:value-type="float" office:value="13000" table:style-name="ce6">
            <text:p>13000</text:p>
          </table:table-cell>
          <table:table-cell table:style-name="ce1"/>
          <table:table-cell office:value-type="float" office:value="173958" table:style-name="ce11">
            <text:p>173958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63" table:style-name="ce6">
            <text:p>17396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JHR90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office:value-type="float" office:value="8241518766593" table:style-name="ce7">
            <text:p>8.24152E+12</text:p>
          </table:table-cell>
          <table:table-cell office:value-type="string" table:style-name="ce6">
            <text:p>moto</text:p>
          </table:table-cell>
          <table:table-cell office:value-type="string" table:style-name="ce1">
            <text:p>Electroappliances</text:p>
          </table:table-cell>
          <table:table-cell office:value-type="string" table:style-name="ce5">
            <text:p>hand_held</text:p>
          </table:table-cell>
          <table:table-cell office:value-type="string" table:style-name="ce6">
            <text:p>United States</text:p>
          </table:table-cell>
          <table:table-cell office:value-type="float" office:value="8" table:style-name="ce6">
            <text:p>8</text:p>
          </table:table-cell>
          <table:table-cell office:value-type="float" office:value="5000" table:style-name="ce6">
            <text:p>5000</text:p>
          </table:table-cell>
          <table:table-cell table:style-name="ce1"/>
          <table:table-cell office:value-type="float" office:value="173959" table:style-name="ce11">
            <text:p>173959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number-columns-repeated="2" table:style-name="ce6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0" table:style-name="ce11">
            <text:p>173960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1" table:style-name="ce11">
            <text:p>173961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2" table:style-name="ce11">
            <text:p>173962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float" office:value="173963" table:style-name="ce11">
            <text:p>173963</text:p>
          </table:table-cell>
          <table:table-cell office:value-type="float" office:value="1" table:style-name="ce12">
            <text:p>1</text:p>
          </table:table-cell>
          <table:table-cell table:number-columns-repeated="16360"/>
        </table:table-row>
        <table:table-row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6" table:style-name="ce1"/>
          <table:table-cell office:value-type="string" table:style-name="ce13">
            <text:p>Grand Total</text:p>
          </table:table-cell>
          <table:table-cell office:value-type="float" office:value="50" table:style-name="ce14">
            <text:p>50</text:p>
          </table:table-cell>
          <table:table-cell table:number-columns-repeated="16360"/>
        </table:table-row>
        <table:table-row table:style-name="ro1">
          <table:table-cell table:number-columns-repeated="5" table:style-name="ce1"/>
          <table:table-cell table:number-columns-repeated="2" table:style-name="ce7"/>
          <table:table-cell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4" table:style-name="ro1">
          <table:table-cell table:number-columns-repeated="8" table:style-name="ce1"/>
          <table:table-cell table:style-name="ce6"/>
          <table:table-cell table:style-name="ce1"/>
          <table:table-cell table:style-name="ce7"/>
          <table:table-cell table:number-columns-repeated="4" table:style-name="ce1"/>
          <table:table-cell table:style-name="ce6"/>
          <table:table-cell table:number-columns-repeated="16368" table:style-name="ce1"/>
        </table:table-row>
        <table:table-row table:number-rows-repeated="1048515" table:style-name="ro5">
          <table:table-cell table:number-columns-repeated="16384"/>
        </table:table-row>
      </table:table>
      <table:table table:name="Sheet5" table:style-name="ta2">
        <table:table-column table:style-name="co12" table:number-columns-repeated="13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6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2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2" table:number-columns-repeated="16359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1"/>
          <table:table-cell office:value-type="string" table:style-name="ce15">
            <text:p>Row Labels</text:p>
          </table:table-cell>
          <table:table-cell office:value-type="string" table:style-name="ce16">
            <text:p>Sum of Year</text:p>
          </table:table-cell>
          <table:table-cell table:style-name="ce1"/>
          <table:table-cell office:value-type="string" table:style-name="ce15">
            <text:p>Row Labels</text:p>
          </table:table-cell>
          <table:table-cell office:value-type="string" table:style-name="ce16">
            <text:p>Count of Qtr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1"/>
          <table:table-cell office:value-type="string" table:style-name="ce10">
            <text:p>01-01-2024</text:p>
          </table:table-cell>
          <table:table-cell office:value-type="float" office:value="2024" table:style-name="ce9">
            <text:p>2024</text:p>
          </table:table-cell>
          <table:table-cell table:style-name="ce1"/>
          <table:table-cell office:value-type="float" office:value="173914" table:style-name="ce10">
            <text:p>173914</text:p>
          </table:table-cell>
          <table:table-cell office:value-type="float" office:value="1" table:style-name="ce9">
            <text:p>1</text:p>
          </table:table-cell>
          <table:table-cell table:number-columns-repeated="3" table:style-name="ce1"/>
          <table:table-cell office:value-type="string" table:style-name="ce1">
            <text:p>X</text:p>
          </table:table-cell>
          <table:table-cell table:number-columns-repeated="16360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1"/>
          <table:table-cell office:value-type="string" table:style-name="ce11">
            <text:p>02-01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1" table:style-name="ce18">
            <text:p>1</text:p>
          </table:table-cell>
          <table:table-cell table:number-columns-repeated="16364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table:style-name="ce1"/>
          <table:table-cell office:value-type="string" table:style-name="ce11">
            <text:p>03-02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1"/>
          <table:table-cell office:value-type="string" table:style-name="ce11">
            <text:p>04-02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1"/>
          <table:table-cell office:value-type="string" table:style-name="ce11">
            <text:p>05-09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1"/>
          <table:table-cell office:value-type="string" table:style-name="ce11">
            <text:p>07-03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Jaipur</text:p>
          </table:table-cell>
          <table:table-cell table:style-name="ce1"/>
          <table:table-cell office:value-type="string" table:style-name="ce11">
            <text:p>08-05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3" table:style-name="ce6">
            <text:p>173923</text:p>
          </table:table-cell>
          <table:table-cell office:value-type="string" table:style-name="ce6">
            <text:p>12-10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ales Office</text:p>
          </table:table-cell>
          <table:table-cell office:value-type="string" table:style-name="ce6">
            <text:p>Simran</text:p>
          </table:table-cell>
          <table:table-cell office:value-type="string" table:style-name="ce6">
            <text:p>DYS22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Lucknow</text:p>
          </table:table-cell>
          <table:table-cell table:style-name="ce1"/>
          <table:table-cell office:value-type="string" table:style-name="ce11">
            <text:p>09-08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24" table:style-name="ce6">
            <text:p>173924</text:p>
          </table:table-cell>
          <table:table-cell office:value-type="string" table:style-name="ce6">
            <text:p>30-11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ustomer Service Center</text:p>
          </table:table-cell>
          <table:table-cell office:value-type="string" table:style-name="ce6">
            <text:p>Ishaan</text:p>
          </table:table-cell>
          <table:table-cell office:value-type="string" table:style-name="ce6">
            <text:p>FRA71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Surat</text:p>
          </table:table-cell>
          <table:table-cell table:style-name="ce1"/>
          <table:table-cell office:value-type="string" table:style-name="ce11">
            <text:p>10-06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25" table:style-name="ce6">
            <text:p>173925</text:p>
          </table:table-cell>
          <table:table-cell office:value-type="string" table:style-name="ce6">
            <text:p>14-12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Maintenance Room</text:p>
          </table:table-cell>
          <table:table-cell office:value-type="string" table:style-name="ce6">
            <text:p>Ananya</text:p>
          </table:table-cell>
          <table:table-cell office:value-type="string" table:style-name="ce6">
            <text:p>TGV88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Chandigarh</text:p>
          </table:table-cell>
          <table:table-cell table:style-name="ce1"/>
          <table:table-cell office:value-type="string" table:style-name="ce11">
            <text:p>12-10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9">
            <text:p>Row Labels</text:p>
          </table:table-cell>
          <table:table-cell office:value-type="string" table:style-name="ce20">
            <text:p>Count of Name of Sales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6" table:style-name="ce6">
            <text:p>173926</text:p>
          </table:table-cell>
          <table:table-cell office:value-type="string" table:style-name="ce6">
            <text:p>01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nventory Room</text:p>
          </table:table-cell>
          <table:table-cell office:value-type="string" table:style-name="ce6">
            <text:p>Akash</text:p>
          </table:table-cell>
          <table:table-cell office:value-type="string" table:style-name="ce6">
            <text:p>SND14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chi</text:p>
          </table:table-cell>
          <table:table-cell table:style-name="ce1"/>
          <table:table-cell office:value-type="string" table:style-name="ce11">
            <text:p>14-12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0">
            <text:p>BXY12</text:p>
          </table:table-cell>
          <table:table-cell office:value-type="float" office:value="1" table:style-name="ce9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7" table:style-name="ce6">
            <text:p>173927</text:p>
          </table:table-cell>
          <table:table-cell office:value-type="string" table:style-name="ce6">
            <text:p>03-02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acking Area</text:p>
          </table:table-cell>
          <table:table-cell office:value-type="string" table:style-name="ce6">
            <text:p>Shruti</text:p>
          </table:table-cell>
          <table:table-cell office:value-type="string" table:style-name="ce6">
            <text:p>ZBW39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Indore</text:p>
          </table:table-cell>
          <table:table-cell table:style-name="ce1"/>
          <table:table-cell office:value-type="string" table:style-name="ce11">
            <text:p>15-03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CWP09</text:p>
          </table:table-cell>
          <table:table-cell office:value-type="float" office:value="1" table:style-name="ce12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8" table:style-name="ce6">
            <text:p>173928</text:p>
          </table:table-cell>
          <table:table-cell office:value-type="string" table:style-name="ce6">
            <text:p>07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Assembly Line</text:p>
          </table:table-cell>
          <table:table-cell office:value-type="string" table:style-name="ce6">
            <text:p>Manish</text:p>
          </table:table-cell>
          <table:table-cell office:value-type="string" table:style-name="ce6">
            <text:p>WLO03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Bhopal</text:p>
          </table:table-cell>
          <table:table-cell table:style-name="ce1"/>
          <table:table-cell office:value-type="string" table:style-name="ce11">
            <text:p>16-06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JHR87</text:p>
          </table:table-cell>
          <table:table-cell office:value-type="float" office:value="1" table:style-name="ce12">
            <text:p>1</text:p>
          </table:table-cell>
          <table:table-cell table:number-columns-repeated="16364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9" table:style-name="ce6">
            <text:p>173929</text:p>
          </table:table-cell>
          <table:table-cell office:value-type="string" table:style-name="ce6">
            <text:p>21-04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&amp;D Lab</text:p>
          </table:table-cell>
          <table:table-cell office:value-type="string" table:style-name="ce6">
            <text:p>Sneha</text:p>
          </table:table-cell>
          <table:table-cell office:value-type="string" table:style-name="ce6">
            <text:p>XLR56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Vadodara</text:p>
          </table:table-cell>
          <table:table-cell table:style-name="ce1"/>
          <table:table-cell office:value-type="string" table:style-name="ce11">
            <text:p>18-07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LQR93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0" table:style-name="ce6">
            <text:p>173930</text:p>
          </table:table-cell>
          <table:table-cell office:value-type="string" table:style-name="ce6">
            <text:p>08-05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Server Room</text:p>
          </table:table-cell>
          <table:table-cell office:value-type="string" table:style-name="ce6">
            <text:p>Krish</text:p>
          </table:table-cell>
          <table:table-cell office:value-type="string" table:style-name="ce6">
            <text:p>LQR94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Nagpur</text:p>
          </table:table-cell>
          <table:table-cell table:style-name="ce1"/>
          <table:table-cell office:value-type="string" table:style-name="ce11">
            <text:p>20-04-2024</text:p>
          </table:table-cell>
          <table:table-cell office:value-type="float" office:value="4048" table:style-name="ce12">
            <text:p>4048</text:p>
          </table:table-cell>
          <table:table-cell table:style-name="ce1"/>
          <table:table-cell office:value-type="string" table:style-name="ce11">
            <text:p>MZT45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1" table:style-name="ce6">
            <text:p>173931</text:p>
          </table:table-cell>
          <table:table-cell office:value-type="string" table:style-name="ce6">
            <text:p>16-06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Conference Room</text:p>
          </table:table-cell>
          <table:table-cell office:value-type="string" table:style-name="ce6">
            <text:p>Deepika</text:p>
          </table:table-cell>
          <table:table-cell office:value-type="string" table:style-name="ce6">
            <text:p>BXY1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atna</text:p>
          </table:table-cell>
          <table:table-cell table:style-name="ce1"/>
          <table:table-cell office:value-type="string" table:style-name="ce11">
            <text:p>21-04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QKT56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2" table:style-name="ce6">
            <text:p>173932</text:p>
          </table:table-cell>
          <table:table-cell office:value-type="string" table:style-name="ce6">
            <text:p>24-07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Break Room</text:p>
          </table:table-cell>
          <table:table-cell office:value-type="string" table:style-name="ce6">
            <text:p>Rohit</text:p>
          </table:table-cell>
          <table:table-cell office:value-type="string" table:style-name="ce6">
            <text:p>MZT4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anpur</text:p>
          </table:table-cell>
          <table:table-cell table:style-name="ce1"/>
          <table:table-cell office:value-type="string" table:style-name="ce11">
            <text:p>22-08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1">
            <text:p>XLR55</text:p>
          </table:table-cell>
          <table:table-cell office:value-type="float" office:value="1" table:style-name="ce12">
            <text:p>1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3" table:style-name="ce6">
            <text:p>173933</text:p>
          </table:table-cell>
          <table:table-cell office:value-type="string" table:style-name="ce6">
            <text:p>09-08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nager's Offic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JHR88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Nashik</text:p>
          </table:table-cell>
          <table:table-cell table:style-name="ce1"/>
          <table:table-cell office:value-type="string" table:style-name="ce11">
            <text:p>24-07-2024</text:p>
          </table:table-cell>
          <table:table-cell office:value-type="float" office:value="2024" table:style-name="ce12">
            <text:p>2024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7" table:style-name="ce18">
            <text:p>7</text:p>
          </table:table-cell>
          <table:table-cell table:number-columns-repeated="16364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4" table:style-name="ce6">
            <text:p>17393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Executive Suit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QKT57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1"/>
          <table:table-cell office:value-type="string" table:style-name="ce11">
            <text:p>25-05-2024</text:p>
          </table:table-cell>
          <table:table-cell office:value-type="float" office:value="4048" table:style-name="ce12">
            <text:p>40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5" table:style-name="ce6">
            <text:p>17393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October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Quality Control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CWP10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Mumbai</text:p>
          </table:table-cell>
          <table:table-cell table:style-name="ce1"/>
          <table:table-cell office:value-type="string" table:style-name="ce11">
            <text:p>30-11-2024</text:p>
          </table:table-cell>
          <table:table-cell office:value-type="float" office:value="2024" table:style-name="ce12">
            <text:p>2024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6" table:style-name="ce6">
            <text:p>17393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November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Logistics Hub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HNF6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1"/>
          <table:table-cell office:value-type="string" table:style-name="ce17">
            <text:p>Grand Total</text:p>
          </table:table-cell>
          <table:table-cell office:value-type="float" office:value="54648" table:style-name="ce18">
            <text:p>54648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7" table:style-name="ce6">
            <text:p>17393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Dec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Cold Storage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PTU3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Kolkata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38" table:style-name="ce6">
            <text:p>17393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Test Lab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DYS23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Chennai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39" table:style-name="ce6">
            <text:p>17393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&amp; Receiving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FRA72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Hyderabad</text:p>
          </table:table-cell>
          <table:table-cell table:number-columns-repeated="16370" table:style-name="ce1"/>
        </table:table-row>
        <table:table-row table:style-name="ro6">
          <table:table-cell office:value-type="string" table:style-name="ce5">
            <text:p>INV</text:p>
          </table:table-cell>
          <table:table-cell office:value-type="float" office:value="173940" table:style-name="ce6">
            <text:p>17394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10" table:style-name="ce5">
            <text:p>10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IT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TGV8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Pune</text:p>
          </table:table-cell>
          <table:table-cell table:number-columns-repeated="1637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24" table:default-cell-style-name="ce1"/>
        <table:table-column table:style-name="co25" table:default-cell-style-name="ce1"/>
        <table:table-column table:style-name="co3" table:default-cell-style-name="ce1"/>
        <table:table-column table:style-name="co26" table:default-cell-style-name="ce1"/>
        <table:table-column table:style-name="co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9" table:default-cell-style-name="ce1"/>
        <table:table-column table:style-name="co1" table:number-columns-repeated="7" table:default-cell-style-name="ce1"/>
        <table:table-column table:style-name="co12" table:number-columns-repeated="16363" table:default-cell-style-name="ce1"/>
        <table:table-row table:style-name="ro1">
          <table:table-cell office:value-type="string" table:style-name="ce2">
            <text:p>TXN TYPE</text:p>
          </table:table-cell>
          <table:table-cell office:value-type="string" table:style-name="ce3">
            <text:p>TXN NO</text:p>
          </table:table-cell>
          <table:table-cell office:value-type="string" table:style-name="ce3">
            <text:p>TXN DATE</text:p>
          </table:table-cell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Month Name</text:p>
          </table:table-cell>
          <table:table-cell office:value-type="string" table:style-name="ce2">
            <text:p>Qtr</text:p>
          </table:table-cell>
          <table:table-cell office:value-type="string" table:style-name="ce2">
            <text:p>FY Qtr</text:p>
          </table:table-cell>
          <table:table-cell office:value-type="string" table:style-name="ce2">
            <text:p>Location Name</text:p>
          </table:table-cell>
          <table:table-cell office:value-type="string" table:style-name="ce2">
            <text:p>Name of Sales</text:p>
          </table:table-cell>
          <table:table-cell office:value-type="string" table:style-name="ce2">
            <text:p>Customer_ID</text:p>
          </table:table-cell>
          <table:table-cell office:value-type="string" table:style-name="ce2">
            <text:p>Customer Name</text:p>
          </table:table-cell>
          <table:table-cell office:value-type="string" table:style-name="ce2">
            <text:p>Customer Type Name</text:p>
          </table:table-cell>
          <table:table-cell office:value-type="string" table:style-name="ce4">
            <text:p>Customer City</text:p>
          </table:table-cell>
          <table:table-cell table:style-name="ce4"/>
          <table:table-cell table:style-name="ce2"/>
          <table:table-cell table:style-name="ce4"/>
          <table:table-cell table:number-columns-repeated="2" table:style-name="ce2"/>
          <table:table-cell table:style-name="ce3"/>
          <table:table-cell table:style-name="ce2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4" table:style-name="ce6">
            <text:p>173914</text:p>
          </table:table-cell>
          <table:table-cell office:value-type="string" table:style-name="ce6">
            <text:p>02-01-2024</text:p>
          </table:table-cell>
          <table:table-cell office:value-type="float" office:value="2024" table:style-name="ce6">
            <text:p>2024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Januar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Warehouse</text:p>
          </table:table-cell>
          <table:table-cell office:value-type="string" table:style-name="ce6">
            <text:p>Aarav</text:p>
          </table:table-cell>
          <table:table-cell office:value-type="string" table:style-name="ce6">
            <text:p>XLR55</text:p>
          </table:table-cell>
          <table:table-cell office:value-type="string" table:style-name="ce6">
            <text:p>Aarav Sha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New Delh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5" table:style-name="ce6">
            <text:p>173915</text:p>
          </table:table-cell>
          <table:table-cell office:value-type="string" table:style-name="ce6">
            <text:p>04-02-2024</text:p>
          </table:table-cell>
          <table:table-cell office:value-type="float" office:value="2024" table:style-name="ce6">
            <text:p>2024</text:p>
          </table:table-cell>
          <table:table-cell office:value-type="float" office:value="5" table:style-name="ce5">
            <text:p>5</text:p>
          </table:table-cell>
          <table:table-cell office:value-type="string" table:style-name="ce6">
            <text:p>Februar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Main Office</text:p>
          </table:table-cell>
          <table:table-cell office:value-type="string" table:style-name="ce6">
            <text:p>Priya</text:p>
          </table:table-cell>
          <table:table-cell office:value-type="string" table:style-name="ce6">
            <text:p>LQR93</text:p>
          </table:table-cell>
          <table:table-cell office:value-type="string" table:style-name="ce6">
            <text:p>Vivaan Gupta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Mumbai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6" table:style-name="ce6">
            <text:p>173916</text:p>
          </table:table-cell>
          <table:table-cell office:value-type="string" table:style-name="ce6">
            <text:p>15-03-2024</text:p>
          </table:table-cell>
          <table:table-cell office:value-type="float" office:value="2024" table:style-name="ce6">
            <text:p>2024</text:p>
          </table:table-cell>
          <table:table-cell office:value-type="float" office:value="4" table:style-name="ce5">
            <text:p>4</text:p>
          </table:table-cell>
          <table:table-cell office:value-type="string" table:style-name="ce6">
            <text:p>March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Production Floor</text:p>
          </table:table-cell>
          <table:table-cell office:value-type="string" table:style-name="ce6">
            <text:p>Rahul</text:p>
          </table:table-cell>
          <table:table-cell office:value-type="string" table:style-name="ce6">
            <text:p>BXY12</text:p>
          </table:table-cell>
          <table:table-cell office:value-type="string" table:style-name="ce6">
            <text:p>Aditya Kumar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Bengaluru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7" table:style-name="ce6">
            <text:p>173917</text:p>
          </table:table-cell>
          <table:table-cell office:value-type="string" table:style-name="ce6">
            <text:p>20-04-2024</text:p>
          </table:table-cell>
          <table:table-cell office:value-type="float" office:value="2024" table:style-name="ce6">
            <text:p>2024</text:p>
          </table:table-cell>
          <table:table-cell office:value-type="float" office:value="3" table:style-name="ce5">
            <text:p>3</text:p>
          </table:table-cell>
          <table:table-cell office:value-type="string" table:style-name="ce6">
            <text:p>April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Storage Room</text:p>
          </table:table-cell>
          <table:table-cell office:value-type="string" table:style-name="ce6">
            <text:p>kala</text:p>
          </table:table-cell>
          <table:table-cell office:value-type="string" table:style-name="ce6">
            <text:p>MZT45</text:p>
          </table:table-cell>
          <table:table-cell office:value-type="string" table:style-name="ce6">
            <text:p>Vihaan Singh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Kolkata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18" table:style-name="ce6">
            <text:p>173918</text:p>
          </table:table-cell>
          <table:table-cell office:value-type="string" table:style-name="ce6">
            <text:p>25-05-2024</text:p>
          </table:table-cell>
          <table:table-cell office:value-type="float" office:value="2024" table:style-name="ce6">
            <text:p>2024</text:p>
          </table:table-cell>
          <table:table-cell office:value-type="float" office:value="2" table:style-name="ce5">
            <text:p>2</text:p>
          </table:table-cell>
          <table:table-cell office:value-type="string" table:style-name="ce6">
            <text:p>May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Distribution Center</text:p>
          </table:table-cell>
          <table:table-cell office:value-type="string" table:style-name="ce6">
            <text:p>Arjun</text:p>
          </table:table-cell>
          <table:table-cell office:value-type="string" table:style-name="ce6">
            <text:p>JHR87</text:p>
          </table:table-cell>
          <table:table-cell office:value-type="string" table:style-name="ce6">
            <text:p>Arjun Reddy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19" table:style-name="ce6">
            <text:p>173919</text:p>
          </table:table-cell>
          <table:table-cell office:value-type="string" table:style-name="ce6">
            <text:p>10-06-2024</text:p>
          </table:table-cell>
          <table:table-cell office:value-type="float" office:value="2024" table:style-name="ce6">
            <text:p>2024</text:p>
          </table:table-cell>
          <table:table-cell office:value-type="float" office:value="8" table:style-name="ce5">
            <text:p>8</text:p>
          </table:table-cell>
          <table:table-cell office:value-type="string" table:style-name="ce6">
            <text:p>June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tail Store</text:p>
          </table:table-cell>
          <table:table-cell office:value-type="string" table:style-name="ce6">
            <text:p>Neha</text:p>
          </table:table-cell>
          <table:table-cell office:value-type="string" table:style-name="ce6">
            <text:p>QKT56</text:p>
          </table:table-cell>
          <table:table-cell office:value-type="string" table:style-name="ce6">
            <text:p>Reyansh Joshi</text:p>
          </table:table-cell>
          <table:table-cell office:value-type="string" table:style-name="ce5">
            <text:p>Traditional_trade</text:p>
          </table:table-cell>
          <table:table-cell office:value-type="string" table:style-name="ce6">
            <text:p>Hyder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0" table:style-name="ce6">
            <text:p>173920</text:p>
          </table:table-cell>
          <table:table-cell office:value-type="string" table:style-name="ce6">
            <text:p>18-07-2024</text:p>
          </table:table-cell>
          <table:table-cell office:value-type="float" office:value="2024" table:style-name="ce6">
            <text:p>2024</text:p>
          </table:table-cell>
          <table:table-cell office:value-type="float" office:value="6" table:style-name="ce5">
            <text:p>6</text:p>
          </table:table-cell>
          <table:table-cell office:value-type="string" table:style-name="ce6">
            <text:p>July</text:p>
          </table:table-cell>
          <table:table-cell office:value-type="string" table:style-name="ce5">
            <text:p>Qtr3</text:p>
          </table:table-cell>
          <table:table-cell office:value-type="string" table:style-name="ce5">
            <text:p>FY Qtr1</text:p>
          </table:table-cell>
          <table:table-cell office:value-type="string" table:style-name="ce6">
            <text:p>Loading Dock</text:p>
          </table:table-cell>
          <table:table-cell office:value-type="string" table:style-name="ce6">
            <text:p>Rohan</text:p>
          </table:table-cell>
          <table:table-cell office:value-type="string" table:style-name="ce6">
            <text:p>CWP09</text:p>
          </table:table-cell>
          <table:table-cell office:value-type="string" table:style-name="ce6">
            <text:p>Ayaan Meht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2">
          <table:table-cell office:value-type="string" table:style-name="ce5">
            <text:p>INV</text:p>
          </table:table-cell>
          <table:table-cell office:value-type="float" office:value="173921" table:style-name="ce6">
            <text:p>173921</text:p>
          </table:table-cell>
          <table:table-cell office:value-type="string" table:style-name="ce6">
            <text:p>22-08-2024</text:p>
          </table:table-cell>
          <table:table-cell office:value-type="float" office:value="2024" table:style-name="ce6">
            <text:p>2024</text:p>
          </table:table-cell>
          <table:table-cell office:value-type="float" office:value="7" table:style-name="ce5">
            <text:p>7</text:p>
          </table:table-cell>
          <table:table-cell office:value-type="string" table:style-name="ce6">
            <text:p>August</text:p>
          </table:table-cell>
          <table:table-cell office:value-type="string" table:style-name="ce5">
            <text:p>Qtr2</text:p>
          </table:table-cell>
          <table:table-cell office:value-type="string" table:style-name="ce5">
            <text:p>FY Qtr3</text:p>
          </table:table-cell>
          <table:table-cell office:value-type="string" table:style-name="ce6">
            <text:p>Shipping Department</text:p>
          </table:table-cell>
          <table:table-cell office:value-type="string" table:style-name="ce6">
            <text:p>Saanvi</text:p>
          </table:table-cell>
          <table:table-cell office:value-type="string" table:style-name="ce6">
            <text:p>HNF61</text:p>
          </table:table-cell>
          <table:table-cell office:value-type="string" table:style-name="ce6">
            <text:p>Dhruv Patel</text:p>
          </table:table-cell>
          <table:table-cell office:value-type="string" table:style-name="ce5">
            <text:p>E_commerce</text:p>
          </table:table-cell>
          <table:table-cell office:value-type="string" table:style-name="ce6">
            <text:p>Ahmedabad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style-name="ro1">
          <table:table-cell office:value-type="string" table:style-name="ce5">
            <text:p>INV</text:p>
          </table:table-cell>
          <table:table-cell office:value-type="float" office:value="173922" table:style-name="ce6">
            <text:p>173922</text:p>
          </table:table-cell>
          <table:table-cell office:value-type="string" table:style-name="ce6">
            <text:p>05-09-2024</text:p>
          </table:table-cell>
          <table:table-cell office:value-type="float" office:value="2024" table:style-name="ce6">
            <text:p>2024</text:p>
          </table:table-cell>
          <table:table-cell office:value-type="float" office:value="9" table:style-name="ce5">
            <text:p>9</text:p>
          </table:table-cell>
          <table:table-cell office:value-type="string" table:style-name="ce6">
            <text:p>September</text:p>
          </table:table-cell>
          <table:table-cell office:value-type="string" table:style-name="ce5">
            <text:p>Qtr1</text:p>
          </table:table-cell>
          <table:table-cell office:value-type="string" table:style-name="ce5">
            <text:p>FY Qtr2</text:p>
          </table:table-cell>
          <table:table-cell office:value-type="string" table:style-name="ce6">
            <text:p>Receiving Area</text:p>
          </table:table-cell>
          <table:table-cell office:value-type="string" table:style-name="ce6">
            <text:p>Vijay</text:p>
          </table:table-cell>
          <table:table-cell office:value-type="string" table:style-name="ce6">
            <text:p>PTU34</text:p>
          </table:table-cell>
          <table:table-cell office:value-type="string" table:style-name="ce6">
            <text:p>Anaya Verma</text:p>
          </table:table-cell>
          <table:table-cell office:value-type="string" table:style-name="ce5">
            <text:p>Modern_trade</text:p>
          </table:table-cell>
          <table:table-cell office:value-type="string" table:style-name="ce6">
            <text:p>Pune</text:p>
          </table:table-cell>
          <table:table-cell table:style-name="ce7"/>
          <table:table-cell table:style-name="ce6"/>
          <table:table-cell table:style-name="ce1"/>
          <table:table-cell table:style-name="ce5"/>
          <table:table-cell table:number-columns-repeated="3" table:style-name="ce6"/>
          <table:table-cell table:number-columns-repeated="16363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"/>
          <table:table-cell office:value-type="string" table:style-name="ce21">
            <text:p>VLOOKUP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22">
            <text:p>Name of Sales</text:p>
          </table:table-cell>
          <table:table-cell office:value-type="string" table:style-name="ce22">
            <text:p>Customer_ID</text:p>
          </table:table-cell>
          <table:table-cell office:value-type="string" table:style-name="ce22">
            <text:p>Customer Name</text:p>
          </table:table-cell>
          <table:table-cell office:value-type="string" table:style-name="ce22">
            <text:p>Customer Type Name</text:p>
          </table:table-cell>
          <table:table-cell office:value-type="string" table:style-name="ce22">
            <text:p>Customer City</text:p>
          </table:table-cell>
          <table:table-cell table:style-name="ce1"/>
          <table:table-cell office:value-type="string" table:style-name="ce23">
            <text:p>FIND</text:p>
          </table:table-cell>
          <table:table-cell table:style-name="ce1"/>
          <table:table-cell office:value-type="string" table:style-name="ce24">
            <text:p>Date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Mumbai" table:formula="of:=VLOOKUP([.J3];[.J1:.N10];5;FALSE())" table:style-name="ce1">
            <text:p>Mumbai</text:p>
          </table:table-cell>
          <table:table-cell office:value-type="string" office:string-value="Mumbai" table:formula="of:=HLOOKUP([.B15];[.J1:.N10];3;1)" table:style-name="ce1">
            <text:p>Mumbai</text:p>
          </table:table-cell>
          <table:table-cell table:number-columns-repeated="4" table:style-name="ce1"/>
          <table:table-cell office:value-type="string" table:style-name="ce5">
            <text:p>Priya</text:p>
          </table:table-cell>
          <table:table-cell office:value-type="float" office:value="1" table:formula="of:=FIND(&quot;Priya&quot;;[.J3])" table:style-name="ce5">
            <text:p>1</text:p>
          </table:table-cell>
          <table:table-cell office:value-type="date" office:date-value="2024-11-21T00:00:00" table:style-name="ce25">
            <text:p>21-11-24</text:p>
          </table:table-cell>
          <table:table-cell table:number-columns-repeated="16374" table:style-name="ce1"/>
        </table:table-row>
        <table:table-row table:style-name="ro1">
          <table:table-cell table:style-name="ce1"/>
          <table:table-cell office:value-type="string" office:string-value="Bengaluru" table:formula="of:=VLOOKUP([.J4];[.J1:.N10];5;FALSE())" table:style-name="ce1">
            <text:p>Bengaluru</text:p>
          </table:table-cell>
          <table:table-cell table:number-columns-repeated="4" table:style-name="ce1"/>
          <table:table-cell table:style-name="ce26"/>
          <table:table-cell office:value-type="string" table:style-name="ce5">
            <text:p>Pune</text:p>
          </table:table-cell>
          <table:table-cell office:value-type="float" office:value="5" table:formula="of:=FIND(&quot;De&quot;;[.N2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table:style-name="ce5"/>
          <table:table-cell table:number-columns-repeated="16376" table:style-name="ce1"/>
        </table:table-row>
        <table:table-row table:style-name="ro1">
          <table:table-cell/>
          <table:table-cell office:value-type="string" table:style-name="ce21">
            <text:p>HLOOKUP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22">
            <text:p>Name of Sales</text:p>
          </table:table-cell>
          <table:table-cell office:value-type="string" table:style-name="ce22">
            <text:p>Customer_ID</text:p>
          </table:table-cell>
          <table:table-cell office:value-type="string" table:style-name="ce22">
            <text:p>Customer Name</text:p>
          </table:table-cell>
          <table:table-cell office:value-type="string" table:style-name="ce22">
            <text:p>Customer Type Name</text:p>
          </table:table-cell>
          <table:table-cell office:value-type="string" table:style-name="ce22">
            <text:p>Customer City</text:p>
          </table:table-cell>
          <table:table-cell table:style-name="ce1"/>
          <table:table-cell office:value-type="string" table:style-name="ce27">
            <text:p>Search</text:p>
          </table:table-cell>
          <table:table-cell table:style-name="ce1"/>
          <table:table-cell office:value-type="string" table:style-name="ce28">
            <text:p>TIME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office:string-value="New Delhi" table:formula="of:=VLOOKUP([.J2];[.J1:.N10];5;0)" table:content-validation-name="val1" table:style-name="ce1">
            <text:p>New Delhi</text:p>
          </table:table-cell>
          <table:table-cell office:value-type="string" office:string-value="New Delhi" table:formula="of:=HLOOKUP([.B20];[.J1:.N10];2;1)" table:style-name="ce1">
            <text:p>New Delhi</text:p>
          </table:table-cell>
          <table:table-cell table:number-columns-repeated="4" table:style-name="ce1"/>
          <table:table-cell office:value-type="string" table:style-name="ce5">
            <text:p>Mumbai</text:p>
          </table:table-cell>
          <table:table-cell office:value-type="float" office:value="4" table:formula="of:=SEARCH(&quot;g&quot;;[.N4])" table:style-name="ce5">
            <text:p>4</text:p>
          </table:table-cell>
          <table:table-cell office:value-type="time" office:time-value="PT8H51M51S" table:style-name="ce29">
            <text:p>08:51:51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Bengaluru</text:p>
          </table:table-cell>
          <table:table-cell office:value-type="string" office:string-value="Mumbai" table:formula="of:=HLOOKUP(&quot;Mumbai&quot;;[.J1:.N10];3;1)" table:style-name="ce1">
            <text:p>Mumbai</text:p>
          </table:table-cell>
          <table:table-cell table:number-columns-repeated="4" table:style-name="ce1"/>
          <table:table-cell office:value-type="string" table:style-name="ce30">
            <text:p>Bengaluru</text:p>
          </table:table-cell>
          <table:table-cell office:value-type="float" office:value="5" table:formula="of:=SEARCH(&quot;a&quot;;[.N4])" table:style-name="ce5">
            <text:p>5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6" table:style-name="ce1"/>
          <table:table-cell office:value-type="string" table:style-name="ce6">
            <text:p>Hyderabad</text:p>
          </table:table-cell>
          <table:table-cell office:value-type="float" office:value="3" table:formula="of:=SEARCH(&quot;d&quot;;[.H22])" table:style-name="ce5">
            <text:p>3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10" table:style-name="ce1"/>
          <table:table-cell table:style-name="ce29"/>
          <table:table-cell table:number-columns-repeated="16372"/>
        </table:table-row>
        <table:table-row table:number-rows-repeated="1048553" table:style-name="ro5">
          <table:table-cell table:number-columns-repeated="16384"/>
        </table:table-row>
      </table:table>
      <table:table table:name="Sheet3" table:style-name="ta3">
        <table:table-column table:style-name="co31" table:default-cell-style-name="ce5"/>
        <table:table-column table:style-name="co32" table:default-cell-style-name="ce5"/>
        <table:table-column table:style-name="co33" table:default-cell-style-name="ce5"/>
        <table:table-column table:style-name="co6" table:default-cell-style-name="ce5"/>
        <table:table-column table:style-name="co34" table:default-cell-style-name="ce5"/>
        <table:table-column table:style-name="co35" table:default-cell-style-name="ce5"/>
        <table:table-column table:style-name="co36" table:default-cell-style-name="ce5"/>
        <table:table-column table:style-name="co37" table:number-columns-repeated="2" table:default-cell-style-name="ce5"/>
        <table:table-column table:style-name="co12" table:number-columns-repeated="16375" table:default-cell-style-name="ce1"/>
        <table:table-row table:style-name="ro6">
          <table:table-cell office:value-type="string" table:style-name="ce31">
            <text:p>Empno</text:p>
          </table:table-cell>
          <table:table-cell office:value-type="string" table:style-name="ce31">
            <text:p>Ename</text:p>
          </table:table-cell>
          <table:table-cell office:value-type="string" table:style-name="ce31">
            <text:p>Basic Pay (BP)</text:p>
          </table:table-cell>
          <table:table-cell office:value-type="string" table:style-name="ce31">
            <text:p>Travelling Allowance (TA)</text:p>
          </table:table-cell>
          <table:table-cell office:value-type="string" table:style-name="ce31">
            <text:p>Dearness Allowance (DA)</text:p>
          </table:table-cell>
          <table:table-cell office:value-type="string" table:style-name="ce31">
            <text:p>House Rent Allowance (HRA)</text:p>
          </table:table-cell>
          <table:table-cell office:value-type="string" table:style-name="ce31">
            <text:p>Income Tax (IT)</text:p>
          </table:table-cell>
          <table:table-cell office:value-type="string" table:style-name="ce31">
            <text:p>Provident Fund (PF)</text:p>
          </table:table-cell>
          <table:table-cell office:value-type="string" table:style-name="ce31">
            <text:p>Net Pay (NP)</text:p>
          </table:table-cell>
          <table:table-cell table:number-columns-repeated="16375"/>
        </table:table-row>
        <table:table-row table:style-name="ro1">
          <table:table-cell office:value-type="float" office:value="101" table:style-name="ce32">
            <text:p>101</text:p>
          </table:table-cell>
          <table:table-cell office:value-type="string" table:style-name="ce32">
            <text:p>John Doe</text:p>
          </table:table-cell>
          <table:table-cell office:value-type="float" office:value="30000" table:style-name="ce32">
            <text:p>30000</text:p>
          </table:table-cell>
          <table:table-cell office:value-type="float" office:value="5000" table:style-name="ce32">
            <text:p>5000</text:p>
          </table:table-cell>
          <table:table-cell office:value-type="float" office:value="4000" table:style-name="ce32">
            <text:p>4000</text:p>
          </table:table-cell>
          <table:table-cell office:value-type="float" office:value="3000" table:style-name="ce32">
            <text:p>3000</text:p>
          </table:table-cell>
          <table:table-cell office:value-type="float" office:value="1500" table:style-name="ce32">
            <text:p>1500</text:p>
          </table:table-cell>
          <table:table-cell office:value-type="float" office:value="2400" table:style-name="ce32">
            <text:p>2400</text:p>
          </table:table-cell>
          <table:table-cell office:value-type="float" office:value="37400" table:style-name="ce32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02" table:style-name="ce32">
            <text:p>102</text:p>
          </table:table-cell>
          <table:table-cell office:value-type="string" table:style-name="ce32">
            <text:p>Jane Smith</text:p>
          </table:table-cell>
          <table:table-cell office:value-type="float" office:value="32000" table:style-name="ce32">
            <text:p>32000</text:p>
          </table:table-cell>
          <table:table-cell office:value-type="float" office:value="5500" table:style-name="ce32">
            <text:p>5500</text:p>
          </table:table-cell>
          <table:table-cell office:value-type="float" office:value="4500" table:style-name="ce32">
            <text:p>45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8940" table:style-name="ce32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03" table:style-name="ce32">
            <text:p>103</text:p>
          </table:table-cell>
          <table:table-cell office:value-type="string" table:style-name="ce32">
            <text:p>Robert Brown</text:p>
          </table:table-cell>
          <table:table-cell office:value-type="float" office:value="28000" table:style-name="ce32">
            <text:p>28000</text:p>
          </table:table-cell>
          <table:table-cell office:value-type="float" office:value="4500" table:style-name="ce32">
            <text:p>4500</text:p>
          </table:table-cell>
          <table:table-cell office:value-type="float" office:value="3500" table:style-name="ce32">
            <text:p>35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260" table:style-name="ce32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04" table:style-name="ce32">
            <text:p>104</text:p>
          </table:table-cell>
          <table:table-cell office:value-type="string" table:style-name="ce32">
            <text:p>Emily Clark</text:p>
          </table:table-cell>
          <table:table-cell office:value-type="float" office:value="35000" table:style-name="ce32">
            <text:p>35000</text:p>
          </table:table-cell>
          <table:table-cell office:value-type="float" office:value="6000" table:style-name="ce32">
            <text:p>6000</text:p>
          </table:table-cell>
          <table:table-cell office:value-type="float" office:value="5000" table:style-name="ce32">
            <text:p>5000</text:p>
          </table:table-cell>
          <table:table-cell office:value-type="float" office:value="3200" table:style-name="ce32">
            <text:p>3200</text:p>
          </table:table-cell>
          <table:table-cell office:value-type="float" office:value="1800" table:style-name="ce32">
            <text:p>1800</text:p>
          </table:table-cell>
          <table:table-cell office:value-type="float" office:value="2800" table:style-name="ce32">
            <text:p>2800</text:p>
          </table:table-cell>
          <table:table-cell office:value-type="float" office:value="42600" table:style-name="ce32">
            <text:p>42600</text:p>
          </table:table-cell>
          <table:table-cell table:number-columns-repeated="16375"/>
        </table:table-row>
        <table:table-row table:style-name="ro1">
          <table:table-cell office:value-type="float" office:value="105" table:style-name="ce32">
            <text:p>105</text:p>
          </table:table-cell>
          <table:table-cell office:value-type="string" table:style-name="ce32">
            <text:p>Michael Lee</text:p>
          </table:table-cell>
          <table:table-cell office:value-type="float" office:value="29000" table:style-name="ce32">
            <text:p>29000</text:p>
          </table:table-cell>
          <table:table-cell office:value-type="float" office:value="4700" table:style-name="ce32">
            <text:p>4700</text:p>
          </table:table-cell>
          <table:table-cell office:value-type="float" office:value="3700" table:style-name="ce32">
            <text:p>3700</text:p>
          </table:table-cell>
          <table:table-cell office:value-type="float" office:value="2900" table:style-name="ce32">
            <text:p>2900</text:p>
          </table:table-cell>
          <table:table-cell office:value-type="float" office:value="1450" table:style-name="ce32">
            <text:p>1450</text:p>
          </table:table-cell>
          <table:table-cell office:value-type="float" office:value="2320" table:style-name="ce32">
            <text:p>2320</text:p>
          </table:table-cell>
          <table:table-cell office:value-type="float" office:value="34530" table:style-name="ce32">
            <text:p>34530</text:p>
          </table:table-cell>
          <table:table-cell table:number-columns-repeated="16375"/>
        </table:table-row>
        <table:table-row table:style-name="ro1">
          <table:table-cell office:value-type="float" office:value="106" table:style-name="ce32">
            <text:p>106</text:p>
          </table:table-cell>
          <table:table-cell office:value-type="string" table:style-name="ce32">
            <text:p>Sarah Turner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07" table:style-name="ce32">
            <text:p>107</text:p>
          </table:table-cell>
          <table:table-cell office:value-type="string" table:style-name="ce32">
            <text:p>James Scott</text:p>
          </table:table-cell>
          <table:table-cell office:value-type="float" office:value="33000" table:style-name="ce32">
            <text:p>33000</text:p>
          </table:table-cell>
          <table:table-cell office:value-type="float" office:value="5400" table:style-name="ce32">
            <text:p>5400</text:p>
          </table:table-cell>
          <table:table-cell office:value-type="float" office:value="4200" table:style-name="ce32">
            <text:p>42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08" table:style-name="ce32">
            <text:p>108</text:p>
          </table:table-cell>
          <table:table-cell office:value-type="string" table:style-name="ce32">
            <text:p>Olivia Harris</text:p>
          </table:table-cell>
          <table:table-cell office:value-type="float" office:value="34000" table:style-name="ce32">
            <text:p>34000</text:p>
          </table:table-cell>
          <table:table-cell office:value-type="float" office:value="5600" table:style-name="ce32">
            <text:p>5600</text:p>
          </table:table-cell>
          <table:table-cell office:value-type="float" office:value="4300" table:style-name="ce32">
            <text:p>4300</text:p>
          </table:table-cell>
          <table:table-cell office:value-type="float" office:value="3150" table:style-name="ce32">
            <text:p>3150</text:p>
          </table:table-cell>
          <table:table-cell office:value-type="float" office:value="1700" table:style-name="ce32">
            <text:p>1700</text:p>
          </table:table-cell>
          <table:table-cell office:value-type="float" office:value="2720" table:style-name="ce32">
            <text:p>2720</text:p>
          </table:table-cell>
          <table:table-cell office:value-type="float" office:value="39630" table:style-name="ce32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09" table:style-name="ce32">
            <text:p>109</text:p>
          </table:table-cell>
          <table:table-cell office:value-type="string" table:style-name="ce32">
            <text:p>William King</text:p>
          </table:table-cell>
          <table:table-cell office:value-type="float" office:value="28000" table:style-name="ce32">
            <text:p>28000</text:p>
          </table:table-cell>
          <table:table-cell office:value-type="float" office:value="4600" table:style-name="ce32">
            <text:p>4600</text:p>
          </table:table-cell>
          <table:table-cell office:value-type="float" office:value="3600" table:style-name="ce32">
            <text:p>36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460" table:style-name="ce32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0" table:style-name="ce32">
            <text:p>110</text:p>
          </table:table-cell>
          <table:table-cell office:value-type="string" table:style-name="ce32">
            <text:p>Mia Walker</text:p>
          </table:table-cell>
          <table:table-cell office:value-type="float" office:value="26000" table:style-name="ce32">
            <text:p>26000</text:p>
          </table:table-cell>
          <table:table-cell office:value-type="float" office:value="4300" table:style-name="ce32">
            <text:p>4300</text:p>
          </table:table-cell>
          <table:table-cell office:value-type="float" office:value="3400" table:style-name="ce32">
            <text:p>3400</text:p>
          </table:table-cell>
          <table:table-cell office:value-type="float" office:value="2700" table:style-name="ce32">
            <text:p>2700</text:p>
          </table:table-cell>
          <table:table-cell office:value-type="float" office:value="1300" table:style-name="ce32">
            <text:p>1300</text:p>
          </table:table-cell>
          <table:table-cell office:value-type="float" office:value="2080" table:style-name="ce32">
            <text:p>2080</text:p>
          </table:table-cell>
          <table:table-cell office:value-type="float" office:value="31720" table:style-name="ce32">
            <text:p>31720</text:p>
          </table:table-cell>
          <table:table-cell table:number-columns-repeated="16375"/>
        </table:table-row>
        <table:table-row table:style-name="ro1">
          <table:table-cell office:value-type="float" office:value="111" table:style-name="ce32">
            <text:p>111</text:p>
          </table:table-cell>
          <table:table-cell office:value-type="string" table:style-name="ce32">
            <text:p>Daniel White</text:p>
          </table:table-cell>
          <table:table-cell office:value-type="float" office:value="37000" table:style-name="ce32">
            <text:p>37000</text:p>
          </table:table-cell>
          <table:table-cell office:value-type="float" office:value="6200" table:style-name="ce32">
            <text:p>6200</text:p>
          </table:table-cell>
          <table:table-cell office:value-type="float" office:value="5100" table:style-name="ce32">
            <text:p>5100</text:p>
          </table:table-cell>
          <table:table-cell office:value-type="float" office:value="3300" table:style-name="ce32">
            <text:p>3300</text:p>
          </table:table-cell>
          <table:table-cell office:value-type="float" office:value="1850" table:style-name="ce32">
            <text:p>1850</text:p>
          </table:table-cell>
          <table:table-cell office:value-type="float" office:value="2960" table:style-name="ce32">
            <text:p>2960</text:p>
          </table:table-cell>
          <table:table-cell office:value-type="float" office:value="44090" table:style-name="ce32">
            <text:p>44090</text:p>
          </table:table-cell>
          <table:table-cell table:number-columns-repeated="16375"/>
        </table:table-row>
        <table:table-row table:style-name="ro1">
          <table:table-cell office:value-type="float" office:value="112" table:style-name="ce32">
            <text:p>112</text:p>
          </table:table-cell>
          <table:table-cell office:value-type="string" table:style-name="ce32">
            <text:p>Grace Evans</text:p>
          </table:table-cell>
          <table:table-cell office:value-type="float" office:value="32000" table:style-name="ce32">
            <text:p>32000</text:p>
          </table:table-cell>
          <table:table-cell office:value-type="float" office:value="5500" table:style-name="ce32">
            <text:p>5500</text:p>
          </table:table-cell>
          <table:table-cell office:value-type="float" office:value="4500" table:style-name="ce32">
            <text:p>45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8940" table:style-name="ce32">
            <text:p>38940</text:p>
          </table:table-cell>
          <table:table-cell table:number-columns-repeated="16375"/>
        </table:table-row>
        <table:table-row table:style-name="ro1">
          <table:table-cell office:value-type="float" office:value="113" table:style-name="ce32">
            <text:p>113</text:p>
          </table:table-cell>
          <table:table-cell office:value-type="string" table:style-name="ce32">
            <text:p>Thomas Lee</text:p>
          </table:table-cell>
          <table:table-cell office:value-type="float" office:value="29000" table:style-name="ce32">
            <text:p>29000</text:p>
          </table:table-cell>
          <table:table-cell office:value-type="float" office:value="4800" table:style-name="ce32">
            <text:p>4800</text:p>
          </table:table-cell>
          <table:table-cell office:value-type="float" office:value="3800" table:style-name="ce32">
            <text:p>3800</text:p>
          </table:table-cell>
          <table:table-cell office:value-type="float" office:value="2900" table:style-name="ce32">
            <text:p>2900</text:p>
          </table:table-cell>
          <table:table-cell office:value-type="float" office:value="1450" table:style-name="ce32">
            <text:p>1450</text:p>
          </table:table-cell>
          <table:table-cell office:value-type="float" office:value="2320" table:style-name="ce32">
            <text:p>2320</text:p>
          </table:table-cell>
          <table:table-cell office:value-type="float" office:value="34630" table:style-name="ce32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14" table:style-name="ce32">
            <text:p>114</text:p>
          </table:table-cell>
          <table:table-cell office:value-type="string" table:style-name="ce32">
            <text:p>Rachel Green</text:p>
          </table:table-cell>
          <table:table-cell office:value-type="float" office:value="30000" table:style-name="ce32">
            <text:p>30000</text:p>
          </table:table-cell>
          <table:table-cell office:value-type="float" office:value="5000" table:style-name="ce32">
            <text:p>5000</text:p>
          </table:table-cell>
          <table:table-cell office:value-type="float" office:value="4000" table:style-name="ce32">
            <text:p>4000</text:p>
          </table:table-cell>
          <table:table-cell office:value-type="float" office:value="3000" table:style-name="ce32">
            <text:p>3000</text:p>
          </table:table-cell>
          <table:table-cell office:value-type="float" office:value="1500" table:style-name="ce32">
            <text:p>1500</text:p>
          </table:table-cell>
          <table:table-cell office:value-type="float" office:value="2400" table:style-name="ce32">
            <text:p>2400</text:p>
          </table:table-cell>
          <table:table-cell office:value-type="float" office:value="37400" table:style-name="ce32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15" table:style-name="ce32">
            <text:p>115</text:p>
          </table:table-cell>
          <table:table-cell office:value-type="string" table:style-name="ce32">
            <text:p>Alexander Hunt</text:p>
          </table:table-cell>
          <table:table-cell office:value-type="float" office:value="34000" table:style-name="ce32">
            <text:p>34000</text:p>
          </table:table-cell>
          <table:table-cell office:value-type="float" office:value="5600" table:style-name="ce32">
            <text:p>5600</text:p>
          </table:table-cell>
          <table:table-cell office:value-type="float" office:value="4300" table:style-name="ce32">
            <text:p>4300</text:p>
          </table:table-cell>
          <table:table-cell office:value-type="float" office:value="3150" table:style-name="ce32">
            <text:p>3150</text:p>
          </table:table-cell>
          <table:table-cell office:value-type="float" office:value="1700" table:style-name="ce32">
            <text:p>1700</text:p>
          </table:table-cell>
          <table:table-cell office:value-type="float" office:value="2720" table:style-name="ce32">
            <text:p>2720</text:p>
          </table:table-cell>
          <table:table-cell office:value-type="float" office:value="39630" table:style-name="ce32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16" table:style-name="ce32">
            <text:p>116</text:p>
          </table:table-cell>
          <table:table-cell office:value-type="string" table:style-name="ce32">
            <text:p>Natalie Brown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17" table:style-name="ce32">
            <text:p>117</text:p>
          </table:table-cell>
          <table:table-cell office:value-type="string" table:style-name="ce32">
            <text:p>Samuel Clark</text:p>
          </table:table-cell>
          <table:table-cell office:value-type="float" office:value="32000" table:style-name="ce32">
            <text:p>32000</text:p>
          </table:table-cell>
          <table:table-cell office:value-type="float" office:value="5400" table:style-name="ce32">
            <text:p>5400</text:p>
          </table:table-cell>
          <table:table-cell office:value-type="float" office:value="4300" table:style-name="ce32">
            <text:p>43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7940" table:style-name="ce32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18" table:style-name="ce32">
            <text:p>118</text:p>
          </table:table-cell>
          <table:table-cell office:value-type="string" table:style-name="ce32">
            <text:p>Zoe Wilson</text:p>
          </table:table-cell>
          <table:table-cell office:value-type="float" office:value="28000" table:style-name="ce32">
            <text:p>28000</text:p>
          </table:table-cell>
          <table:table-cell office:value-type="float" office:value="4600" table:style-name="ce32">
            <text:p>4600</text:p>
          </table:table-cell>
          <table:table-cell office:value-type="float" office:value="3600" table:style-name="ce32">
            <text:p>36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460" table:style-name="ce32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19" table:style-name="ce32">
            <text:p>119</text:p>
          </table:table-cell>
          <table:table-cell office:value-type="string" table:style-name="ce32">
            <text:p>Ethan Davis</text:p>
          </table:table-cell>
          <table:table-cell office:value-type="float" office:value="25000" table:style-name="ce32">
            <text:p>25000</text:p>
          </table:table-cell>
          <table:table-cell office:value-type="float" office:value="4200" table:style-name="ce32">
            <text:p>4200</text:p>
          </table:table-cell>
          <table:table-cell office:value-type="float" office:value="3300" table:style-name="ce32">
            <text:p>3300</text:p>
          </table:table-cell>
          <table:table-cell office:value-type="float" office:value="2600" table:style-name="ce32">
            <text:p>2600</text:p>
          </table:table-cell>
          <table:table-cell office:value-type="float" office:value="1250" table:style-name="ce32">
            <text:p>1250</text:p>
          </table:table-cell>
          <table:table-cell office:value-type="float" office:value="2000" table:style-name="ce32">
            <text:p>2000</text:p>
          </table:table-cell>
          <table:table-cell office:value-type="float" office:value="30850" table:style-name="ce32">
            <text:p>30850</text:p>
          </table:table-cell>
          <table:table-cell table:number-columns-repeated="16375"/>
        </table:table-row>
        <table:table-row table:style-name="ro1">
          <table:table-cell office:value-type="float" office:value="120" table:style-name="ce32">
            <text:p>120</text:p>
          </table:table-cell>
          <table:table-cell office:value-type="string" table:style-name="ce32">
            <text:p>Henry Adams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630" table:style-name="ce32">
            <text:p>38630</text:p>
          </table:table-cell>
          <table:table-cell table:number-columns-repeated="16375"/>
        </table:table-row>
        <table:table-row table:style-name="ro1">
          <table:table-cell office:value-type="float" office:value="121" table:style-name="ce32">
            <text:p>121</text:p>
          </table:table-cell>
          <table:table-cell office:value-type="string" table:style-name="ce32">
            <text:p>Jack Martin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22" table:style-name="ce32">
            <text:p>122</text:p>
          </table:table-cell>
          <table:table-cell office:value-type="string" table:style-name="ce32">
            <text:p>Charlotte King</text:p>
          </table:table-cell>
          <table:table-cell office:value-type="float" office:value="32000" table:style-name="ce32">
            <text:p>32000</text:p>
          </table:table-cell>
          <table:table-cell office:value-type="float" office:value="5300" table:style-name="ce32">
            <text:p>5300</text:p>
          </table:table-cell>
          <table:table-cell office:value-type="float" office:value="4200" table:style-name="ce32">
            <text:p>42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7840" table:style-name="ce32">
            <text:p>37840</text:p>
          </table:table-cell>
          <table:table-cell table:number-columns-repeated="16375"/>
        </table:table-row>
        <table:table-row table:style-name="ro1">
          <table:table-cell office:value-type="float" office:value="123" table:style-name="ce32">
            <text:p>123</text:p>
          </table:table-cell>
          <table:table-cell office:value-type="string" table:style-name="ce32">
            <text:p>Lucas Scott</text:p>
          </table:table-cell>
          <table:table-cell office:value-type="float" office:value="29000" table:style-name="ce32">
            <text:p>29000</text:p>
          </table:table-cell>
          <table:table-cell office:value-type="float" office:value="4800" table:style-name="ce32">
            <text:p>4800</text:p>
          </table:table-cell>
          <table:table-cell office:value-type="float" office:value="3800" table:style-name="ce32">
            <text:p>3800</text:p>
          </table:table-cell>
          <table:table-cell office:value-type="float" office:value="2900" table:style-name="ce32">
            <text:p>2900</text:p>
          </table:table-cell>
          <table:table-cell office:value-type="float" office:value="1450" table:style-name="ce32">
            <text:p>1450</text:p>
          </table:table-cell>
          <table:table-cell office:value-type="float" office:value="2320" table:style-name="ce32">
            <text:p>2320</text:p>
          </table:table-cell>
          <table:table-cell office:value-type="float" office:value="34630" table:style-name="ce32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4" table:style-name="ce32">
            <text:p>124</text:p>
          </table:table-cell>
          <table:table-cell office:value-type="string" table:style-name="ce32">
            <text:p>Sophia Harris</text:p>
          </table:table-cell>
          <table:table-cell office:value-type="float" office:value="34000" table:style-name="ce32">
            <text:p>34000</text:p>
          </table:table-cell>
          <table:table-cell office:value-type="float" office:value="5600" table:style-name="ce32">
            <text:p>5600</text:p>
          </table:table-cell>
          <table:table-cell office:value-type="float" office:value="4300" table:style-name="ce32">
            <text:p>4300</text:p>
          </table:table-cell>
          <table:table-cell office:value-type="float" office:value="3150" table:style-name="ce32">
            <text:p>3150</text:p>
          </table:table-cell>
          <table:table-cell office:value-type="float" office:value="1700" table:style-name="ce32">
            <text:p>1700</text:p>
          </table:table-cell>
          <table:table-cell office:value-type="float" office:value="2720" table:style-name="ce32">
            <text:p>2720</text:p>
          </table:table-cell>
          <table:table-cell office:value-type="float" office:value="39630" table:style-name="ce32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25" table:style-name="ce32">
            <text:p>125</text:p>
          </table:table-cell>
          <table:table-cell office:value-type="string" table:style-name="ce32">
            <text:p>Michael Thomas</text:p>
          </table:table-cell>
          <table:table-cell office:value-type="float" office:value="35000" table:style-name="ce32">
            <text:p>35000</text:p>
          </table:table-cell>
          <table:table-cell office:value-type="float" office:value="5700" table:style-name="ce32">
            <text:p>5700</text:p>
          </table:table-cell>
          <table:table-cell office:value-type="float" office:value="4500" table:style-name="ce32">
            <text:p>4500</text:p>
          </table:table-cell>
          <table:table-cell office:value-type="float" office:value="3200" table:style-name="ce32">
            <text:p>3200</text:p>
          </table:table-cell>
          <table:table-cell office:value-type="float" office:value="1750" table:style-name="ce32">
            <text:p>1750</text:p>
          </table:table-cell>
          <table:table-cell office:value-type="float" office:value="2800" table:style-name="ce32">
            <text:p>2800</text:p>
          </table:table-cell>
          <table:table-cell office:value-type="float" office:value="39750" table:style-name="ce32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26" table:style-name="ce32">
            <text:p>126</text:p>
          </table:table-cell>
          <table:table-cell office:value-type="string" table:style-name="ce32">
            <text:p>Emily White</text:p>
          </table:table-cell>
          <table:table-cell office:value-type="float" office:value="30000" table:style-name="ce32">
            <text:p>30000</text:p>
          </table:table-cell>
          <table:table-cell office:value-type="float" office:value="5000" table:style-name="ce32">
            <text:p>5000</text:p>
          </table:table-cell>
          <table:table-cell office:value-type="float" office:value="4000" table:style-name="ce32">
            <text:p>4000</text:p>
          </table:table-cell>
          <table:table-cell office:value-type="float" office:value="3000" table:style-name="ce32">
            <text:p>3000</text:p>
          </table:table-cell>
          <table:table-cell office:value-type="float" office:value="1500" table:style-name="ce32">
            <text:p>1500</text:p>
          </table:table-cell>
          <table:table-cell office:value-type="float" office:value="2400" table:style-name="ce32">
            <text:p>2400</text:p>
          </table:table-cell>
          <table:table-cell office:value-type="float" office:value="37400" table:style-name="ce32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27" table:style-name="ce32">
            <text:p>127</text:p>
          </table:table-cell>
          <table:table-cell office:value-type="string" table:style-name="ce32">
            <text:p>Daniel Black</text:p>
          </table:table-cell>
          <table:table-cell office:value-type="float" office:value="29000" table:style-name="ce32">
            <text:p>29000</text:p>
          </table:table-cell>
          <table:table-cell office:value-type="float" office:value="4800" table:style-name="ce32">
            <text:p>4800</text:p>
          </table:table-cell>
          <table:table-cell office:value-type="float" office:value="3800" table:style-name="ce32">
            <text:p>3800</text:p>
          </table:table-cell>
          <table:table-cell office:value-type="float" office:value="2900" table:style-name="ce32">
            <text:p>2900</text:p>
          </table:table-cell>
          <table:table-cell office:value-type="float" office:value="1450" table:style-name="ce32">
            <text:p>1450</text:p>
          </table:table-cell>
          <table:table-cell office:value-type="float" office:value="2320" table:style-name="ce32">
            <text:p>2320</text:p>
          </table:table-cell>
          <table:table-cell office:value-type="float" office:value="34630" table:style-name="ce32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28" table:style-name="ce32">
            <text:p>128</text:p>
          </table:table-cell>
          <table:table-cell office:value-type="string" table:style-name="ce32">
            <text:p>Olivia Green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29" table:style-name="ce32">
            <text:p>129</text:p>
          </table:table-cell>
          <table:table-cell office:value-type="string" table:style-name="ce32">
            <text:p>Jack Turner</text:p>
          </table:table-cell>
          <table:table-cell office:value-type="float" office:value="28000" table:style-name="ce32">
            <text:p>28000</text:p>
          </table:table-cell>
          <table:table-cell office:value-type="float" office:value="4600" table:style-name="ce32">
            <text:p>4600</text:p>
          </table:table-cell>
          <table:table-cell office:value-type="float" office:value="3600" table:style-name="ce32">
            <text:p>36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460" table:style-name="ce32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30" table:style-name="ce32">
            <text:p>130</text:p>
          </table:table-cell>
          <table:table-cell office:value-type="string" table:style-name="ce32">
            <text:p>Ava Wilson</text:p>
          </table:table-cell>
          <table:table-cell office:value-type="float" office:value="27000" table:style-name="ce32">
            <text:p>27000</text:p>
          </table:table-cell>
          <table:table-cell office:value-type="float" office:value="4400" table:style-name="ce32">
            <text:p>4400</text:p>
          </table:table-cell>
          <table:table-cell office:value-type="float" office:value="3500" table:style-name="ce32">
            <text:p>3500</text:p>
          </table:table-cell>
          <table:table-cell office:value-type="float" office:value="2700" table:style-name="ce32">
            <text:p>2700</text:p>
          </table:table-cell>
          <table:table-cell office:value-type="float" office:value="1350" table:style-name="ce32">
            <text:p>1350</text:p>
          </table:table-cell>
          <table:table-cell office:value-type="float" office:value="2160" table:style-name="ce32">
            <text:p>2160</text:p>
          </table:table-cell>
          <table:table-cell office:value-type="float" office:value="32290" table:style-name="ce32">
            <text:p>32290</text:p>
          </table:table-cell>
          <table:table-cell table:number-columns-repeated="16375"/>
        </table:table-row>
        <table:table-row table:style-name="ro1">
          <table:table-cell office:value-type="float" office:value="131" table:style-name="ce32">
            <text:p>131</text:p>
          </table:table-cell>
          <table:table-cell office:value-type="string" table:style-name="ce32">
            <text:p>Benjamin Lee</text:p>
          </table:table-cell>
          <table:table-cell office:value-type="float" office:value="34000" table:style-name="ce32">
            <text:p>34000</text:p>
          </table:table-cell>
          <table:table-cell office:value-type="float" office:value="5600" table:style-name="ce32">
            <text:p>5600</text:p>
          </table:table-cell>
          <table:table-cell office:value-type="float" office:value="4300" table:style-name="ce32">
            <text:p>4300</text:p>
          </table:table-cell>
          <table:table-cell office:value-type="float" office:value="3150" table:style-name="ce32">
            <text:p>3150</text:p>
          </table:table-cell>
          <table:table-cell office:value-type="float" office:value="1700" table:style-name="ce32">
            <text:p>1700</text:p>
          </table:table-cell>
          <table:table-cell office:value-type="float" office:value="2720" table:style-name="ce32">
            <text:p>2720</text:p>
          </table:table-cell>
          <table:table-cell office:value-type="float" office:value="39630" table:style-name="ce32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32" table:style-name="ce32">
            <text:p>132</text:p>
          </table:table-cell>
          <table:table-cell office:value-type="string" table:style-name="ce32">
            <text:p>Grace Adams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3" table:style-name="ce32">
            <text:p>133</text:p>
          </table:table-cell>
          <table:table-cell office:value-type="string" table:style-name="ce32">
            <text:p>Isaac Brown</text:p>
          </table:table-cell>
          <table:table-cell office:value-type="float" office:value="28000" table:style-name="ce32">
            <text:p>28000</text:p>
          </table:table-cell>
          <table:table-cell office:value-type="float" office:value="4500" table:style-name="ce32">
            <text:p>4500</text:p>
          </table:table-cell>
          <table:table-cell office:value-type="float" office:value="3500" table:style-name="ce32">
            <text:p>35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260" table:style-name="ce32">
            <text:p>33260</text:p>
          </table:table-cell>
          <table:table-cell table:number-columns-repeated="16375"/>
        </table:table-row>
        <table:table-row table:style-name="ro1">
          <table:table-cell office:value-type="float" office:value="134" table:style-name="ce32">
            <text:p>134</text:p>
          </table:table-cell>
          <table:table-cell office:value-type="string" table:style-name="ce32">
            <text:p>Mia White</text:p>
          </table:table-cell>
          <table:table-cell office:value-type="float" office:value="32000" table:style-name="ce32">
            <text:p>32000</text:p>
          </table:table-cell>
          <table:table-cell office:value-type="float" office:value="5400" table:style-name="ce32">
            <text:p>5400</text:p>
          </table:table-cell>
          <table:table-cell office:value-type="float" office:value="4300" table:style-name="ce32">
            <text:p>43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7940" table:style-name="ce32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35" table:style-name="ce32">
            <text:p>135</text:p>
          </table:table-cell>
          <table:table-cell office:value-type="string" table:style-name="ce32">
            <text:p>William Turner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6" table:style-name="ce32">
            <text:p>136</text:p>
          </table:table-cell>
          <table:table-cell office:value-type="string" table:style-name="ce32">
            <text:p>Sarah Evans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37" table:style-name="ce32">
            <text:p>137</text:p>
          </table:table-cell>
          <table:table-cell office:value-type="string" table:style-name="ce32">
            <text:p>Lucas King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38" table:style-name="ce32">
            <text:p>138</text:p>
          </table:table-cell>
          <table:table-cell office:value-type="string" table:style-name="ce32">
            <text:p>Thomas Harris</text:p>
          </table:table-cell>
          <table:table-cell office:value-type="float" office:value="30000" table:style-name="ce32">
            <text:p>30000</text:p>
          </table:table-cell>
          <table:table-cell office:value-type="float" office:value="5000" table:style-name="ce32">
            <text:p>5000</text:p>
          </table:table-cell>
          <table:table-cell office:value-type="float" office:value="4000" table:style-name="ce32">
            <text:p>4000</text:p>
          </table:table-cell>
          <table:table-cell office:value-type="float" office:value="3000" table:style-name="ce32">
            <text:p>3000</text:p>
          </table:table-cell>
          <table:table-cell office:value-type="float" office:value="1500" table:style-name="ce32">
            <text:p>1500</text:p>
          </table:table-cell>
          <table:table-cell office:value-type="float" office:value="2400" table:style-name="ce32">
            <text:p>2400</text:p>
          </table:table-cell>
          <table:table-cell office:value-type="float" office:value="37400" table:style-name="ce32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39" table:style-name="ce32">
            <text:p>139</text:p>
          </table:table-cell>
          <table:table-cell office:value-type="string" table:style-name="ce32">
            <text:p>Charlotte Lee</text:p>
          </table:table-cell>
          <table:table-cell office:value-type="float" office:value="29000" table:style-name="ce32">
            <text:p>29000</text:p>
          </table:table-cell>
          <table:table-cell office:value-type="float" office:value="4800" table:style-name="ce32">
            <text:p>4800</text:p>
          </table:table-cell>
          <table:table-cell office:value-type="float" office:value="3800" table:style-name="ce32">
            <text:p>3800</text:p>
          </table:table-cell>
          <table:table-cell office:value-type="float" office:value="2900" table:style-name="ce32">
            <text:p>2900</text:p>
          </table:table-cell>
          <table:table-cell office:value-type="float" office:value="1450" table:style-name="ce32">
            <text:p>1450</text:p>
          </table:table-cell>
          <table:table-cell office:value-type="float" office:value="2320" table:style-name="ce32">
            <text:p>2320</text:p>
          </table:table-cell>
          <table:table-cell office:value-type="float" office:value="34630" table:style-name="ce32">
            <text:p>34630</text:p>
          </table:table-cell>
          <table:table-cell table:number-columns-repeated="16375"/>
        </table:table-row>
        <table:table-row table:style-name="ro1">
          <table:table-cell office:value-type="float" office:value="140" table:style-name="ce32">
            <text:p>140</text:p>
          </table:table-cell>
          <table:table-cell office:value-type="string" table:style-name="ce32">
            <text:p>Ethan Scott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1" table:style-name="ce32">
            <text:p>141</text:p>
          </table:table-cell>
          <table:table-cell office:value-type="string" table:style-name="ce32">
            <text:p>Sophia Davis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2" table:style-name="ce32">
            <text:p>142</text:p>
          </table:table-cell>
          <table:table-cell office:value-type="string" table:style-name="ce32">
            <text:p>Robert Green</text:p>
          </table:table-cell>
          <table:table-cell office:value-type="float" office:value="32000" table:style-name="ce32">
            <text:p>32000</text:p>
          </table:table-cell>
          <table:table-cell office:value-type="float" office:value="5400" table:style-name="ce32">
            <text:p>5400</text:p>
          </table:table-cell>
          <table:table-cell office:value-type="float" office:value="4300" table:style-name="ce32">
            <text:p>43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7940" table:style-name="ce32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3" table:style-name="ce32">
            <text:p>143</text:p>
          </table:table-cell>
          <table:table-cell office:value-type="string" table:style-name="ce32">
            <text:p>Jack White</text:p>
          </table:table-cell>
          <table:table-cell office:value-type="float" office:value="34000" table:style-name="ce32">
            <text:p>34000</text:p>
          </table:table-cell>
          <table:table-cell office:value-type="float" office:value="5600" table:style-name="ce32">
            <text:p>5600</text:p>
          </table:table-cell>
          <table:table-cell office:value-type="float" office:value="4300" table:style-name="ce32">
            <text:p>4300</text:p>
          </table:table-cell>
          <table:table-cell office:value-type="float" office:value="3150" table:style-name="ce32">
            <text:p>3150</text:p>
          </table:table-cell>
          <table:table-cell office:value-type="float" office:value="1700" table:style-name="ce32">
            <text:p>1700</text:p>
          </table:table-cell>
          <table:table-cell office:value-type="float" office:value="2720" table:style-name="ce32">
            <text:p>2720</text:p>
          </table:table-cell>
          <table:table-cell office:value-type="float" office:value="39630" table:style-name="ce32">
            <text:p>39630</text:p>
          </table:table-cell>
          <table:table-cell table:number-columns-repeated="16375"/>
        </table:table-row>
        <table:table-row table:style-name="ro1">
          <table:table-cell office:value-type="float" office:value="144" table:style-name="ce32">
            <text:p>144</text:p>
          </table:table-cell>
          <table:table-cell office:value-type="string" table:style-name="ce32">
            <text:p>Emily Adams</text:p>
          </table:table-cell>
          <table:table-cell office:value-type="float" office:value="30000" table:style-name="ce32">
            <text:p>30000</text:p>
          </table:table-cell>
          <table:table-cell office:value-type="float" office:value="5000" table:style-name="ce32">
            <text:p>5000</text:p>
          </table:table-cell>
          <table:table-cell office:value-type="float" office:value="4000" table:style-name="ce32">
            <text:p>4000</text:p>
          </table:table-cell>
          <table:table-cell office:value-type="float" office:value="3000" table:style-name="ce32">
            <text:p>3000</text:p>
          </table:table-cell>
          <table:table-cell office:value-type="float" office:value="1500" table:style-name="ce32">
            <text:p>1500</text:p>
          </table:table-cell>
          <table:table-cell office:value-type="float" office:value="2400" table:style-name="ce32">
            <text:p>2400</text:p>
          </table:table-cell>
          <table:table-cell office:value-type="float" office:value="37400" table:style-name="ce32">
            <text:p>37400</text:p>
          </table:table-cell>
          <table:table-cell table:number-columns-repeated="16375"/>
        </table:table-row>
        <table:table-row table:style-name="ro1">
          <table:table-cell office:value-type="float" office:value="145" table:style-name="ce32">
            <text:p>145</text:p>
          </table:table-cell>
          <table:table-cell office:value-type="string" table:style-name="ce32">
            <text:p>Michael King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style-name="ro1">
          <table:table-cell office:value-type="float" office:value="146" table:style-name="ce32">
            <text:p>146</text:p>
          </table:table-cell>
          <table:table-cell office:value-type="string" table:style-name="ce32">
            <text:p>Ava Clark</text:p>
          </table:table-cell>
          <table:table-cell office:value-type="float" office:value="33000" table:style-name="ce32">
            <text:p>33000</text:p>
          </table:table-cell>
          <table:table-cell office:value-type="float" office:value="5500" table:style-name="ce32">
            <text:p>5500</text:p>
          </table:table-cell>
          <table:table-cell office:value-type="float" office:value="4400" table:style-name="ce32">
            <text:p>4400</text:p>
          </table:table-cell>
          <table:table-cell office:value-type="float" office:value="3100" table:style-name="ce32">
            <text:p>3100</text:p>
          </table:table-cell>
          <table:table-cell office:value-type="float" office:value="1650" table:style-name="ce32">
            <text:p>1650</text:p>
          </table:table-cell>
          <table:table-cell office:value-type="float" office:value="2640" table:style-name="ce32">
            <text:p>2640</text:p>
          </table:table-cell>
          <table:table-cell office:value-type="float" office:value="38410" table:style-name="ce32">
            <text:p>38410</text:p>
          </table:table-cell>
          <table:table-cell table:number-columns-repeated="16375"/>
        </table:table-row>
        <table:table-row table:style-name="ro1">
          <table:table-cell office:value-type="float" office:value="147" table:style-name="ce32">
            <text:p>147</text:p>
          </table:table-cell>
          <table:table-cell office:value-type="string" table:style-name="ce32">
            <text:p>Samuel White</text:p>
          </table:table-cell>
          <table:table-cell office:value-type="float" office:value="32000" table:style-name="ce32">
            <text:p>32000</text:p>
          </table:table-cell>
          <table:table-cell office:value-type="float" office:value="5400" table:style-name="ce32">
            <text:p>5400</text:p>
          </table:table-cell>
          <table:table-cell office:value-type="float" office:value="4300" table:style-name="ce32">
            <text:p>4300</text:p>
          </table:table-cell>
          <table:table-cell office:value-type="float" office:value="3100" table:style-name="ce32">
            <text:p>3100</text:p>
          </table:table-cell>
          <table:table-cell office:value-type="float" office:value="1600" table:style-name="ce32">
            <text:p>1600</text:p>
          </table:table-cell>
          <table:table-cell office:value-type="float" office:value="2560" table:style-name="ce32">
            <text:p>2560</text:p>
          </table:table-cell>
          <table:table-cell office:value-type="float" office:value="37940" table:style-name="ce32">
            <text:p>37940</text:p>
          </table:table-cell>
          <table:table-cell table:number-columns-repeated="16375"/>
        </table:table-row>
        <table:table-row table:style-name="ro1">
          <table:table-cell office:value-type="float" office:value="148" table:style-name="ce32">
            <text:p>148</text:p>
          </table:table-cell>
          <table:table-cell office:value-type="string" table:style-name="ce32">
            <text:p>Benjamin Black</text:p>
          </table:table-cell>
          <table:table-cell office:value-type="float" office:value="35000" table:style-name="ce32">
            <text:p>35000</text:p>
          </table:table-cell>
          <table:table-cell office:value-type="float" office:value="5700" table:style-name="ce32">
            <text:p>5700</text:p>
          </table:table-cell>
          <table:table-cell office:value-type="float" office:value="4500" table:style-name="ce32">
            <text:p>4500</text:p>
          </table:table-cell>
          <table:table-cell office:value-type="float" office:value="3200" table:style-name="ce32">
            <text:p>3200</text:p>
          </table:table-cell>
          <table:table-cell office:value-type="float" office:value="1750" table:style-name="ce32">
            <text:p>1750</text:p>
          </table:table-cell>
          <table:table-cell office:value-type="float" office:value="2800" table:style-name="ce32">
            <text:p>2800</text:p>
          </table:table-cell>
          <table:table-cell office:value-type="float" office:value="39750" table:style-name="ce32">
            <text:p>39750</text:p>
          </table:table-cell>
          <table:table-cell table:number-columns-repeated="16375"/>
        </table:table-row>
        <table:table-row table:style-name="ro1">
          <table:table-cell office:value-type="float" office:value="149" table:style-name="ce32">
            <text:p>149</text:p>
          </table:table-cell>
          <table:table-cell office:value-type="string" table:style-name="ce32">
            <text:p>Lily Brown</text:p>
          </table:table-cell>
          <table:table-cell office:value-type="float" office:value="28000" table:style-name="ce32">
            <text:p>28000</text:p>
          </table:table-cell>
          <table:table-cell office:value-type="float" office:value="4600" table:style-name="ce32">
            <text:p>4600</text:p>
          </table:table-cell>
          <table:table-cell office:value-type="float" office:value="3600" table:style-name="ce32">
            <text:p>3600</text:p>
          </table:table-cell>
          <table:table-cell office:value-type="float" office:value="2800" table:style-name="ce32">
            <text:p>2800</text:p>
          </table:table-cell>
          <table:table-cell office:value-type="float" office:value="1400" table:style-name="ce32">
            <text:p>1400</text:p>
          </table:table-cell>
          <table:table-cell office:value-type="float" office:value="2240" table:style-name="ce32">
            <text:p>2240</text:p>
          </table:table-cell>
          <table:table-cell office:value-type="float" office:value="33460" table:style-name="ce32">
            <text:p>33460</text:p>
          </table:table-cell>
          <table:table-cell table:number-columns-repeated="16375"/>
        </table:table-row>
        <table:table-row table:style-name="ro1">
          <table:table-cell office:value-type="float" office:value="150" table:style-name="ce32">
            <text:p>150</text:p>
          </table:table-cell>
          <table:table-cell office:value-type="string" table:style-name="ce32">
            <text:p>David Turner</text:p>
          </table:table-cell>
          <table:table-cell office:value-type="float" office:value="31000" table:style-name="ce32">
            <text:p>31000</text:p>
          </table:table-cell>
          <table:table-cell office:value-type="float" office:value="5200" table:style-name="ce32">
            <text:p>5200</text:p>
          </table:table-cell>
          <table:table-cell office:value-type="float" office:value="4100" table:style-name="ce32">
            <text:p>4100</text:p>
          </table:table-cell>
          <table:table-cell office:value-type="float" office:value="3000" table:style-name="ce32">
            <text:p>3000</text:p>
          </table:table-cell>
          <table:table-cell office:value-type="float" office:value="1550" table:style-name="ce32">
            <text:p>1550</text:p>
          </table:table-cell>
          <table:table-cell office:value-type="float" office:value="2480" table:style-name="ce32">
            <text:p>2480</text:p>
          </table:table-cell>
          <table:table-cell office:value-type="float" office:value="37470" table:style-name="ce32">
            <text:p>37470</text:p>
          </table:table-cell>
          <table:table-cell table:number-columns-repeated="16375"/>
        </table:table-row>
        <table:table-row table:number-rows-repeated="1048525" table:style-name="ro5">
          <table:table-cell table:number-columns-repeated="16384"/>
        </table:table-row>
      </table:table>
      <table:table table:name="Sheet6" table:style-name="ta3">
        <table:table-column table:style-name="co1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4" table:style-name="ta2">
        <table:table-column table:style-name="co34" table:default-cell-style-name="ce1"/>
        <table:table-column table:style-name="co38" table:default-cell-style-name="ce1"/>
        <table:table-column table:style-name="co28" table:default-cell-style-name="ce1"/>
        <table:table-column table:style-name="co24" table:default-cell-style-name="ce1"/>
        <table:table-column table:style-name="co39" table:number-columns-repeated="2" table:default-cell-style-name="ce1"/>
        <table:table-column table:style-name="co40" table:default-cell-style-name="ce1"/>
        <table:table-column table:style-name="co41" table:default-cell-style-name="ce1"/>
        <table:table-column table:style-name="co39" table:default-cell-style-name="ce1"/>
        <table:table-column table:style-name="co42" table:default-cell-style-name="ce1"/>
        <table:table-column table:style-name="co43" table:default-cell-style-name="ce1"/>
        <table:table-column table:style-name="co29" table:default-cell-style-name="ce1"/>
        <table:table-column table:style-name="co44" table:default-cell-style-name="ce1"/>
        <table:table-column table:style-name="co45" table:default-cell-style-name="ce1"/>
        <table:table-column table:style-name="co12" table:number-columns-repeated="5" table:default-cell-style-name="ce1"/>
        <table:table-column table:style-name="co46" table:default-cell-style-name="ce1"/>
        <table:table-column table:style-name="co12" table:number-columns-repeated="13" table:default-cell-style-name="ce1"/>
        <table:table-column table:style-name="co47" table:default-cell-style-name="ce1"/>
        <table:table-column table:style-name="co12" table:number-columns-repeated="16350" table:default-cell-style-name="ce1"/>
        <table:table-row table:style-name="ro6">
          <table:table-cell office:value-type="string" table:style-name="ce33">
            <text:p>Empno</text:p>
          </table:table-cell>
          <table:table-cell office:value-type="string" table:style-name="ce33">
            <text:p>Ename</text:p>
          </table:table-cell>
          <table:table-cell office:value-type="string" table:style-name="ce33">
            <text:p>Basic Pay (BP)</text:p>
          </table:table-cell>
          <table:table-cell office:value-type="string" table:style-name="ce51">
            <text:p>Travelling Allowance (TA)</text:p>
          </table:table-cell>
          <table:table-cell office:value-type="string" table:style-name="ce33">
            <text:p>Dearness Allowance (DA)</text:p>
          </table:table-cell>
          <table:table-cell office:value-type="string" table:style-name="ce33">
            <text:p>House Rent Allowance (HRA)<text:s/></text:p>
          </table:table-cell>
          <table:table-cell office:value-type="string" table:style-name="ce48">
            <text:p>House Rent Paid- 10% (HRA)<text:s/></text:p>
          </table:table-cell>
          <table:table-cell office:value-type="string" table:style-name="ce33">
            <text:p>Employee Contribution</text:p>
          </table:table-cell>
          <table:table-cell office:value-type="string" table:style-name="ce33">
            <text:p>Employer Contribution</text:p>
          </table:table-cell>
          <table:table-cell office:value-type="string" table:style-name="ce49">
            <text:p>GrossSalary</text:p>
          </table:table-cell>
          <table:table-cell office:value-type="string" table:style-name="ce36">
            <text:p>Provident Fund(PF)</text:p>
          </table:table-cell>
          <table:table-cell office:value-type="string" table:style-name="ce37">
            <text:p>Net Pay (NP)<text:span text:style-name="T1">:</text:span></text:p>
          </table:table-cell>
          <table:table-cell office:value-type="string" table:style-name="ce36">
            <text:p>Income Tax</text:p>
          </table:table-cell>
          <table:table-cell office:value-type="string" table:style-name="ce38">
            <text:p>Deductions</text:p>
          </table:table-cell>
          <table:table-cell table:number-columns-repeated="16370" table:style-name="ce1"/>
        </table:table-row>
        <table:table-row table:style-name="ro7">
          <table:table-cell office:value-type="float" office:value="101" table:style-name="ce32">
            <text:p>101</text:p>
          </table:table-cell>
          <table:table-cell office:value-type="string" table:style-name="ce32">
            <text:p>John Doe</text:p>
          </table:table-cell>
          <table:table-cell office:value-type="float" office:value="30000" table:style-name="ce39">
            <text:p>30000</text:p>
          </table:table-cell>
          <table:table-cell office:value-type="float" office:value="6000" table:formula="of:=IF([.C2]&gt;=20000;[.C2]*20%;IF([.C2]&gt;=15000;[.C2]*15%;[.C2]*10%))" table:style-name="ce52">
            <text:p>6000</text:p>
          </table:table-cell>
          <table:table-cell office:value-type="float" office:value="15000" table:formula="of:=[.C2]*50%" table:style-name="ce40">
            <text:p>15000</text:p>
          </table:table-cell>
          <table:table-cell office:value-type="float" office:value="12000" table:formula="of:=[.C2]*40%" table:style-name="ce41">
            <text:p>12000</text:p>
          </table:table-cell>
          <table:table-cell office:value-type="float" office:value="1200" table:formula="of:=[.F2]*10%" table:style-name="ce41">
            <text:p>1200</text:p>
          </table:table-cell>
          <table:table-cell office:value-type="float" office:value="5400" table:formula="of:=12%*([.C2]+[.E2])" table:style-name="ce41">
            <text:p>5400</text:p>
          </table:table-cell>
          <table:table-cell office:value-type="float" office:value="1101" table:formula="of:=3.67%*[.C2]" table:style-name="ce41">
            <text:p>1101</text:p>
          </table:table-cell>
          <table:table-cell office:value-type="float" office:value="63000" table:formula="of:=[.C2]+[.E2]+[.D2]+[.F2]" table:style-name="ce41">
            <text:p>63000</text:p>
          </table:table-cell>
          <table:table-cell office:value-type="float" office:value="5400" table:formula="of:=0.12*([.C2]+[.E2])" table:style-name="ce41">
            <text:p>5400</text:p>
          </table:table-cell>
          <table:table-cell office:value-type="float" office:value="30450" table:formula="of:=[.J2]-[.N2]" table:style-name="ce41">
            <text:p>30450</text:p>
          </table:table-cell>
          <table:table-cell office:value-type="float" office:value="27150" table:formula="of:=IF([.J2]&lt;=25000; 0; IF([.J2]&lt;=50000; ([.J2]-25000)*0.05; IF([.J2]&lt;=10000; 12500+([.J2]-50000)*0.2; 11250+([.J2]-10000)*0.3)))" table:style-name="ce41">
            <text:p>27150</text:p>
          </table:table-cell>
          <table:table-cell office:value-type="float" office:value="32550" table:formula="of:=[.M2]+[.K2]" table:style-name="ce41">
            <text:p>32550</text:p>
          </table:table-cell>
          <table:table-cell table:number-columns-repeated="16370" table:style-name="ce1"/>
        </table:table-row>
        <table:table-row table:style-name="ro1">
          <table:table-cell office:value-type="float" office:value="102" table:style-name="ce32">
            <text:p>102</text:p>
          </table:table-cell>
          <table:table-cell office:value-type="string" table:style-name="ce32">
            <text:p>Jane Smith</text:p>
          </table:table-cell>
          <table:table-cell office:value-type="float" office:value="32000" table:style-name="ce39">
            <text:p>32000</text:p>
          </table:table-cell>
          <table:table-cell office:value-type="float" office:value="6400" table:formula="of:=IF([.C3]&gt;=20000;[.C3]*20%;IF([.C3]&gt;=15000;[.C3]*15%;[.C3]*10%))" table:style-name="ce52">
            <text:p>6400</text:p>
          </table:table-cell>
          <table:table-cell office:value-type="float" office:value="16000" table:formula="of:=[.C3]*50%" table:style-name="ce40">
            <text:p>16000</text:p>
          </table:table-cell>
          <table:table-cell office:value-type="float" office:value="12800" table:formula="of:=[.C3]*40%" table:style-name="ce41">
            <text:p>12800</text:p>
          </table:table-cell>
          <table:table-cell office:value-type="float" office:value="1280" table:formula="of:=[.F3]*10%" table:style-name="ce41">
            <text:p>1280</text:p>
          </table:table-cell>
          <table:table-cell office:value-type="float" office:value="5760" table:formula="of:=12%*([.C3]+[.E3])" table:style-name="ce41">
            <text:p>5760</text:p>
          </table:table-cell>
          <table:table-cell office:value-type="float" office:value="1174.3999999999999" table:formula="of:=3.67%*[.C3]" table:style-name="ce41">
            <text:p>1174</text:p>
          </table:table-cell>
          <table:table-cell office:value-type="float" office:value="67200" table:formula="of:=[.C3]+[.E3]+[.D3]+[.F3]" table:style-name="ce41">
            <text:p>67200</text:p>
          </table:table-cell>
          <table:table-cell office:value-type="float" office:value="5760" table:formula="of:=0.12*([.C3]+[.E3])" table:style-name="ce41">
            <text:p>5760</text:p>
          </table:table-cell>
          <table:table-cell office:value-type="float" office:value="33030" table:formula="of:=[.J3]-[.N3]" table:style-name="ce41">
            <text:p>33030</text:p>
          </table:table-cell>
          <table:table-cell office:value-type="float" office:value="28410" table:formula="of:=IF([.J3]&lt;=25000; 0; IF([.J3]&lt;=50000; ([.J3]-25000)*0.05; IF([.J3]&lt;=10000; 12500+([.J3]-50000)*0.2; 11250+([.J3]-10000)*0.3)))" table:style-name="ce41">
            <text:p>28410</text:p>
          </table:table-cell>
          <table:table-cell office:value-type="float" office:value="34170" table:formula="of:=[.M3]+[.K3]" table:style-name="ce41">
            <text:p>34170</text:p>
          </table:table-cell>
          <table:table-cell table:number-columns-repeated="16370" table:style-name="ce1"/>
        </table:table-row>
        <table:table-row table:style-name="ro8">
          <table:table-cell office:value-type="float" office:value="103" table:style-name="ce32">
            <text:p>103</text:p>
          </table:table-cell>
          <table:table-cell office:value-type="string" table:style-name="ce32">
            <text:p>Robert Brown</text:p>
          </table:table-cell>
          <table:table-cell office:value-type="float" office:value="28000" table:style-name="ce39">
            <text:p>28000</text:p>
          </table:table-cell>
          <table:table-cell office:value-type="float" office:value="5600" table:formula="of:=IF([.C4]&gt;=20000;[.C4]*20%;IF([.C4]&gt;=15000;[.C4]*15%;[.C4]*10%))" table:style-name="ce52">
            <text:p>5600</text:p>
          </table:table-cell>
          <table:table-cell office:value-type="float" office:value="14000" table:formula="of:=[.C4]*50%" table:style-name="ce40">
            <text:p>14000</text:p>
          </table:table-cell>
          <table:table-cell office:value-type="float" office:value="11200" table:formula="of:=[.C4]*40%" table:style-name="ce41">
            <text:p>11200</text:p>
          </table:table-cell>
          <table:table-cell office:value-type="float" office:value="1120" table:formula="of:=[.F4]*10%" table:style-name="ce41">
            <text:p>1120</text:p>
          </table:table-cell>
          <table:table-cell office:value-type="float" office:value="5040" table:formula="of:=12%*([.C4]+[.E4])" table:style-name="ce41">
            <text:p>5040</text:p>
          </table:table-cell>
          <table:table-cell office:value-type="float" office:value="1027.5999999999999" table:formula="of:=3.67%*[.C4]" table:style-name="ce41">
            <text:p>1028</text:p>
          </table:table-cell>
          <table:table-cell office:value-type="float" office:value="58800" table:formula="of:=[.C4]+[.E4]+[.D4]+[.F4]" table:style-name="ce41">
            <text:p>58800</text:p>
          </table:table-cell>
          <table:table-cell office:value-type="float" office:value="5040" table:formula="of:=0.12*([.C4]+[.E4])" table:style-name="ce41">
            <text:p>5040</text:p>
          </table:table-cell>
          <table:table-cell office:value-type="float" office:value="27870" table:formula="of:=[.J4]-[.N4]" table:style-name="ce41">
            <text:p>27870</text:p>
          </table:table-cell>
          <table:table-cell office:value-type="float" office:value="25890" table:formula="of:=IF([.J4]&lt;=25000; 0; IF([.J4]&lt;=50000; ([.J4]-25000)*0.05; IF([.J4]&lt;=10000; 12500+([.J4]-50000)*0.2; 11250+([.J4]-10000)*0.3)))" table:style-name="ce41">
            <text:p>25890</text:p>
          </table:table-cell>
          <table:table-cell office:value-type="float" office:value="30930" table:formula="of:=[.M4]+[.K4]" table:style-name="ce41">
            <text:p>30930</text:p>
          </table:table-cell>
          <table:table-cell table:number-columns-repeated="3" table:style-name="ce1"/>
          <table:table-cell office:value-type="string" table:style-name="ce31">
            <text:p>Basic Pay (BP)</text:p>
          </table:table-cell>
          <table:table-cell office:value-type="string" table:style-name="ce42">
            <text:p>SUM</text:p>
          </table:table-cell>
          <table:table-cell office:value-type="float" office:value="584000" table:formula="of:=SUM([.C2:.C20])" table:style-name="ce43">
            <text:p>584000</text:p>
          </table:table-cell>
          <table:table-cell table:number-columns-repeated="4" table:style-name="ce1"/>
          <table:table-cell office:value-type="string" table:style-name="ce44">
            <text:p>Employee Contribution</text:p>
          </table:table-cell>
          <table:table-cell table:number-columns-repeated="2" table:style-name="ce44"/>
          <table:table-cell table:number-columns-repeated="6" table:style-name="ce1"/>
          <table:table-cell office:value-type="string" table:style-name="ce45">
            <text:p>Net Pay (NP):</text:p>
          </table:table-cell>
          <table:table-cell table:number-columns-repeated="16350"/>
        </table:table-row>
        <table:table-row table:style-name="ro1">
          <table:table-cell office:value-type="float" office:value="104" table:style-name="ce32">
            <text:p>104</text:p>
          </table:table-cell>
          <table:table-cell office:value-type="string" table:style-name="ce32">
            <text:p>Emily Clark</text:p>
          </table:table-cell>
          <table:table-cell office:value-type="float" office:value="35000" table:style-name="ce50">
            <text:p>35000</text:p>
          </table:table-cell>
          <table:table-cell office:value-type="float" office:value="7000" table:formula="of:=IF([.C5]&gt;=20000;[.C5]*20%;IF([.C5]&gt;=15000;[.C5]*15%;[.C5]*10%))" table:style-name="ce52">
            <text:p>7000</text:p>
          </table:table-cell>
          <table:table-cell office:value-type="float" office:value="17500" table:formula="of:=[.C5]*50%" table:style-name="ce40">
            <text:p>17500</text:p>
          </table:table-cell>
          <table:table-cell office:value-type="float" office:value="14000" table:formula="of:=[.C5]*40%" table:style-name="ce41">
            <text:p>14000</text:p>
          </table:table-cell>
          <table:table-cell office:value-type="float" office:value="1400" table:formula="of:=[.F5]*10%" table:style-name="ce41">
            <text:p>1400</text:p>
          </table:table-cell>
          <table:table-cell office:value-type="float" office:value="6300" table:formula="of:=12%*([.C5]+[.E5])" table:style-name="ce41">
            <text:p>6300</text:p>
          </table:table-cell>
          <table:table-cell office:value-type="float" office:value="1284.4999999999998" table:formula="of:=3.67%*[.C5]" table:style-name="ce41">
            <text:p>1285</text:p>
          </table:table-cell>
          <table:table-cell office:value-type="float" office:value="73500" table:formula="of:=[.C5]+[.E5]+[.D5]+[.F5]" table:style-name="ce41">
            <text:p>73500</text:p>
          </table:table-cell>
          <table:table-cell office:value-type="float" office:value="6300" table:formula="of:=0.12*([.C5]+[.E5])" table:style-name="ce41">
            <text:p>6300</text:p>
          </table:table-cell>
          <table:table-cell office:value-type="float" office:value="36900" table:formula="of:=[.J5]-[.N5]" table:style-name="ce41">
            <text:p>36900</text:p>
          </table:table-cell>
          <table:table-cell office:value-type="float" office:value="30300" table:formula="of:=IF([.J5]&lt;=25000; 0; IF([.J5]&lt;=50000; ([.J5]-25000)*0.05; IF([.J5]&lt;=10000; 12500+([.J5]-50000)*0.2; 11250+([.J5]-10000)*0.3)))" table:style-name="ce41">
            <text:p>30300</text:p>
          </table:table-cell>
          <table:table-cell office:value-type="float" office:value="36600" table:formula="of:=[.M5]+[.K5]" table:style-name="ce41">
            <text:p>36600</text:p>
          </table:table-cell>
          <table:table-cell table:style-name="ce1"/>
          <table:table-cell table:style-name="ce1">
            <draw:frame draw:z-index="1" draw:id="id0" draw:style-name="a0" draw:name="Chart 1" svg:x="0.54418in" svg:y="0.15444in" svg:width="4.19792in" svg:height="1.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 table:style-name="ce1"/>
          <table:table-cell table:style-name="ce1">
            <draw:frame draw:z-index="4" draw:id="id3" draw:style-name="a3" draw:name="Chart 4" svg:x="0.63034in" svg:y="0.01709in" svg:width="4.42785in" svg:height="2.1017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7" table:style-name="ce1"/>
          <table:table-cell table:style-name="ce1">
            <draw:frame draw:z-index="7" draw:id="id6" draw:style-name="a6" draw:name="Chart 7" svg:x="0.62632in" svg:y="0.00985in" svg:width="4.50062in" svg:height="2.4932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53" table:style-name="ce1"/>
        </table:table-row>
        <table:table-row table:style-name="ro1">
          <table:table-cell office:value-type="float" office:value="105" table:style-name="ce32">
            <text:p>105</text:p>
          </table:table-cell>
          <table:table-cell office:value-type="string" table:style-name="ce32">
            <text:p>Michael Lee</text:p>
          </table:table-cell>
          <table:table-cell office:value-type="float" office:value="29000" table:style-name="ce39">
            <text:p>29000</text:p>
          </table:table-cell>
          <table:table-cell office:value-type="float" office:value="5800" table:formula="of:=IF([.C6]&gt;=20000;[.C6]*20%;IF([.C6]&gt;=15000;[.C6]*15%;[.C6]*10%))" table:style-name="ce52">
            <text:p>5800</text:p>
          </table:table-cell>
          <table:table-cell office:value-type="float" office:value="14500" table:formula="of:=[.C6]*50%" table:style-name="ce40">
            <text:p>14500</text:p>
          </table:table-cell>
          <table:table-cell office:value-type="float" office:value="11600" table:formula="of:=[.C6]*40%" table:style-name="ce41">
            <text:p>11600</text:p>
          </table:table-cell>
          <table:table-cell office:value-type="float" office:value="1160" table:formula="of:=[.F6]*10%" table:style-name="ce41">
            <text:p>1160</text:p>
          </table:table-cell>
          <table:table-cell office:value-type="float" office:value="5220" table:formula="of:=12%*([.C6]+[.E6])" table:style-name="ce41">
            <text:p>5220</text:p>
          </table:table-cell>
          <table:table-cell office:value-type="float" office:value="1064.3" table:formula="of:=3.67%*[.C6]" table:style-name="ce41">
            <text:p>1064</text:p>
          </table:table-cell>
          <table:table-cell office:value-type="float" office:value="60900" table:formula="of:=[.C6]+[.E6]+[.D6]+[.F6]" table:style-name="ce41">
            <text:p>60900</text:p>
          </table:table-cell>
          <table:table-cell office:value-type="float" office:value="5220" table:formula="of:=0.12*([.C6]+[.E6])" table:style-name="ce41">
            <text:p>5220</text:p>
          </table:table-cell>
          <table:table-cell office:value-type="float" office:value="29160" table:formula="of:=[.J6]-[.N6]" table:style-name="ce41">
            <text:p>29160</text:p>
          </table:table-cell>
          <table:table-cell office:value-type="float" office:value="26520" table:formula="of:=IF([.J6]&lt;=25000; 0; IF([.J6]&lt;=50000; ([.J6]-25000)*0.05; IF([.J6]&lt;=10000; 12500+([.J6]-50000)*0.2; 11250+([.J6]-10000)*0.3)))" table:style-name="ce41">
            <text:p>26520</text:p>
          </table:table-cell>
          <table:table-cell office:value-type="float" office:value="31740" table:formula="of:=[.M6]+[.K6]" table:style-name="ce41">
            <text:p>31740</text:p>
          </table:table-cell>
          <table:table-cell table:number-columns-repeated="16370" table:style-name="ce1"/>
        </table:table-row>
        <table:table-row table:style-name="ro1">
          <table:table-cell office:value-type="float" office:value="106" table:style-name="ce32">
            <text:p>106</text:p>
          </table:table-cell>
          <table:table-cell office:value-type="string" table:style-name="ce32">
            <text:p>Sarah Turner</text:p>
          </table:table-cell>
          <table:table-cell office:value-type="float" office:value="31000" table:style-name="ce39">
            <text:p>31000</text:p>
          </table:table-cell>
          <table:table-cell office:value-type="float" office:value="6200" table:formula="of:=IF([.C7]&gt;=20000;[.C7]*20%;IF([.C7]&gt;=15000;[.C7]*15%;[.C7]*10%))" table:style-name="ce52">
            <text:p>6200</text:p>
          </table:table-cell>
          <table:table-cell office:value-type="float" office:value="15500" table:formula="of:=[.C7]*50%" table:style-name="ce40">
            <text:p>15500</text:p>
          </table:table-cell>
          <table:table-cell office:value-type="float" office:value="12400" table:formula="of:=[.C7]*40%" table:style-name="ce41">
            <text:p>12400</text:p>
          </table:table-cell>
          <table:table-cell office:value-type="float" office:value="1240" table:formula="of:=[.F7]*10%" table:style-name="ce41">
            <text:p>1240</text:p>
          </table:table-cell>
          <table:table-cell office:value-type="float" office:value="5580" table:formula="of:=12%*([.C7]+[.E7])" table:style-name="ce41">
            <text:p>5580</text:p>
          </table:table-cell>
          <table:table-cell office:value-type="float" office:value="1137.6999999999998" table:formula="of:=3.67%*[.C7]" table:style-name="ce41">
            <text:p>1138</text:p>
          </table:table-cell>
          <table:table-cell office:value-type="float" office:value="65100" table:formula="of:=[.C7]+[.E7]+[.D7]+[.F7]" table:style-name="ce41">
            <text:p>65100</text:p>
          </table:table-cell>
          <table:table-cell office:value-type="float" office:value="5580" table:formula="of:=0.12*([.C7]+[.E7])" table:style-name="ce41">
            <text:p>5580</text:p>
          </table:table-cell>
          <table:table-cell office:value-type="float" office:value="31740" table:formula="of:=[.J7]-[.N7]" table:style-name="ce41">
            <text:p>31740</text:p>
          </table:table-cell>
          <table:table-cell office:value-type="float" office:value="27780" table:formula="of:=IF([.J7]&lt;=25000; 0; IF([.J7]&lt;=50000; ([.J7]-25000)*0.05; IF([.J7]&lt;=10000; 12500+([.J7]-50000)*0.2; 11250+([.J7]-10000)*0.3)))" table:style-name="ce41">
            <text:p>27780</text:p>
          </table:table-cell>
          <table:table-cell office:value-type="float" office:value="33360" table:formula="of:=[.M7]+[.K7]" table:style-name="ce41">
            <text:p>33360</text:p>
          </table:table-cell>
          <table:table-cell table:number-columns-repeated="16370" table:style-name="ce1"/>
        </table:table-row>
        <table:table-row table:style-name="ro1">
          <table:table-cell office:value-type="float" office:value="107" table:style-name="ce32">
            <text:p>107</text:p>
          </table:table-cell>
          <table:table-cell office:value-type="string" table:style-name="ce32">
            <text:p>James Scott</text:p>
          </table:table-cell>
          <table:table-cell office:value-type="float" office:value="33000" table:style-name="ce39">
            <text:p>33000</text:p>
          </table:table-cell>
          <table:table-cell office:value-type="float" office:value="6600" table:formula="of:=IF([.C8]&gt;=20000;[.C8]*20%;IF([.C8]&gt;=15000;[.C8]*15%;[.C8]*10%))" table:style-name="ce52">
            <text:p>6600</text:p>
          </table:table-cell>
          <table:table-cell office:value-type="float" office:value="16500" table:formula="of:=[.C8]*50%" table:style-name="ce40">
            <text:p>16500</text:p>
          </table:table-cell>
          <table:table-cell office:value-type="float" office:value="13200" table:formula="of:=[.C8]*40%" table:style-name="ce41">
            <text:p>13200</text:p>
          </table:table-cell>
          <table:table-cell office:value-type="float" office:value="1320" table:formula="of:=[.F8]*10%" table:style-name="ce41">
            <text:p>1320</text:p>
          </table:table-cell>
          <table:table-cell office:value-type="float" office:value="5940" table:formula="of:=12%*([.C8]+[.E8])" table:style-name="ce41">
            <text:p>5940</text:p>
          </table:table-cell>
          <table:table-cell office:value-type="float" office:value="1211.0999999999999" table:formula="of:=3.67%*[.C8]" table:style-name="ce41">
            <text:p>1211</text:p>
          </table:table-cell>
          <table:table-cell office:value-type="float" office:value="69300" table:formula="of:=[.C8]+[.E8]+[.D8]+[.F8]" table:style-name="ce41">
            <text:p>69300</text:p>
          </table:table-cell>
          <table:table-cell office:value-type="float" office:value="5940" table:formula="of:=0.12*([.C8]+[.E8])" table:style-name="ce41">
            <text:p>5940</text:p>
          </table:table-cell>
          <table:table-cell office:value-type="float" office:value="34320" table:formula="of:=[.J8]-[.N8]" table:style-name="ce41">
            <text:p>34320</text:p>
          </table:table-cell>
          <table:table-cell office:value-type="float" office:value="29040" table:formula="of:=IF([.J8]&lt;=25000; 0; IF([.J8]&lt;=50000; ([.J8]-25000)*0.05; IF([.J8]&lt;=10000; 12500+([.J8]-50000)*0.2; 11250+([.J8]-10000)*0.3)))" table:style-name="ce41">
            <text:p>29040</text:p>
          </table:table-cell>
          <table:table-cell office:value-type="float" office:value="34980" table:formula="of:=[.M8]+[.K8]" table:style-name="ce41">
            <text:p>34980</text:p>
          </table:table-cell>
          <table:table-cell table:number-columns-repeated="16370" table:style-name="ce1"/>
        </table:table-row>
        <table:table-row table:style-name="ro1">
          <table:table-cell office:value-type="float" office:value="108" table:style-name="ce32">
            <text:p>108</text:p>
          </table:table-cell>
          <table:table-cell office:value-type="string" table:style-name="ce32">
            <text:p>Olivia Harris</text:p>
          </table:table-cell>
          <table:table-cell office:value-type="float" office:value="34000" table:style-name="ce39">
            <text:p>34000</text:p>
          </table:table-cell>
          <table:table-cell office:value-type="float" office:value="6800" table:formula="of:=IF([.C9]&gt;=20000;[.C9]*20%;IF([.C9]&gt;=15000;[.C9]*15%;[.C9]*10%))" table:style-name="ce52">
            <text:p>6800</text:p>
          </table:table-cell>
          <table:table-cell office:value-type="float" office:value="17000" table:formula="of:=[.C9]*50%" table:style-name="ce40">
            <text:p>17000</text:p>
          </table:table-cell>
          <table:table-cell office:value-type="float" office:value="13600" table:formula="of:=[.C9]*40%" table:style-name="ce41">
            <text:p>13600</text:p>
          </table:table-cell>
          <table:table-cell office:value-type="float" office:value="1360" table:formula="of:=[.F9]*10%" table:style-name="ce41">
            <text:p>1360</text:p>
          </table:table-cell>
          <table:table-cell office:value-type="float" office:value="6120" table:formula="of:=12%*([.C9]+[.E9])" table:style-name="ce41">
            <text:p>6120</text:p>
          </table:table-cell>
          <table:table-cell office:value-type="float" office:value="1247.8" table:formula="of:=3.67%*[.C9]" table:style-name="ce41">
            <text:p>1248</text:p>
          </table:table-cell>
          <table:table-cell office:value-type="float" office:value="71400" table:formula="of:=[.C9]+[.E9]+[.D9]+[.F9]" table:style-name="ce41">
            <text:p>71400</text:p>
          </table:table-cell>
          <table:table-cell office:value-type="float" office:value="6120" table:formula="of:=0.12*([.C9]+[.E9])" table:style-name="ce41">
            <text:p>6120</text:p>
          </table:table-cell>
          <table:table-cell office:value-type="float" office:value="35610" table:formula="of:=[.J9]-[.N9]" table:style-name="ce41">
            <text:p>35610</text:p>
          </table:table-cell>
          <table:table-cell office:value-type="float" office:value="29670" table:formula="of:=IF([.J9]&lt;=25000; 0; IF([.J9]&lt;=50000; ([.J9]-25000)*0.05; IF([.J9]&lt;=10000; 12500+([.J9]-50000)*0.2; 11250+([.J9]-10000)*0.3)))" table:style-name="ce41">
            <text:p>29670</text:p>
          </table:table-cell>
          <table:table-cell office:value-type="float" office:value="35790" table:formula="of:=[.M9]+[.K9]" table:style-name="ce41">
            <text:p>35790</text:p>
          </table:table-cell>
          <table:table-cell table:number-columns-repeated="16370" table:style-name="ce1"/>
        </table:table-row>
        <table:table-row table:style-name="ro1">
          <table:table-cell office:value-type="float" office:value="109" table:style-name="ce32">
            <text:p>109</text:p>
          </table:table-cell>
          <table:table-cell office:value-type="string" table:style-name="ce32">
            <text:p>William King</text:p>
          </table:table-cell>
          <table:table-cell office:value-type="float" office:value="28000" table:style-name="ce39">
            <text:p>28000</text:p>
          </table:table-cell>
          <table:table-cell office:value-type="float" office:value="5600" table:formula="of:=IF([.C10]&gt;=20000;[.C10]*20%;IF([.C10]&gt;=15000;[.C10]*15%;[.C10]*10%))" table:style-name="ce52">
            <text:p>5600</text:p>
          </table:table-cell>
          <table:table-cell office:value-type="float" office:value="14000" table:formula="of:=[.C10]*50%" table:style-name="ce40">
            <text:p>14000</text:p>
          </table:table-cell>
          <table:table-cell office:value-type="float" office:value="11200" table:formula="of:=[.C10]*40%" table:style-name="ce41">
            <text:p>11200</text:p>
          </table:table-cell>
          <table:table-cell office:value-type="float" office:value="1120" table:formula="of:=[.F10]*10%" table:style-name="ce41">
            <text:p>1120</text:p>
          </table:table-cell>
          <table:table-cell office:value-type="float" office:value="5040" table:formula="of:=12%*([.C10]+[.E10])" table:style-name="ce41">
            <text:p>5040</text:p>
          </table:table-cell>
          <table:table-cell office:value-type="float" office:value="1027.5999999999999" table:formula="of:=3.67%*[.C10]" table:style-name="ce41">
            <text:p>1028</text:p>
          </table:table-cell>
          <table:table-cell office:value-type="float" office:value="58800" table:formula="of:=[.C10]+[.E10]+[.D10]+[.F10]" table:style-name="ce41">
            <text:p>58800</text:p>
          </table:table-cell>
          <table:table-cell office:value-type="float" office:value="5040" table:formula="of:=0.12*([.C10]+[.E10])" table:style-name="ce41">
            <text:p>5040</text:p>
          </table:table-cell>
          <table:table-cell office:value-type="float" office:value="27870" table:formula="of:=[.J10]-[.N10]" table:style-name="ce41">
            <text:p>27870</text:p>
          </table:table-cell>
          <table:table-cell office:value-type="float" office:value="25890" table:formula="of:=IF([.J10]&lt;=25000; 0; IF([.J10]&lt;=50000; ([.J10]-25000)*0.05; IF([.J10]&lt;=10000; 12500+([.J10]-50000)*0.2; 11250+([.J10]-10000)*0.3)))" table:style-name="ce41">
            <text:p>25890</text:p>
          </table:table-cell>
          <table:table-cell office:value-type="float" office:value="30930" table:formula="of:=[.M10]+[.K10]" table:style-name="ce41">
            <text:p>30930</text:p>
          </table:table-cell>
          <table:table-cell table:number-columns-repeated="16370" table:style-name="ce1"/>
        </table:table-row>
        <table:table-row table:style-name="ro1">
          <table:table-cell office:value-type="float" office:value="110" table:style-name="ce32">
            <text:p>110</text:p>
          </table:table-cell>
          <table:table-cell office:value-type="string" table:style-name="ce32">
            <text:p>Mia Walker</text:p>
          </table:table-cell>
          <table:table-cell office:value-type="float" office:value="26000" table:style-name="ce39">
            <text:p>26000</text:p>
          </table:table-cell>
          <table:table-cell office:value-type="float" office:value="5200" table:formula="of:=IF([.C11]&gt;=20000;[.C11]*20%;IF([.C11]&gt;=15000;[.C11]*15%;[.C11]*10%))" table:style-name="ce52">
            <text:p>5200</text:p>
          </table:table-cell>
          <table:table-cell office:value-type="float" office:value="13000" table:formula="of:=[.C11]*50%" table:style-name="ce40">
            <text:p>13000</text:p>
          </table:table-cell>
          <table:table-cell office:value-type="float" office:value="10400" table:formula="of:=[.C11]*40%" table:style-name="ce41">
            <text:p>10400</text:p>
          </table:table-cell>
          <table:table-cell office:value-type="float" office:value="1040" table:formula="of:=[.F11]*10%" table:style-name="ce41">
            <text:p>1040</text:p>
          </table:table-cell>
          <table:table-cell office:value-type="float" office:value="4680" table:formula="of:=12%*([.C11]+[.E11])" table:style-name="ce41">
            <text:p>4680</text:p>
          </table:table-cell>
          <table:table-cell office:value-type="float" office:value="954.19999999999993" table:formula="of:=3.67%*[.C11]" table:style-name="ce41">
            <text:p>954</text:p>
          </table:table-cell>
          <table:table-cell office:value-type="float" office:value="54600" table:formula="of:=[.C11]+[.E11]+[.D11]+[.F11]" table:style-name="ce41">
            <text:p>54600</text:p>
          </table:table-cell>
          <table:table-cell office:value-type="float" office:value="4680" table:formula="of:=0.12*([.C11]+[.E11])" table:style-name="ce41">
            <text:p>4680</text:p>
          </table:table-cell>
          <table:table-cell office:value-type="float" office:value="25290" table:formula="of:=[.J11]-[.N11]" table:style-name="ce41">
            <text:p>25290</text:p>
          </table:table-cell>
          <table:table-cell office:value-type="float" office:value="24630" table:formula="of:=IF([.J11]&lt;=25000; 0; IF([.J11]&lt;=50000; ([.J11]-25000)*0.05; IF([.J11]&lt;=10000; 12500+([.J11]-50000)*0.2; 11250+([.J11]-10000)*0.3)))" table:style-name="ce41">
            <text:p>24630</text:p>
          </table:table-cell>
          <table:table-cell office:value-type="float" office:value="29310" table:formula="of:=[.M11]+[.K11]" table:style-name="ce41">
            <text:p>29310</text:p>
          </table:table-cell>
          <table:table-cell table:number-columns-repeated="16370" table:style-name="ce1"/>
        </table:table-row>
        <table:table-row table:style-name="ro7">
          <table:table-cell office:value-type="float" office:value="111" table:style-name="ce32">
            <text:p>111</text:p>
          </table:table-cell>
          <table:table-cell office:value-type="string" table:style-name="ce32">
            <text:p>Daniel White</text:p>
          </table:table-cell>
          <table:table-cell office:value-type="float" office:value="37000" table:style-name="ce39">
            <text:p>37000</text:p>
          </table:table-cell>
          <table:table-cell office:value-type="float" office:value="7400" table:formula="of:=IF([.C12]&gt;=20000;[.C12]*20%;IF([.C12]&gt;=15000;[.C12]*15%;[.C12]*10%))" table:style-name="ce52">
            <text:p>7400</text:p>
          </table:table-cell>
          <table:table-cell office:value-type="float" office:value="18500" table:formula="of:=[.C12]*50%" table:style-name="ce40">
            <text:p>18500</text:p>
          </table:table-cell>
          <table:table-cell office:value-type="float" office:value="14800" table:formula="of:=[.C12]*40%" table:style-name="ce41">
            <text:p>14800</text:p>
          </table:table-cell>
          <table:table-cell office:value-type="float" office:value="1480" table:formula="of:=[.F12]*10%" table:style-name="ce41">
            <text:p>1480</text:p>
          </table:table-cell>
          <table:table-cell office:value-type="float" office:value="6660" table:formula="of:=12%*([.C12]+[.E12])" table:style-name="ce41">
            <text:p>6660</text:p>
          </table:table-cell>
          <table:table-cell office:value-type="float" office:value="1357.8999999999999" table:formula="of:=3.67%*[.C12]" table:style-name="ce41">
            <text:p>1358</text:p>
          </table:table-cell>
          <table:table-cell office:value-type="float" office:value="77700" table:formula="of:=[.C12]+[.E12]+[.D12]+[.F12]" table:style-name="ce41">
            <text:p>77700</text:p>
          </table:table-cell>
          <table:table-cell office:value-type="float" office:value="6660" table:formula="of:=0.12*([.C12]+[.E12])" table:style-name="ce41">
            <text:p>6660</text:p>
          </table:table-cell>
          <table:table-cell office:value-type="float" office:value="39480" table:formula="of:=[.J12]-[.N12]" table:style-name="ce41">
            <text:p>39480</text:p>
          </table:table-cell>
          <table:table-cell office:value-type="float" office:value="31560" table:formula="of:=IF([.J12]&lt;=25000; 0; IF([.J12]&lt;=50000; ([.J12]-25000)*0.05; IF([.J12]&lt;=10000; 12500+([.J12]-50000)*0.2; 11250+([.J12]-10000)*0.3)))" table:style-name="ce41">
            <text:p>31560</text:p>
          </table:table-cell>
          <table:table-cell office:value-type="float" office:value="38220" table:formula="of:=[.M12]+[.K12]" table:style-name="ce41">
            <text:p>38220</text:p>
          </table:table-cell>
          <table:table-cell table:number-columns-repeated="16370" table:style-name="ce1"/>
        </table:table-row>
        <table:table-row table:style-name="ro1">
          <table:table-cell office:value-type="float" office:value="112" table:style-name="ce32">
            <text:p>112</text:p>
          </table:table-cell>
          <table:table-cell office:value-type="string" table:style-name="ce32">
            <text:p>Grace Evans</text:p>
          </table:table-cell>
          <table:table-cell office:value-type="float" office:value="32000" table:style-name="ce39">
            <text:p>32000</text:p>
          </table:table-cell>
          <table:table-cell office:value-type="float" office:value="6400" table:formula="of:=IF([.C13]&gt;=20000;[.C13]*20%;IF([.C13]&gt;=15000;[.C13]*15%;[.C13]*10%))" table:style-name="ce52">
            <text:p>6400</text:p>
          </table:table-cell>
          <table:table-cell office:value-type="float" office:value="16000" table:formula="of:=[.C13]*50%" table:style-name="ce40">
            <text:p>16000</text:p>
          </table:table-cell>
          <table:table-cell office:value-type="float" office:value="12800" table:formula="of:=[.C13]*40%" table:style-name="ce41">
            <text:p>12800</text:p>
          </table:table-cell>
          <table:table-cell office:value-type="float" office:value="1280" table:formula="of:=[.F13]*10%" table:style-name="ce41">
            <text:p>1280</text:p>
          </table:table-cell>
          <table:table-cell office:value-type="float" office:value="5760" table:formula="of:=12%*([.C13]+[.E13])" table:style-name="ce41">
            <text:p>5760</text:p>
          </table:table-cell>
          <table:table-cell office:value-type="float" office:value="1174.3999999999999" table:formula="of:=3.67%*[.C13]" table:style-name="ce41">
            <text:p>1174</text:p>
          </table:table-cell>
          <table:table-cell office:value-type="float" office:value="67200" table:formula="of:=[.C13]+[.E13]+[.D13]+[.F13]" table:style-name="ce41">
            <text:p>67200</text:p>
          </table:table-cell>
          <table:table-cell office:value-type="float" office:value="5760" table:formula="of:=0.12*([.C13]+[.E13])" table:style-name="ce41">
            <text:p>5760</text:p>
          </table:table-cell>
          <table:table-cell office:value-type="float" office:value="33030" table:formula="of:=[.J13]-[.N13]" table:style-name="ce41">
            <text:p>33030</text:p>
          </table:table-cell>
          <table:table-cell office:value-type="float" office:value="28410" table:formula="of:=IF([.J13]&lt;=25000; 0; IF([.J13]&lt;=50000; ([.J13]-25000)*0.05; IF([.J13]&lt;=10000; 12500+([.J13]-50000)*0.2; 11250+([.J13]-10000)*0.3)))" table:style-name="ce41">
            <text:p>28410</text:p>
          </table:table-cell>
          <table:table-cell office:value-type="float" office:value="34170" table:formula="of:=[.M13]+[.K13]" table:style-name="ce41">
            <text:p>34170</text:p>
          </table:table-cell>
          <table:table-cell table:number-columns-repeated="16370" table:style-name="ce1"/>
        </table:table-row>
        <table:table-row table:style-name="ro9">
          <table:table-cell office:value-type="float" office:value="113" table:style-name="ce32">
            <text:p>113</text:p>
          </table:table-cell>
          <table:table-cell office:value-type="string" table:style-name="ce32">
            <text:p>Thomas Lee</text:p>
          </table:table-cell>
          <table:table-cell office:value-type="float" office:value="29000" table:style-name="ce39">
            <text:p>29000</text:p>
          </table:table-cell>
          <table:table-cell office:value-type="float" office:value="5800" table:formula="of:=IF([.C14]&gt;=20000;[.C14]*20%;IF([.C14]&gt;=15000;[.C14]*15%;[.C14]*10%))" table:style-name="ce52">
            <text:p>5800</text:p>
          </table:table-cell>
          <table:table-cell office:value-type="float" office:value="14500" table:formula="of:=[.C14]*50%" table:style-name="ce40">
            <text:p>14500</text:p>
          </table:table-cell>
          <table:table-cell office:value-type="float" office:value="11600" table:formula="of:=[.C14]*40%" table:style-name="ce41">
            <text:p>11600</text:p>
          </table:table-cell>
          <table:table-cell office:value-type="float" office:value="1160" table:formula="of:=[.F14]*10%" table:style-name="ce41">
            <text:p>1160</text:p>
          </table:table-cell>
          <table:table-cell office:value-type="float" office:value="5220" table:formula="of:=12%*([.C14]+[.E14])" table:style-name="ce41">
            <text:p>5220</text:p>
          </table:table-cell>
          <table:table-cell office:value-type="float" office:value="1064.3" table:formula="of:=3.67%*[.C14]" table:style-name="ce41">
            <text:p>1064</text:p>
          </table:table-cell>
          <table:table-cell office:value-type="float" office:value="60900" table:formula="of:=[.C14]+[.E14]+[.D14]+[.F14]" table:style-name="ce41">
            <text:p>60900</text:p>
          </table:table-cell>
          <table:table-cell office:value-type="float" office:value="5220" table:formula="of:=0.12*([.C14]+[.E14])" table:style-name="ce41">
            <text:p>5220</text:p>
          </table:table-cell>
          <table:table-cell office:value-type="float" office:value="29160" table:formula="of:=[.J14]-[.N14]" table:style-name="ce41">
            <text:p>29160</text:p>
          </table:table-cell>
          <table:table-cell office:value-type="float" office:value="26520" table:formula="of:=IF([.J14]&lt;=25000; 0; IF([.J14]&lt;=50000; ([.J14]-25000)*0.05; IF([.J14]&lt;=10000; 12500+([.J14]-50000)*0.2; 11250+([.J14]-10000)*0.3)))" table:style-name="ce41">
            <text:p>26520</text:p>
          </table:table-cell>
          <table:table-cell office:value-type="float" office:value="31740" table:formula="of:=[.M14]+[.K14]" table:style-name="ce41">
            <text:p>31740</text:p>
          </table:table-cell>
          <table:table-cell table:number-columns-repeated="3" table:style-name="ce1"/>
          <table:table-cell office:value-type="string" table:style-name="ce54">
            <text:p>Dearness Allowance (DA)</text:p>
          </table:table-cell>
          <table:table-cell office:value-type="string" table:style-name="ce42">
            <text:p>SUM</text:p>
          </table:table-cell>
          <table:table-cell office:value-type="float" office:value="292000" table:formula="of:=SUM([.E2:.E20])" table:style-name="ce46">
            <text:p>292000</text:p>
          </table:table-cell>
          <table:table-cell table:number-columns-repeated="16364" table:style-name="ce1"/>
        </table:table-row>
        <table:table-row table:style-name="ro1">
          <table:table-cell office:value-type="float" office:value="114" table:style-name="ce32">
            <text:p>114</text:p>
          </table:table-cell>
          <table:table-cell office:value-type="string" table:style-name="ce32">
            <text:p>Rachel Green</text:p>
          </table:table-cell>
          <table:table-cell office:value-type="float" office:value="30000" table:style-name="ce39">
            <text:p>30000</text:p>
          </table:table-cell>
          <table:table-cell office:value-type="float" office:value="6000" table:formula="of:=IF([.C15]&gt;=20000;[.C15]*20%;IF([.C15]&gt;=15000;[.C15]*15%;[.C15]*10%))" table:style-name="ce52">
            <text:p>6000</text:p>
          </table:table-cell>
          <table:table-cell office:value-type="float" office:value="15000" table:formula="of:=[.C15]*50%" table:style-name="ce40">
            <text:p>15000</text:p>
          </table:table-cell>
          <table:table-cell office:value-type="float" office:value="12000" table:formula="of:=[.C15]*40%" table:style-name="ce41">
            <text:p>12000</text:p>
          </table:table-cell>
          <table:table-cell office:value-type="float" office:value="1200" table:formula="of:=[.F15]*10%" table:style-name="ce41">
            <text:p>1200</text:p>
          </table:table-cell>
          <table:table-cell office:value-type="float" office:value="5400" table:formula="of:=12%*([.C15]+[.E15])" table:style-name="ce41">
            <text:p>5400</text:p>
          </table:table-cell>
          <table:table-cell office:value-type="float" office:value="1101" table:formula="of:=3.67%*[.C15]" table:style-name="ce41">
            <text:p>1101</text:p>
          </table:table-cell>
          <table:table-cell office:value-type="float" office:value="63000" table:formula="of:=[.C15]+[.E15]+[.D15]+[.F15]" table:style-name="ce41">
            <text:p>63000</text:p>
          </table:table-cell>
          <table:table-cell office:value-type="float" office:value="5400" table:formula="of:=0.12*([.C15]+[.E15])" table:style-name="ce41">
            <text:p>5400</text:p>
          </table:table-cell>
          <table:table-cell office:value-type="float" office:value="30450" table:formula="of:=[.J15]-[.N15]" table:style-name="ce41">
            <text:p>30450</text:p>
          </table:table-cell>
          <table:table-cell office:value-type="float" office:value="27150" table:formula="of:=IF([.J15]&lt;=25000; 0; IF([.J15]&lt;=50000; ([.J15]-25000)*0.05; IF([.J15]&lt;=10000; 12500+([.J15]-50000)*0.2; 11250+([.J15]-10000)*0.3)))" table:style-name="ce41">
            <text:p>27150</text:p>
          </table:table-cell>
          <table:table-cell office:value-type="float" office:value="32550" table:formula="of:=[.M15]+[.K15]" table:style-name="ce41">
            <text:p>32550</text:p>
          </table:table-cell>
          <table:table-cell table:style-name="ce1"/>
          <table:table-cell table:style-name="ce1">
            <draw:frame draw:z-index="2" draw:id="id1" draw:style-name="a1" draw:name="Chart 4" svg:x="0.64108in" svg:y="0.14075in" svg:width="4.28125in" svg:height="1.0364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8" table:style-name="ce1"/>
        </table:table-row>
        <table:table-row table:style-name="ro1">
          <table:table-cell office:value-type="float" office:value="115" table:style-name="ce32">
            <text:p>115</text:p>
          </table:table-cell>
          <table:table-cell office:value-type="string" table:style-name="ce32">
            <text:p>Alexander Hunt</text:p>
          </table:table-cell>
          <table:table-cell office:value-type="float" office:value="34000" table:style-name="ce39">
            <text:p>34000</text:p>
          </table:table-cell>
          <table:table-cell office:value-type="float" office:value="6800" table:formula="of:=IF([.C16]&gt;=20000;[.C16]*20%;IF([.C16]&gt;=15000;[.C16]*15%;[.C16]*10%))" table:style-name="ce52">
            <text:p>6800</text:p>
          </table:table-cell>
          <table:table-cell office:value-type="float" office:value="17000" table:formula="of:=[.C16]*50%" table:style-name="ce40">
            <text:p>17000</text:p>
          </table:table-cell>
          <table:table-cell office:value-type="float" office:value="13600" table:formula="of:=[.C16]*40%" table:style-name="ce41">
            <text:p>13600</text:p>
          </table:table-cell>
          <table:table-cell office:value-type="float" office:value="1360" table:formula="of:=[.F16]*10%" table:style-name="ce41">
            <text:p>1360</text:p>
          </table:table-cell>
          <table:table-cell office:value-type="float" office:value="6120" table:formula="of:=12%*([.C16]+[.E16])" table:style-name="ce41">
            <text:p>6120</text:p>
          </table:table-cell>
          <table:table-cell office:value-type="float" office:value="1247.8" table:formula="of:=3.67%*[.C16]" table:style-name="ce41">
            <text:p>1248</text:p>
          </table:table-cell>
          <table:table-cell office:value-type="float" office:value="71400" table:formula="of:=[.C16]+[.E16]+[.D16]+[.F16]" table:style-name="ce41">
            <text:p>71400</text:p>
          </table:table-cell>
          <table:table-cell office:value-type="float" office:value="6120" table:formula="of:=0.12*([.C16]+[.E16])" table:style-name="ce41">
            <text:p>6120</text:p>
          </table:table-cell>
          <table:table-cell office:value-type="float" office:value="35610" table:formula="of:=[.J16]-[.N16]" table:style-name="ce41">
            <text:p>35610</text:p>
          </table:table-cell>
          <table:table-cell office:value-type="float" office:value="29670" table:formula="of:=IF([.J16]&lt;=25000; 0; IF([.J16]&lt;=50000; ([.J16]-25000)*0.05; IF([.J16]&lt;=10000; 12500+([.J16]-50000)*0.2; 11250+([.J16]-10000)*0.3)))" table:style-name="ce41">
            <text:p>29670</text:p>
          </table:table-cell>
          <table:table-cell office:value-type="float" office:value="35790" table:formula="of:=[.M16]+[.K16]" table:style-name="ce41">
            <text:p>35790</text:p>
          </table:table-cell>
          <table:table-cell table:number-columns-repeated="16370" table:style-name="ce1"/>
        </table:table-row>
        <table:table-row table:style-name="ro10">
          <table:table-cell office:value-type="float" office:value="116" table:style-name="ce32">
            <text:p>116</text:p>
          </table:table-cell>
          <table:table-cell office:value-type="string" table:style-name="ce32">
            <text:p>Natalie Brown</text:p>
          </table:table-cell>
          <table:table-cell office:value-type="float" office:value="31000" table:style-name="ce39">
            <text:p>31000</text:p>
          </table:table-cell>
          <table:table-cell office:value-type="float" office:value="6200" table:formula="of:=IF([.C17]&gt;=20000;[.C17]*20%;IF([.C17]&gt;=15000;[.C17]*15%;[.C17]*10%))" table:style-name="ce52">
            <text:p>6200</text:p>
          </table:table-cell>
          <table:table-cell office:value-type="float" office:value="15500" table:formula="of:=[.C17]*50%" table:style-name="ce40">
            <text:p>15500</text:p>
          </table:table-cell>
          <table:table-cell office:value-type="float" office:value="12400" table:formula="of:=[.C17]*40%" table:style-name="ce41">
            <text:p>12400</text:p>
          </table:table-cell>
          <table:table-cell office:value-type="float" office:value="1240" table:formula="of:=[.F17]*10%" table:style-name="ce41">
            <text:p>1240</text:p>
          </table:table-cell>
          <table:table-cell office:value-type="float" office:value="5580" table:formula="of:=12%*([.C17]+[.E17])" table:style-name="ce41">
            <text:p>5580</text:p>
          </table:table-cell>
          <table:table-cell office:value-type="float" office:value="1137.6999999999998" table:formula="of:=3.67%*[.C17]" table:style-name="ce41">
            <text:p>1138</text:p>
          </table:table-cell>
          <table:table-cell office:value-type="float" office:value="65100" table:formula="of:=[.C17]+[.E17]+[.D17]+[.F17]" table:style-name="ce41">
            <text:p>65100</text:p>
          </table:table-cell>
          <table:table-cell office:value-type="float" office:value="5580" table:formula="of:=0.12*([.C17]+[.E17])" table:style-name="ce41">
            <text:p>5580</text:p>
          </table:table-cell>
          <table:table-cell office:value-type="float" office:value="31740" table:formula="of:=[.J17]-[.N17]" table:style-name="ce41">
            <text:p>31740</text:p>
          </table:table-cell>
          <table:table-cell office:value-type="float" office:value="27780" table:formula="of:=IF([.J17]&lt;=25000; 0; IF([.J17]&lt;=50000; ([.J17]-25000)*0.05; IF([.J17]&lt;=10000; 12500+([.J17]-50000)*0.2; 11250+([.J17]-10000)*0.3)))" table:style-name="ce41">
            <text:p>27780</text:p>
          </table:table-cell>
          <table:table-cell office:value-type="float" office:value="33360" table:formula="of:=[.M17]+[.K17]" table:style-name="ce41">
            <text:p>33360</text:p>
          </table:table-cell>
          <table:table-cell table:number-columns-repeated="10" table:style-name="ce1"/>
          <table:table-cell office:value-type="string" table:style-name="ce44">
            <text:p>Employer Contribution</text:p>
          </table:table-cell>
          <table:table-cell table:number-columns-repeated="3" table:style-name="ce44"/>
          <table:table-cell table:number-columns-repeated="16356" table:style-name="ce1"/>
        </table:table-row>
        <table:table-row table:style-name="ro1">
          <table:table-cell office:value-type="float" office:value="117" table:style-name="ce32">
            <text:p>117</text:p>
          </table:table-cell>
          <table:table-cell office:value-type="string" table:style-name="ce32">
            <text:p>Samuel Clark</text:p>
          </table:table-cell>
          <table:table-cell office:value-type="float" office:value="32000" table:style-name="ce39">
            <text:p>32000</text:p>
          </table:table-cell>
          <table:table-cell office:value-type="float" office:value="6400" table:formula="of:=IF([.C18]&gt;=20000;[.C18]*20%;IF([.C18]&gt;=15000;[.C18]*15%;[.C18]*10%))" table:style-name="ce52">
            <text:p>6400</text:p>
          </table:table-cell>
          <table:table-cell office:value-type="float" office:value="16000" table:formula="of:=[.C18]*50%" table:style-name="ce40">
            <text:p>16000</text:p>
          </table:table-cell>
          <table:table-cell office:value-type="float" office:value="12800" table:formula="of:=[.C18]*40%" table:style-name="ce41">
            <text:p>12800</text:p>
          </table:table-cell>
          <table:table-cell office:value-type="float" office:value="1280" table:formula="of:=[.F18]*10%" table:style-name="ce41">
            <text:p>1280</text:p>
          </table:table-cell>
          <table:table-cell office:value-type="float" office:value="5760" table:formula="of:=12%*([.C18]+[.E18])" table:style-name="ce41">
            <text:p>5760</text:p>
          </table:table-cell>
          <table:table-cell office:value-type="float" office:value="1174.3999999999999" table:formula="of:=3.67%*[.C18]" table:style-name="ce41">
            <text:p>1174</text:p>
          </table:table-cell>
          <table:table-cell office:value-type="float" office:value="67200" table:formula="of:=[.C18]+[.E18]+[.D18]+[.F18]" table:style-name="ce41">
            <text:p>67200</text:p>
          </table:table-cell>
          <table:table-cell office:value-type="float" office:value="5760" table:formula="of:=0.12*([.C18]+[.E18])" table:style-name="ce41">
            <text:p>5760</text:p>
          </table:table-cell>
          <table:table-cell office:value-type="float" office:value="33030" table:formula="of:=[.J18]-[.N18]" table:style-name="ce41">
            <text:p>33030</text:p>
          </table:table-cell>
          <table:table-cell office:value-type="float" office:value="28410" table:formula="of:=IF([.J18]&lt;=25000; 0; IF([.J18]&lt;=50000; ([.J18]-25000)*0.05; IF([.J18]&lt;=10000; 12500+([.J18]-50000)*0.2; 11250+([.J18]-10000)*0.3)))" table:style-name="ce41">
            <text:p>28410</text:p>
          </table:table-cell>
          <table:table-cell office:value-type="float" office:value="34170" table:formula="of:=[.M18]+[.K18]" table:style-name="ce41">
            <text:p>34170</text:p>
          </table:table-cell>
          <table:table-cell table:number-columns-repeated="8" table:style-name="ce1"/>
          <table:table-cell table:style-name="ce1">
            <draw:frame draw:z-index="5" draw:id="id4" draw:style-name="a4" draw:name="Chart 5" svg:x="0.63034in" svg:y="0.1453in" svg:width="4.02118in" svg:height="1.9546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1" table:style-name="ce1"/>
        </table:table-row>
        <table:table-row table:style-name="ro1">
          <table:table-cell office:value-type="float" office:value="118" table:style-name="ce32">
            <text:p>118</text:p>
          </table:table-cell>
          <table:table-cell office:value-type="string" table:style-name="ce32">
            <text:p>Zoe Wilson</text:p>
          </table:table-cell>
          <table:table-cell office:value-type="float" office:value="28000" table:style-name="ce39">
            <text:p>28000</text:p>
          </table:table-cell>
          <table:table-cell office:value-type="float" office:value="5600" table:formula="of:=IF([.C19]&gt;=20000;[.C19]*20%;IF([.C19]&gt;=15000;[.C19]*15%;[.C19]*10%))" table:style-name="ce52">
            <text:p>5600</text:p>
          </table:table-cell>
          <table:table-cell office:value-type="float" office:value="14000" table:formula="of:=[.C19]*50%" table:style-name="ce40">
            <text:p>14000</text:p>
          </table:table-cell>
          <table:table-cell office:value-type="float" office:value="11200" table:formula="of:=[.C19]*40%" table:style-name="ce41">
            <text:p>11200</text:p>
          </table:table-cell>
          <table:table-cell office:value-type="float" office:value="1120" table:formula="of:=[.F19]*10%" table:style-name="ce41">
            <text:p>1120</text:p>
          </table:table-cell>
          <table:table-cell office:value-type="float" office:value="5040" table:formula="of:=12%*([.C19]+[.E19])" table:style-name="ce41">
            <text:p>5040</text:p>
          </table:table-cell>
          <table:table-cell office:value-type="float" office:value="1027.5999999999999" table:formula="of:=3.67%*[.C19]" table:style-name="ce41">
            <text:p>1028</text:p>
          </table:table-cell>
          <table:table-cell office:value-type="float" office:value="58800" table:formula="of:=[.C19]+[.E19]+[.D19]+[.F19]" table:style-name="ce41">
            <text:p>58800</text:p>
          </table:table-cell>
          <table:table-cell office:value-type="float" office:value="5040" table:formula="of:=0.12*([.C19]+[.E19])" table:style-name="ce41">
            <text:p>5040</text:p>
          </table:table-cell>
          <table:table-cell office:value-type="float" office:value="27870" table:formula="of:=[.J19]-[.N19]" table:style-name="ce41">
            <text:p>27870</text:p>
          </table:table-cell>
          <table:table-cell office:value-type="float" office:value="25890" table:formula="of:=IF([.J19]&lt;=25000; 0; IF([.J19]&lt;=50000; ([.J19]-25000)*0.05; IF([.J19]&lt;=10000; 12500+([.J19]-50000)*0.2; 11250+([.J19]-10000)*0.3)))" table:style-name="ce41">
            <text:p>25890</text:p>
          </table:table-cell>
          <table:table-cell office:value-type="float" office:value="30930" table:formula="of:=[.M19]+[.K19]" table:style-name="ce41">
            <text:p>30930</text:p>
          </table:table-cell>
          <table:table-cell table:number-columns-repeated="16370" table:style-name="ce1"/>
        </table:table-row>
        <table:table-row table:style-name="ro1">
          <table:table-cell office:value-type="float" office:value="119" table:style-name="ce32">
            <text:p>119</text:p>
          </table:table-cell>
          <table:table-cell office:value-type="string" table:style-name="ce32">
            <text:p>Ethan Davis</text:p>
          </table:table-cell>
          <table:table-cell office:value-type="float" office:value="25000" table:style-name="ce39">
            <text:p>25000</text:p>
          </table:table-cell>
          <table:table-cell office:value-type="float" office:value="5000" table:formula="of:=IF([.C20]&gt;=20000;[.C20]*20%;IF([.C20]&gt;=15000;[.C20]*15%;[.C20]*10%))" table:style-name="ce52">
            <text:p>5000</text:p>
          </table:table-cell>
          <table:table-cell office:value-type="float" office:value="12500" table:formula="of:=[.C20]*50%" table:style-name="ce40">
            <text:p>12500</text:p>
          </table:table-cell>
          <table:table-cell office:value-type="float" office:value="10000" table:formula="of:=[.C20]*40%" table:style-name="ce41">
            <text:p>10000</text:p>
          </table:table-cell>
          <table:table-cell office:value-type="float" office:value="1000" table:formula="of:=[.F20]*10%" table:style-name="ce41">
            <text:p>1000</text:p>
          </table:table-cell>
          <table:table-cell office:value-type="float" office:value="4500" table:formula="of:=12%*([.C20]+[.E20])" table:style-name="ce41">
            <text:p>4500</text:p>
          </table:table-cell>
          <table:table-cell office:value-type="float" office:value="917.49999999999989" table:formula="of:=3.67%*[.C20]" table:style-name="ce41">
            <text:p>918</text:p>
          </table:table-cell>
          <table:table-cell office:value-type="float" office:value="52500" table:formula="of:=[.C20]+[.E20]+[.D20]+[.F20]" table:style-name="ce41">
            <text:p>52500</text:p>
          </table:table-cell>
          <table:table-cell office:value-type="float" office:value="4500" table:formula="of:=0.12*([.C20]+[.E20])" table:style-name="ce41">
            <text:p>4500</text:p>
          </table:table-cell>
          <table:table-cell office:value-type="float" office:value="24000" table:formula="of:=[.J20]-[.N20]" table:style-name="ce41">
            <text:p>24000</text:p>
          </table:table-cell>
          <table:table-cell office:value-type="float" office:value="24000" table:formula="of:=IF([.J20]&lt;=25000; 0; IF([.J20]&lt;=50000; ([.J20]-25000)*0.05; IF([.J20]&lt;=10000; 12500+([.J20]-50000)*0.2; 11250+([.J20]-10000)*0.3)))" table:style-name="ce41">
            <text:p>24000</text:p>
          </table:table-cell>
          <table:table-cell office:value-type="float" office:value="28500" table:formula="of:=[.M20]+[.K20]" table:style-name="ce41">
            <text:p>28500</text:p>
          </table:table-cell>
          <table:table-cell table:number-columns-repeated="16370" table:style-name="ce1"/>
        </table:table-row>
        <table:table-row table:style-name="ro1">
          <table:table-cell office:value-type="float" office:value="120" table:style-name="ce32">
            <text:p>120</text:p>
          </table:table-cell>
          <table:table-cell office:value-type="string" table:style-name="ce32">
            <text:p>John Doe</text:p>
          </table:table-cell>
          <table:table-cell office:value-type="float" office:value="29701.754385964901" table:style-name="ce39">
            <text:p>29702</text:p>
          </table:table-cell>
          <table:table-cell office:value-type="float" office:value="5940.350877192981" table:formula="of:=IF([.C21]&gt;=20000;[.C21]*20%;IF([.C21]&gt;=15000;[.C21]*15%;[.C21]*10%))" table:style-name="ce52">
            <text:p>5940</text:p>
          </table:table-cell>
          <table:table-cell office:value-type="float" office:value="14850.877192982451" table:formula="of:=[.C21]*50%" table:style-name="ce40">
            <text:p>14851</text:p>
          </table:table-cell>
          <table:table-cell office:value-type="float" office:value="11880.701754385962" table:formula="of:=[.C21]*40%" table:style-name="ce41">
            <text:p>11881</text:p>
          </table:table-cell>
          <table:table-cell office:value-type="float" office:value="1188.0701754385962" table:formula="of:=[.F21]*10%" table:style-name="ce41">
            <text:p>1188</text:p>
          </table:table-cell>
          <table:table-cell office:value-type="float" office:value="5346.3157894736823" table:formula="of:=12%*([.C21]+[.E21])" table:style-name="ce41">
            <text:p>5346</text:p>
          </table:table-cell>
          <table:table-cell office:value-type="float" office:value="1090.0543859649117" table:formula="of:=3.67%*[.C21]" table:style-name="ce41">
            <text:p>1090</text:p>
          </table:table-cell>
          <table:table-cell office:value-type="float" office:value="62373.684210526299" table:formula="of:=[.C21]+[.E21]+[.D21]+[.F21]" table:style-name="ce41">
            <text:p>62374</text:p>
          </table:table-cell>
          <table:table-cell office:value-type="float" office:value="5346.3157894736823" table:formula="of:=0.12*([.C21]+[.E21])" table:style-name="ce41">
            <text:p>5346</text:p>
          </table:table-cell>
          <table:table-cell office:value-type="float" office:value="30065.263157894726" table:formula="of:=[.J21]-[.N21]" table:style-name="ce41">
            <text:p>30065</text:p>
          </table:table-cell>
          <table:table-cell office:value-type="float" office:value="26962.10526315789" table:formula="of:=IF([.J21]&lt;=25000; 0; IF([.J21]&lt;=50000; ([.J21]-25000)*0.05; IF([.J21]&lt;=10000; 12500+([.J21]-50000)*0.2; 11250+([.J21]-10000)*0.3)))" table:style-name="ce41">
            <text:p>26962</text:p>
          </table:table-cell>
          <table:table-cell office:value-type="float" office:value="32308.421052631573" table:formula="of:=[.M21]+[.K21]" table:style-name="ce41">
            <text:p>32308</text:p>
          </table:table-cell>
          <table:table-cell table:number-columns-repeated="16370" table:style-name="ce1"/>
        </table:table-row>
        <table:table-row table:style-name="ro1">
          <table:table-cell office:value-type="float" office:value="121" table:style-name="ce32">
            <text:p>121</text:p>
          </table:table-cell>
          <table:table-cell office:value-type="string" table:style-name="ce32">
            <text:p>Jane Smith</text:p>
          </table:table-cell>
          <table:table-cell office:value-type="float" office:value="29598.245614035099" table:style-name="ce39">
            <text:p>29598</text:p>
          </table:table-cell>
          <table:table-cell office:value-type="float" office:value="5919.6491228070199" table:formula="of:=IF([.C22]&gt;=20000;[.C22]*20%;IF([.C22]&gt;=15000;[.C22]*15%;[.C22]*10%))" table:style-name="ce52">
            <text:p>5920</text:p>
          </table:table-cell>
          <table:table-cell office:value-type="float" office:value="14799.122807017549" table:formula="of:=[.C22]*50%" table:style-name="ce40">
            <text:p>14799</text:p>
          </table:table-cell>
          <table:table-cell office:value-type="float" office:value="11839.29824561404" table:formula="of:=[.C22]*40%" table:style-name="ce41">
            <text:p>11839</text:p>
          </table:table-cell>
          <table:table-cell office:value-type="float" office:value="1183.9298245614041" table:formula="of:=[.F22]*10%" table:style-name="ce41">
            <text:p>1184</text:p>
          </table:table-cell>
          <table:table-cell office:value-type="float" office:value="5327.6842105263177" table:formula="of:=12%*([.C22]+[.E22])" table:style-name="ce41">
            <text:p>5328</text:p>
          </table:table-cell>
          <table:table-cell office:value-type="float" office:value="1086.255614035088" table:formula="of:=3.67%*[.C22]" table:style-name="ce41">
            <text:p>1086</text:p>
          </table:table-cell>
          <table:table-cell office:value-type="float" office:value="62156.315789473709" table:formula="of:=[.C22]+[.E22]+[.D22]+[.F22]" table:style-name="ce41">
            <text:p>62156</text:p>
          </table:table-cell>
          <table:table-cell office:value-type="float" office:value="5327.6842105263177" table:formula="of:=0.12*([.C22]+[.E22])" table:style-name="ce41">
            <text:p>5328</text:p>
          </table:table-cell>
          <table:table-cell office:value-type="float" office:value="29931.736842105278" table:formula="of:=[.J22]-[.N22]" table:style-name="ce41">
            <text:p>29932</text:p>
          </table:table-cell>
          <table:table-cell office:value-type="float" office:value="26896.894736842114" table:formula="of:=IF([.J22]&lt;=25000; 0; IF([.J22]&lt;=50000; ([.J22]-25000)*0.05; IF([.J22]&lt;=10000; 12500+([.J22]-50000)*0.2; 11250+([.J22]-10000)*0.3)))" table:style-name="ce41">
            <text:p>26897</text:p>
          </table:table-cell>
          <table:table-cell office:value-type="float" office:value="32224.578947368431" table:formula="of:=[.M22]+[.K22]" table:style-name="ce41">
            <text:p>32225</text:p>
          </table:table-cell>
          <table:table-cell table:number-columns-repeated="16370" table:style-name="ce1"/>
        </table:table-row>
        <table:table-row table:style-name="ro1">
          <table:table-cell office:value-type="float" office:value="122" table:style-name="ce32">
            <text:p>122</text:p>
          </table:table-cell>
          <table:table-cell office:value-type="string" table:style-name="ce32">
            <text:p>Robert Brown</text:p>
          </table:table-cell>
          <table:table-cell office:value-type="float" office:value="29494.7368421053" table:style-name="ce39">
            <text:p>29495</text:p>
          </table:table-cell>
          <table:table-cell office:value-type="float" office:value="5898.9473684210607" table:formula="of:=IF([.C23]&gt;=20000;[.C23]*20%;IF([.C23]&gt;=15000;[.C23]*15%;[.C23]*10%))" table:style-name="ce52">
            <text:p>5899</text:p>
          </table:table-cell>
          <table:table-cell office:value-type="float" office:value="14747.36842105265" table:formula="of:=[.C23]*50%" table:style-name="ce40">
            <text:p>14747</text:p>
          </table:table-cell>
          <table:table-cell office:value-type="float" office:value="11797.894736842121" table:formula="of:=[.C23]*40%" table:style-name="ce41">
            <text:p>11798</text:p>
          </table:table-cell>
          <table:table-cell office:value-type="float" office:value="1179.7894736842122" table:formula="of:=[.F23]*10%" table:style-name="ce41">
            <text:p>1180</text:p>
          </table:table-cell>
          <table:table-cell office:value-type="float" office:value="5309.0526315789539" table:formula="of:=12%*([.C23]+[.E23])" table:style-name="ce41">
            <text:p>5309</text:p>
          </table:table-cell>
          <table:table-cell office:value-type="float" office:value="1082.4568421052643" table:formula="of:=3.67%*[.C23]" table:style-name="ce41">
            <text:p>1082</text:p>
          </table:table-cell>
          <table:table-cell office:value-type="float" office:value="61938.947368421133" table:formula="of:=[.C23]+[.E23]+[.D23]+[.F23]" table:style-name="ce41">
            <text:p>61939</text:p>
          </table:table-cell>
          <table:table-cell office:value-type="float" office:value="5309.0526315789539" table:formula="of:=0.12*([.C23]+[.E23])" table:style-name="ce41">
            <text:p>5309</text:p>
          </table:table-cell>
          <table:table-cell office:value-type="float" office:value="29798.210526315841" table:formula="of:=[.J23]-[.N23]" table:style-name="ce41">
            <text:p>29798</text:p>
          </table:table-cell>
          <table:table-cell office:value-type="float" office:value="26831.684210526339" table:formula="of:=IF([.J23]&lt;=25000; 0; IF([.J23]&lt;=50000; ([.J23]-25000)*0.05; IF([.J23]&lt;=10000; 12500+([.J23]-50000)*0.2; 11250+([.J23]-10000)*0.3)))" table:style-name="ce41">
            <text:p>26832</text:p>
          </table:table-cell>
          <table:table-cell office:value-type="float" office:value="32140.736842105292" table:formula="of:=[.M23]+[.K23]" table:style-name="ce41">
            <text:p>32141</text:p>
          </table:table-cell>
          <table:table-cell table:number-columns-repeated="16370" table:style-name="ce1"/>
        </table:table-row>
        <table:table-row table:style-name="ro1">
          <table:table-cell office:value-type="float" office:value="123" table:style-name="ce32">
            <text:p>123</text:p>
          </table:table-cell>
          <table:table-cell office:value-type="string" table:style-name="ce32">
            <text:p>Emily Clark</text:p>
          </table:table-cell>
          <table:table-cell office:value-type="float" office:value="29391.228070175399" table:style-name="ce50">
            <text:p>29391</text:p>
          </table:table-cell>
          <table:table-cell office:value-type="float" office:value="5878.2456140350805" table:formula="of:=IF([.C24]&gt;=20000;[.C24]*20%;IF([.C24]&gt;=15000;[.C24]*15%;[.C24]*10%))" table:style-name="ce52">
            <text:p>5878</text:p>
          </table:table-cell>
          <table:table-cell office:value-type="float" office:value="14695.614035087699" table:formula="of:=[.C24]*50%" table:style-name="ce40">
            <text:p>14696</text:p>
          </table:table-cell>
          <table:table-cell office:value-type="float" office:value="11756.491228070161" table:formula="of:=[.C24]*40%" table:style-name="ce41">
            <text:p>11756</text:p>
          </table:table-cell>
          <table:table-cell office:value-type="float" office:value="1175.6491228070161" table:formula="of:=[.F24]*10%" table:style-name="ce41">
            <text:p>1176</text:p>
          </table:table-cell>
          <table:table-cell office:value-type="float" office:value="5290.4210526315719" table:formula="of:=12%*([.C24]+[.E24])" table:style-name="ce41">
            <text:p>5290</text:p>
          </table:table-cell>
          <table:table-cell office:value-type="float" office:value="1078.6580701754369" table:formula="of:=3.67%*[.C24]" table:style-name="ce41">
            <text:p>1079</text:p>
          </table:table-cell>
          <table:table-cell office:value-type="float" office:value="61721.578947368347" table:formula="of:=[.C24]+[.E24]+[.D24]+[.F24]" table:style-name="ce41">
            <text:p>61722</text:p>
          </table:table-cell>
          <table:table-cell office:value-type="float" office:value="5290.4210526315719" table:formula="of:=0.12*([.C24]+[.E24])" table:style-name="ce41">
            <text:p>5290</text:p>
          </table:table-cell>
          <table:table-cell office:value-type="float" office:value="29664.684210526269" table:formula="of:=[.J24]-[.N24]" table:style-name="ce41">
            <text:p>29665</text:p>
          </table:table-cell>
          <table:table-cell office:value-type="float" office:value="26766.473684210505" table:formula="of:=IF([.J24]&lt;=25000; 0; IF([.J24]&lt;=50000; ([.J24]-25000)*0.05; IF([.J24]&lt;=10000; 12500+([.J24]-50000)*0.2; 11250+([.J24]-10000)*0.3)))" table:style-name="ce41">
            <text:p>26766</text:p>
          </table:table-cell>
          <table:table-cell office:value-type="float" office:value="32056.894736842078" table:formula="of:=[.M24]+[.K24]" table:style-name="ce41">
            <text:p>32057</text:p>
          </table:table-cell>
          <table:table-cell table:number-columns-repeated="16370" table:style-name="ce1"/>
        </table:table-row>
        <table:table-row table:style-name="ro1">
          <table:table-cell office:value-type="float" office:value="124" table:style-name="ce32">
            <text:p>124</text:p>
          </table:table-cell>
          <table:table-cell office:value-type="string" table:style-name="ce32">
            <text:p>Michael Lee</text:p>
          </table:table-cell>
          <table:table-cell office:value-type="float" office:value="29287.7192982456" table:style-name="ce39">
            <text:p>29288</text:p>
          </table:table-cell>
          <table:table-cell office:value-type="float" office:value="5857.5438596491203" table:formula="of:=IF([.C25]&gt;=20000;[.C25]*20%;IF([.C25]&gt;=15000;[.C25]*15%;[.C25]*10%))" table:style-name="ce52">
            <text:p>5858</text:p>
          </table:table-cell>
          <table:table-cell office:value-type="float" office:value="14643.8596491228" table:formula="of:=[.C25]*50%" table:style-name="ce40">
            <text:p>14644</text:p>
          </table:table-cell>
          <table:table-cell office:value-type="float" office:value="11715.087719298241" table:formula="of:=[.C25]*40%" table:style-name="ce41">
            <text:p>11715</text:p>
          </table:table-cell>
          <table:table-cell office:value-type="float" office:value="1171.5087719298242" table:formula="of:=[.F25]*10%" table:style-name="ce41">
            <text:p>1172</text:p>
          </table:table-cell>
          <table:table-cell office:value-type="float" office:value="5271.7894736842072" table:formula="of:=12%*([.C25]+[.E25])" table:style-name="ce41">
            <text:p>5272</text:p>
          </table:table-cell>
          <table:table-cell office:value-type="float" office:value="1074.8592982456134" table:formula="of:=3.67%*[.C25]" table:style-name="ce41">
            <text:p>1075</text:p>
          </table:table-cell>
          <table:table-cell office:value-type="float" office:value="61504.210526315757" table:formula="of:=[.C25]+[.E25]+[.D25]+[.F25]" table:style-name="ce41">
            <text:p>61504</text:p>
          </table:table-cell>
          <table:table-cell office:value-type="float" office:value="5271.7894736842072" table:formula="of:=0.12*([.C25]+[.E25])" table:style-name="ce41">
            <text:p>5272</text:p>
          </table:table-cell>
          <table:table-cell office:value-type="float" office:value="29531.157894736825" table:formula="of:=[.J25]-[.N25]" table:style-name="ce41">
            <text:p>29531</text:p>
          </table:table-cell>
          <table:table-cell office:value-type="float" office:value="26701.263157894726" table:formula="of:=IF([.J25]&lt;=25000; 0; IF([.J25]&lt;=50000; ([.J25]-25000)*0.05; IF([.J25]&lt;=10000; 12500+([.J25]-50000)*0.2; 11250+([.J25]-10000)*0.3)))" table:style-name="ce41">
            <text:p>26701</text:p>
          </table:table-cell>
          <table:table-cell office:value-type="float" office:value="31973.052631578932" table:formula="of:=[.M25]+[.K25]" table:style-name="ce41">
            <text:p>31973</text:p>
          </table:table-cell>
          <table:table-cell table:number-columns-repeated="16370" table:style-name="ce1"/>
        </table:table-row>
        <table:table-row table:style-name="ro11">
          <table:table-cell office:value-type="float" office:value="125" table:style-name="ce32">
            <text:p>125</text:p>
          </table:table-cell>
          <table:table-cell office:value-type="string" table:style-name="ce32">
            <text:p>Sarah Turner</text:p>
          </table:table-cell>
          <table:table-cell office:value-type="float" office:value="29184.210526315801" table:style-name="ce39">
            <text:p>29184</text:p>
          </table:table-cell>
          <table:table-cell office:value-type="float" office:value="5836.8421052631602" table:formula="of:=IF([.C26]&gt;=20000;[.C26]*20%;IF([.C26]&gt;=15000;[.C26]*15%;[.C26]*10%))" table:style-name="ce52">
            <text:p>5837</text:p>
          </table:table-cell>
          <table:table-cell office:value-type="float" office:value="14592.1052631579" table:formula="of:=[.C26]*50%" table:style-name="ce40">
            <text:p>14592</text:p>
          </table:table-cell>
          <table:table-cell office:value-type="float" office:value="11673.68421052632" table:formula="of:=[.C26]*40%" table:style-name="ce41">
            <text:p>11674</text:p>
          </table:table-cell>
          <table:table-cell office:value-type="float" office:value="1167.3684210526321" table:formula="of:=[.F26]*10%" table:style-name="ce41">
            <text:p>1167</text:p>
          </table:table-cell>
          <table:table-cell office:value-type="float" office:value="5253.1578947368444" table:formula="of:=12%*([.C26]+[.E26])" table:style-name="ce41">
            <text:p>5253</text:p>
          </table:table-cell>
          <table:table-cell office:value-type="float" office:value="1071.0605263157897" table:formula="of:=3.67%*[.C26]" table:style-name="ce41">
            <text:p>1071</text:p>
          </table:table-cell>
          <table:table-cell office:value-type="float" office:value="61286.842105263182" table:formula="of:=[.C26]+[.E26]+[.D26]+[.F26]" table:style-name="ce41">
            <text:p>61287</text:p>
          </table:table-cell>
          <table:table-cell office:value-type="float" office:value="5253.1578947368444" table:formula="of:=0.12*([.C26]+[.E26])" table:style-name="ce41">
            <text:p>5253</text:p>
          </table:table-cell>
          <table:table-cell office:value-type="float" office:value="29397.631578947385" table:formula="of:=[.J26]-[.N26]" table:style-name="ce41">
            <text:p>29398</text:p>
          </table:table-cell>
          <table:table-cell office:value-type="float" office:value="26636.052631578954" table:formula="of:=IF([.J26]&lt;=25000; 0; IF([.J26]&lt;=50000; ([.J26]-25000)*0.05; IF([.J26]&lt;=10000; 12500+([.J26]-50000)*0.2; 11250+([.J26]-10000)*0.3)))" table:style-name="ce41">
            <text:p>26636</text:p>
          </table:table-cell>
          <table:table-cell office:value-type="float" office:value="31889.210526315797" table:formula="of:=[.M26]+[.K26]" table:style-name="ce41">
            <text:p>31889</text:p>
          </table:table-cell>
          <table:table-cell table:number-columns-repeated="3" table:style-name="ce1"/>
          <table:table-cell office:value-type="string" table:style-name="ce55">
            <text:p>House Rent Allowance (HRA)</text:p>
          </table:table-cell>
          <table:table-cell office:value-type="string" table:style-name="ce42">
            <text:p>SUM</text:p>
          </table:table-cell>
          <table:table-cell office:value-type="float" office:value="233600" table:formula="of:=SUM([.F2:.F20])" table:style-name="ce46">
            <text:p>233600</text:p>
          </table:table-cell>
          <table:table-cell table:number-columns-repeated="16364" table:style-name="ce1"/>
        </table:table-row>
        <table:table-row table:style-name="ro1">
          <table:table-cell office:value-type="float" office:value="126" table:style-name="ce32">
            <text:p>126</text:p>
          </table:table-cell>
          <table:table-cell office:value-type="string" table:style-name="ce32">
            <text:p>James Scott</text:p>
          </table:table-cell>
          <table:table-cell office:value-type="float" office:value="29080.701754385998" table:style-name="ce39">
            <text:p>29081</text:p>
          </table:table-cell>
          <table:table-cell office:value-type="float" office:value="5816.1403508772" table:formula="of:=IF([.C27]&gt;=20000;[.C27]*20%;IF([.C27]&gt;=15000;[.C27]*15%;[.C27]*10%))" table:style-name="ce52">
            <text:p>5816</text:p>
          </table:table-cell>
          <table:table-cell office:value-type="float" office:value="14540.350877192999" table:formula="of:=[.C27]*50%" table:style-name="ce40">
            <text:p>14540</text:p>
          </table:table-cell>
          <table:table-cell office:value-type="float" office:value="11632.2807017544" table:formula="of:=[.C27]*40%" table:style-name="ce41">
            <text:p>11632</text:p>
          </table:table-cell>
          <table:table-cell office:value-type="float" office:value="1163.2280701754401" table:formula="of:=[.F27]*10%" table:style-name="ce41">
            <text:p>1163</text:p>
          </table:table-cell>
          <table:table-cell office:value-type="float" office:value="5234.5263157894797" table:formula="of:=12%*([.C27]+[.E27])" table:style-name="ce41">
            <text:p>5235</text:p>
          </table:table-cell>
          <table:table-cell office:value-type="float" office:value="1067.261754385966" table:formula="of:=3.67%*[.C27]" table:style-name="ce41">
            <text:p>1067</text:p>
          </table:table-cell>
          <table:table-cell office:value-type="float" office:value="61069.473684210592" table:formula="of:=[.C27]+[.E27]+[.D27]+[.F27]" table:style-name="ce41">
            <text:p>61069</text:p>
          </table:table-cell>
          <table:table-cell office:value-type="float" office:value="5234.5263157894797" table:formula="of:=0.12*([.C27]+[.E27])" table:style-name="ce41">
            <text:p>5235</text:p>
          </table:table-cell>
          <table:table-cell office:value-type="float" office:value="29264.105263157937" table:formula="of:=[.J27]-[.N27]" table:style-name="ce41">
            <text:p>29264</text:p>
          </table:table-cell>
          <table:table-cell office:value-type="float" office:value="26570.842105263175" table:formula="of:=IF([.J27]&lt;=25000; 0; IF([.J27]&lt;=50000; ([.J27]-25000)*0.05; IF([.J27]&lt;=10000; 12500+([.J27]-50000)*0.2; 11250+([.J27]-10000)*0.3)))" table:style-name="ce41">
            <text:p>26571</text:p>
          </table:table-cell>
          <table:table-cell office:value-type="float" office:value="31805.368421052655" table:formula="of:=[.M27]+[.K27]" table:style-name="ce41">
            <text:p>31805</text:p>
          </table:table-cell>
          <table:table-cell table:number-columns-repeated="16370" table:style-name="ce1"/>
        </table:table-row>
        <table:table-row table:style-name="ro12">
          <table:table-cell office:value-type="float" office:value="127" table:style-name="ce32">
            <text:p>127</text:p>
          </table:table-cell>
          <table:table-cell office:value-type="string" table:style-name="ce32">
            <text:p>Olivia Harris</text:p>
          </table:table-cell>
          <table:table-cell office:value-type="float" office:value="28977.192982456101" table:style-name="ce39">
            <text:p>28977</text:p>
          </table:table-cell>
          <table:table-cell office:value-type="float" office:value="5795.4385964912208" table:formula="of:=IF([.C28]&gt;=20000;[.C28]*20%;IF([.C28]&gt;=15000;[.C28]*15%;[.C28]*10%))" table:style-name="ce52">
            <text:p>5795</text:p>
          </table:table-cell>
          <table:table-cell office:value-type="float" office:value="14488.596491228051" table:formula="of:=[.C28]*50%" table:style-name="ce40">
            <text:p>14489</text:p>
          </table:table-cell>
          <table:table-cell office:value-type="float" office:value="11590.877192982442" table:formula="of:=[.C28]*40%" table:style-name="ce41">
            <text:p>11591</text:p>
          </table:table-cell>
          <table:table-cell office:value-type="float" office:value="1159.0877192982441" table:formula="of:=[.F28]*10%" table:style-name="ce41">
            <text:p>1159</text:p>
          </table:table-cell>
          <table:table-cell office:value-type="float" office:value="5215.8947368420986" table:formula="of:=12%*([.C28]+[.E28])" table:style-name="ce41">
            <text:p>5216</text:p>
          </table:table-cell>
          <table:table-cell office:value-type="float" office:value="1063.4629824561389" table:formula="of:=3.67%*[.C28]" table:style-name="ce41">
            <text:p>1063</text:p>
          </table:table-cell>
          <table:table-cell office:value-type="float" office:value="60852.10526315782" table:formula="of:=[.C28]+[.E28]+[.D28]+[.F28]" table:style-name="ce41">
            <text:p>60852</text:p>
          </table:table-cell>
          <table:table-cell office:value-type="float" office:value="5215.8947368420986" table:formula="of:=0.12*([.C28]+[.E28])" table:style-name="ce41">
            <text:p>5216</text:p>
          </table:table-cell>
          <table:table-cell office:value-type="float" office:value="29130.578947368376" table:formula="of:=[.J28]-[.N28]" table:style-name="ce41">
            <text:p>29131</text:p>
          </table:table-cell>
          <table:table-cell office:value-type="float" office:value="26505.631578947345" table:formula="of:=IF([.J28]&lt;=25000; 0; IF([.J28]&lt;=50000; ([.J28]-25000)*0.05; IF([.J28]&lt;=10000; 12500+([.J28]-50000)*0.2; 11250+([.J28]-10000)*0.3)))" table:style-name="ce41">
            <text:p>26506</text:p>
          </table:table-cell>
          <table:table-cell office:value-type="float" office:value="31721.526315789444" table:formula="of:=[.M28]+[.K28]" table:style-name="ce41">
            <text:p>31722</text:p>
          </table:table-cell>
          <table:table-cell table:number-columns-repeated="2" table:style-name="ce1"/>
          <table:table-cell table:style-name="ce1">
            <draw:frame draw:z-index="3" draw:id="id2" draw:style-name="a2" draw:name="Chart 5" svg:x="0.46501in" svg:y="0.01068in" svg:width="3.39583in" svg:height="2.4270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7" table:style-name="ce1"/>
        </table:table-row>
        <table:table-row table:style-name="ro12">
          <table:table-cell office:value-type="float" office:value="128" table:style-name="ce32">
            <text:p>128</text:p>
          </table:table-cell>
          <table:table-cell office:value-type="string" table:style-name="ce32">
            <text:p>William King</text:p>
          </table:table-cell>
          <table:table-cell office:value-type="float" office:value="28873.684210526299" table:style-name="ce39">
            <text:p>28874</text:p>
          </table:table-cell>
          <table:table-cell office:value-type="float" office:value="5774.7368421052597" table:formula="of:=IF([.C29]&gt;=20000;[.C29]*20%;IF([.C29]&gt;=15000;[.C29]*15%;[.C29]*10%))" table:style-name="ce52">
            <text:p>5775</text:p>
          </table:table-cell>
          <table:table-cell office:value-type="float" office:value="14436.842105263149" table:formula="of:=[.C29]*50%" table:style-name="ce40">
            <text:p>14437</text:p>
          </table:table-cell>
          <table:table-cell office:value-type="float" office:value="11549.473684210519" table:formula="of:=[.C29]*40%" table:style-name="ce41">
            <text:p>11549</text:p>
          </table:table-cell>
          <table:table-cell office:value-type="float" office:value="1154.947368421052" table:formula="of:=[.F29]*10%" table:style-name="ce41">
            <text:p>1155</text:p>
          </table:table-cell>
          <table:table-cell office:value-type="float" office:value="5197.2631578947339" table:formula="of:=12%*([.C29]+[.E29])" table:style-name="ce41">
            <text:p>5197</text:p>
          </table:table-cell>
          <table:table-cell office:value-type="float" office:value="1059.6642105263149" table:formula="of:=3.67%*[.C29]" table:style-name="ce41">
            <text:p>1060</text:p>
          </table:table-cell>
          <table:table-cell office:value-type="float" office:value="60634.736842105231" table:formula="of:=[.C29]+[.E29]+[.D29]+[.F29]" table:style-name="ce41">
            <text:p>60635</text:p>
          </table:table-cell>
          <table:table-cell office:value-type="float" office:value="5197.2631578947339" table:formula="of:=0.12*([.C29]+[.E29])" table:style-name="ce41">
            <text:p>5197</text:p>
          </table:table-cell>
          <table:table-cell office:value-type="float" office:value="28997.052631578928" table:formula="of:=[.J29]-[.N29]" table:style-name="ce41">
            <text:p>28997</text:p>
          </table:table-cell>
          <table:table-cell office:value-type="float" office:value="26440.421052631569" table:formula="of:=IF([.J29]&lt;=25000; 0; IF([.J29]&lt;=50000; ([.J29]-25000)*0.05; IF([.J29]&lt;=10000; 12500+([.J29]-50000)*0.2; 11250+([.J29]-10000)*0.3)))" table:style-name="ce41">
            <text:p>26440</text:p>
          </table:table-cell>
          <table:table-cell office:value-type="float" office:value="31637.684210526302" table:formula="of:=[.M29]+[.K29]" table:style-name="ce41">
            <text:p>31638</text:p>
          </table:table-cell>
          <table:table-cell table:number-columns-repeated="16370" table:style-name="ce1"/>
        </table:table-row>
        <table:table-row table:style-name="ro12">
          <table:table-cell office:value-type="float" office:value="129" table:style-name="ce32">
            <text:p>129</text:p>
          </table:table-cell>
          <table:table-cell office:value-type="string" table:style-name="ce32">
            <text:p>Mia Walker</text:p>
          </table:table-cell>
          <table:table-cell office:value-type="float" office:value="28770.1754385965" table:style-name="ce39">
            <text:p>28770</text:p>
          </table:table-cell>
          <table:table-cell office:value-type="float" office:value="5754.0350877193005" table:formula="of:=IF([.C30]&gt;=20000;[.C30]*20%;IF([.C30]&gt;=15000;[.C30]*15%;[.C30]*10%))" table:style-name="ce52">
            <text:p>5754</text:p>
          </table:table-cell>
          <table:table-cell office:value-type="float" office:value="14385.08771929825" table:formula="of:=[.C30]*50%" table:style-name="ce40">
            <text:p>14385</text:p>
          </table:table-cell>
          <table:table-cell office:value-type="float" office:value="11508.070175438601" table:formula="of:=[.C30]*40%" table:style-name="ce41">
            <text:p>11508</text:p>
          </table:table-cell>
          <table:table-cell office:value-type="float" office:value="1150.8070175438602" table:formula="of:=[.F30]*10%" table:style-name="ce41">
            <text:p>1151</text:p>
          </table:table-cell>
          <table:table-cell office:value-type="float" office:value="5178.6315789473692" table:formula="of:=12%*([.C30]+[.E30])" table:style-name="ce41">
            <text:p>5179</text:p>
          </table:table-cell>
          <table:table-cell office:value-type="float" office:value="1055.8654385964915" table:formula="of:=3.67%*[.C30]" table:style-name="ce41">
            <text:p>1056</text:p>
          </table:table-cell>
          <table:table-cell office:value-type="float" office:value="60417.368421052648" table:formula="of:=[.C30]+[.E30]+[.D30]+[.F30]" table:style-name="ce41">
            <text:p>60417</text:p>
          </table:table-cell>
          <table:table-cell office:value-type="float" office:value="5178.6315789473692" table:formula="of:=0.12*([.C30]+[.E30])" table:style-name="ce41">
            <text:p>5179</text:p>
          </table:table-cell>
          <table:table-cell office:value-type="float" office:value="28863.526315789484" table:formula="of:=[.J30]-[.N30]" table:style-name="ce41">
            <text:p>28864</text:p>
          </table:table-cell>
          <table:table-cell office:value-type="float" office:value="26375.210526315794" table:formula="of:=IF([.J30]&lt;=25000; 0; IF([.J30]&lt;=50000; ([.J30]-25000)*0.05; IF([.J30]&lt;=10000; 12500+([.J30]-50000)*0.2; 11250+([.J30]-10000)*0.3)))" table:style-name="ce41">
            <text:p>26375</text:p>
          </table:table-cell>
          <table:table-cell office:value-type="float" office:value="31553.842105263164" table:formula="of:=[.M30]+[.K30]" table:style-name="ce41">
            <text:p>31554</text:p>
          </table:table-cell>
          <table:table-cell table:number-columns-repeated="16370" table:style-name="ce1"/>
        </table:table-row>
        <table:table-row table:style-name="ro12">
          <table:table-cell office:value-type="float" office:value="130" table:style-name="ce32">
            <text:p>130</text:p>
          </table:table-cell>
          <table:table-cell office:value-type="string" table:style-name="ce32">
            <text:p>Daniel White</text:p>
          </table:table-cell>
          <table:table-cell office:value-type="float" office:value="28666.666666666701" table:style-name="ce39">
            <text:p>28667</text:p>
          </table:table-cell>
          <table:table-cell office:value-type="float" office:value="5733.3333333333403" table:formula="of:=IF([.C31]&gt;=20000;[.C31]*20%;IF([.C31]&gt;=15000;[.C31]*15%;[.C31]*10%))" table:style-name="ce52">
            <text:p>5733</text:p>
          </table:table-cell>
          <table:table-cell office:value-type="float" office:value="14333.33333333335" table:formula="of:=[.C31]*50%" table:style-name="ce40">
            <text:p>14333</text:p>
          </table:table-cell>
          <table:table-cell office:value-type="float" office:value="11466.666666666681" table:formula="of:=[.C31]*40%" table:style-name="ce41">
            <text:p>11467</text:p>
          </table:table-cell>
          <table:table-cell office:value-type="float" office:value="1146.6666666666681" table:formula="of:=[.F31]*10%" table:style-name="ce41">
            <text:p>1147</text:p>
          </table:table-cell>
          <table:table-cell office:value-type="float" office:value="5160.0000000000064" table:formula="of:=12%*([.C31]+[.E31])" table:style-name="ce41">
            <text:p>5160</text:p>
          </table:table-cell>
          <table:table-cell office:value-type="float" office:value="1052.0666666666677" table:formula="of:=3.67%*[.C31]" table:style-name="ce41">
            <text:p>1052</text:p>
          </table:table-cell>
          <table:table-cell office:value-type="float" office:value="60200.000000000073" table:formula="of:=[.C31]+[.E31]+[.D31]+[.F31]" table:style-name="ce41">
            <text:p>60200</text:p>
          </table:table-cell>
          <table:table-cell office:value-type="float" office:value="5160.0000000000064" table:formula="of:=0.12*([.C31]+[.E31])" table:style-name="ce41">
            <text:p>5160</text:p>
          </table:table-cell>
          <table:table-cell office:value-type="float" office:value="28730.000000000044" table:formula="of:=[.J31]-[.N31]" table:style-name="ce41">
            <text:p>28730</text:p>
          </table:table-cell>
          <table:table-cell office:value-type="float" office:value="26310.000000000022" table:formula="of:=IF([.J31]&lt;=25000; 0; IF([.J31]&lt;=50000; ([.J31]-25000)*0.05; IF([.J31]&lt;=10000; 12500+([.J31]-50000)*0.2; 11250+([.J31]-10000)*0.3)))" table:style-name="ce41">
            <text:p>26310</text:p>
          </table:table-cell>
          <table:table-cell office:value-type="float" office:value="31470.000000000029" table:formula="of:=[.M31]+[.K31]" table:style-name="ce41">
            <text:p>31470</text:p>
          </table:table-cell>
          <table:table-cell table:number-columns-repeated="16370" table:style-name="ce1"/>
        </table:table-row>
        <table:table-row table:style-name="ro12">
          <table:table-cell office:value-type="float" office:value="131" table:style-name="ce32">
            <text:p>131</text:p>
          </table:table-cell>
          <table:table-cell office:value-type="string" table:style-name="ce32">
            <text:p>Grace Evans</text:p>
          </table:table-cell>
          <table:table-cell office:value-type="float" office:value="28563.1578947368" table:style-name="ce39">
            <text:p>28563</text:p>
          </table:table-cell>
          <table:table-cell office:value-type="float" office:value="5712.6315789473601" table:formula="of:=IF([.C32]&gt;=20000;[.C32]*20%;IF([.C32]&gt;=15000;[.C32]*15%;[.C32]*10%))" table:style-name="ce52">
            <text:p>5713</text:p>
          </table:table-cell>
          <table:table-cell office:value-type="float" office:value="14281.5789473684" table:formula="of:=[.C32]*50%" table:style-name="ce40">
            <text:p>14282</text:p>
          </table:table-cell>
          <table:table-cell office:value-type="float" office:value="11425.26315789472" table:formula="of:=[.C32]*40%" table:style-name="ce41">
            <text:p>11425</text:p>
          </table:table-cell>
          <table:table-cell office:value-type="float" office:value="1142.5263157894722" table:formula="of:=[.F32]*10%" table:style-name="ce41">
            <text:p>1143</text:p>
          </table:table-cell>
          <table:table-cell office:value-type="float" office:value="5141.3684210526244" table:formula="of:=12%*([.C32]+[.E32])" table:style-name="ce41">
            <text:p>5141</text:p>
          </table:table-cell>
          <table:table-cell office:value-type="float" office:value="1048.2678947368404" table:formula="of:=3.67%*[.C32]" table:style-name="ce41">
            <text:p>1048</text:p>
          </table:table-cell>
          <table:table-cell office:value-type="float" office:value="59982.631578947279" table:formula="of:=[.C32]+[.E32]+[.D32]+[.F32]" table:style-name="ce41">
            <text:p>59983</text:p>
          </table:table-cell>
          <table:table-cell office:value-type="float" office:value="5141.3684210526244" table:formula="of:=0.12*([.C32]+[.E32])" table:style-name="ce41">
            <text:p>5141</text:p>
          </table:table-cell>
          <table:table-cell office:value-type="float" office:value="28596.473684210468" table:formula="of:=[.J32]-[.N32]" table:style-name="ce41">
            <text:p>28596</text:p>
          </table:table-cell>
          <table:table-cell office:value-type="float" office:value="26244.789473684184" table:formula="of:=IF([.J32]&lt;=25000; 0; IF([.J32]&lt;=50000; ([.J32]-25000)*0.05; IF([.J32]&lt;=10000; 12500+([.J32]-50000)*0.2; 11250+([.J32]-10000)*0.3)))" table:style-name="ce41">
            <text:p>26245</text:p>
          </table:table-cell>
          <table:table-cell office:value-type="float" office:value="31386.157894736811" table:formula="of:=[.M32]+[.K32]" table:style-name="ce41">
            <text:p>31386</text:p>
          </table:table-cell>
          <table:table-cell table:number-columns-repeated="10" table:style-name="ce1"/>
          <table:table-cell office:value-type="string" table:number-columns-spanned="5" table:number-rows-spanned="1" table:style-name="ce47">
            <text:p>Income Tax deductions comparison</text:p>
          </table:table-cell>
          <table:covered-table-cell table:number-columns-repeated="4"/>
          <table:table-cell table:number-columns-repeated="16355"/>
        </table:table-row>
        <table:table-row table:style-name="ro12">
          <table:table-cell office:value-type="float" office:value="132" table:style-name="ce32">
            <text:p>132</text:p>
          </table:table-cell>
          <table:table-cell office:value-type="string" table:style-name="ce32">
            <text:p>Thomas Lee</text:p>
          </table:table-cell>
          <table:table-cell office:value-type="float" office:value="28459.649122807001" table:style-name="ce39">
            <text:p>28460</text:p>
          </table:table-cell>
          <table:table-cell office:value-type="float" office:value="5691.9298245614009" table:formula="of:=IF([.C33]&gt;=20000;[.C33]*20%;IF([.C33]&gt;=15000;[.C33]*15%;[.C33]*10%))" table:style-name="ce52">
            <text:p>5692</text:p>
          </table:table-cell>
          <table:table-cell office:value-type="float" office:value="14229.8245614035" table:formula="of:=[.C33]*50%" table:style-name="ce40">
            <text:p>14230</text:p>
          </table:table-cell>
          <table:table-cell office:value-type="float" office:value="11383.859649122802" table:formula="of:=[.C33]*40%" table:style-name="ce41">
            <text:p>11384</text:p>
          </table:table-cell>
          <table:table-cell office:value-type="float" office:value="1138.3859649122803" table:formula="of:=[.F33]*10%" table:style-name="ce41">
            <text:p>1138</text:p>
          </table:table-cell>
          <table:table-cell office:value-type="float" office:value="5122.7368421052606" table:formula="of:=12%*([.C33]+[.E33])" table:style-name="ce41">
            <text:p>5123</text:p>
          </table:table-cell>
          <table:table-cell office:value-type="float" office:value="1044.4691228070169" table:formula="of:=3.67%*[.C33]" table:style-name="ce41">
            <text:p>1044</text:p>
          </table:table-cell>
          <table:table-cell office:value-type="float" office:value="59765.263157894711" table:formula="of:=[.C33]+[.E33]+[.D33]+[.F33]" table:style-name="ce41">
            <text:p>59765</text:p>
          </table:table-cell>
          <table:table-cell office:value-type="float" office:value="5122.7368421052606" table:formula="of:=0.12*([.C33]+[.E33])" table:style-name="ce41">
            <text:p>5123</text:p>
          </table:table-cell>
          <table:table-cell office:value-type="float" office:value="28462.947368421039" table:formula="of:=[.J33]-[.N33]" table:style-name="ce41">
            <text:p>28463</text:p>
          </table:table-cell>
          <table:table-cell office:value-type="float" office:value="26179.578947368413" table:formula="of:=IF([.J33]&lt;=25000; 0; IF([.J33]&lt;=50000; ([.J33]-25000)*0.05; IF([.J33]&lt;=10000; 12500+([.J33]-50000)*0.2; 11250+([.J33]-10000)*0.3)))" table:style-name="ce41">
            <text:p>26180</text:p>
          </table:table-cell>
          <table:table-cell office:value-type="float" office:value="31302.315789473672" table:formula="of:=[.M33]+[.K33]" table:style-name="ce41">
            <text:p>31302</text:p>
          </table:table-cell>
          <table:table-cell table:number-columns-repeated="16370"/>
        </table:table-row>
        <table:table-row table:style-name="ro12">
          <table:table-cell office:value-type="float" office:value="133" table:style-name="ce32">
            <text:p>133</text:p>
          </table:table-cell>
          <table:table-cell office:value-type="string" table:style-name="ce32">
            <text:p>Rachel Green</text:p>
          </table:table-cell>
          <table:table-cell office:value-type="float" office:value="28356.140350877198" table:style-name="ce39">
            <text:p>28356</text:p>
          </table:table-cell>
          <table:table-cell office:value-type="float" office:value="5671.2280701754398" table:formula="of:=IF([.C34]&gt;=20000;[.C34]*20%;IF([.C34]&gt;=15000;[.C34]*15%;[.C34]*10%))" table:style-name="ce52">
            <text:p>5671</text:p>
          </table:table-cell>
          <table:table-cell office:value-type="float" office:value="14178.070175438599" table:formula="of:=[.C34]*50%" table:style-name="ce40">
            <text:p>14178</text:p>
          </table:table-cell>
          <table:table-cell office:value-type="float" office:value="11342.45614035088" table:formula="of:=[.C34]*40%" table:style-name="ce41">
            <text:p>11342</text:p>
          </table:table-cell>
          <table:table-cell office:value-type="float" office:value="1134.245614035088" table:formula="of:=[.F34]*10%" table:style-name="ce41">
            <text:p>1134</text:p>
          </table:table-cell>
          <table:table-cell office:value-type="float" office:value="5104.1052631578959" table:formula="of:=12%*([.C34]+[.E34])" table:style-name="ce41">
            <text:p>5104</text:p>
          </table:table-cell>
          <table:table-cell office:value-type="float" office:value="1040.6703508771932" table:formula="of:=3.67%*[.C34]" table:style-name="ce41">
            <text:p>1041</text:p>
          </table:table-cell>
          <table:table-cell office:value-type="float" office:value="59547.894736842121" table:formula="of:=[.C34]+[.E34]+[.D34]+[.F34]" table:style-name="ce41">
            <text:p>59548</text:p>
          </table:table-cell>
          <table:table-cell office:value-type="float" office:value="5104.1052631578959" table:formula="of:=0.12*([.C34]+[.E34])" table:style-name="ce41">
            <text:p>5104</text:p>
          </table:table-cell>
          <table:table-cell office:value-type="float" office:value="28329.421052631591" table:formula="of:=[.J34]-[.N34]" table:style-name="ce41">
            <text:p>28329</text:p>
          </table:table-cell>
          <table:table-cell office:value-type="float" office:value="26114.368421052633" table:formula="of:=IF([.J34]&lt;=25000; 0; IF([.J34]&lt;=50000; ([.J34]-25000)*0.05; IF([.J34]&lt;=10000; 12500+([.J34]-50000)*0.2; 11250+([.J34]-10000)*0.3)))" table:style-name="ce41">
            <text:p>26114</text:p>
          </table:table-cell>
          <table:table-cell office:value-type="float" office:value="31218.47368421053" table:formula="of:=[.M34]+[.K34]" table:style-name="ce41">
            <text:p>31218</text:p>
          </table:table-cell>
          <table:table-cell table:number-columns-repeated="8"/>
          <table:table-cell table:style-name="ce1">
            <draw:frame draw:z-index="6" draw:id="id5" draw:style-name="a5" draw:name="Chart 6" svg:x="0.58582in" svg:y="0.04672in" svg:width="5.09351in" svg:height="2.9801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61"/>
        </table:table-row>
        <table:table-row table:style-name="ro12">
          <table:table-cell office:value-type="float" office:value="134" table:style-name="ce32">
            <text:p>134</text:p>
          </table:table-cell>
          <table:table-cell office:value-type="string" table:style-name="ce32">
            <text:p>Alexander Hunt</text:p>
          </table:table-cell>
          <table:table-cell office:value-type="float" office:value="28252.631578947399" table:style-name="ce39">
            <text:p>28253</text:p>
          </table:table-cell>
          <table:table-cell office:value-type="float" office:value="5650.5263157894806" table:formula="of:=IF([.C35]&gt;=20000;[.C35]*20%;IF([.C35]&gt;=15000;[.C35]*15%;[.C35]*10%))" table:style-name="ce52">
            <text:p>5651</text:p>
          </table:table-cell>
          <table:table-cell office:value-type="float" office:value="14126.3157894737" table:formula="of:=[.C35]*50%" table:style-name="ce40">
            <text:p>14126</text:p>
          </table:table-cell>
          <table:table-cell office:value-type="float" office:value="11301.052631578961" table:formula="of:=[.C35]*40%" table:style-name="ce41">
            <text:p>11301</text:p>
          </table:table-cell>
          <table:table-cell office:value-type="float" office:value="1130.1052631578962" table:formula="of:=[.F35]*10%" table:style-name="ce41">
            <text:p>1130</text:p>
          </table:table-cell>
          <table:table-cell office:value-type="float" office:value="5085.4736842105312" table:formula="of:=12%*([.C35]+[.E35])" table:style-name="ce41">
            <text:p>5085</text:p>
          </table:table-cell>
          <table:table-cell office:value-type="float" office:value="1036.8715789473695" table:formula="of:=3.67%*[.C35]" table:style-name="ce41">
            <text:p>1037</text:p>
          </table:table-cell>
          <table:table-cell office:value-type="float" office:value="59330.526315789539" table:formula="of:=[.C35]+[.E35]+[.D35]+[.F35]" table:style-name="ce41">
            <text:p>59331</text:p>
          </table:table-cell>
          <table:table-cell office:value-type="float" office:value="5085.4736842105312" table:formula="of:=0.12*([.C35]+[.E35])" table:style-name="ce41">
            <text:p>5085</text:p>
          </table:table-cell>
          <table:table-cell office:value-type="float" office:value="28195.894736842147" table:formula="of:=[.J35]-[.N35]" table:style-name="ce41">
            <text:p>28196</text:p>
          </table:table-cell>
          <table:table-cell office:value-type="float" office:value="26049.157894736862" table:formula="of:=IF([.J35]&lt;=25000; 0; IF([.J35]&lt;=50000; ([.J35]-25000)*0.05; IF([.J35]&lt;=10000; 12500+([.J35]-50000)*0.2; 11250+([.J35]-10000)*0.3)))" table:style-name="ce41">
            <text:p>26049</text:p>
          </table:table-cell>
          <table:table-cell office:value-type="float" office:value="31134.631578947392" table:formula="of:=[.M35]+[.K35]" table:style-name="ce41">
            <text:p>31135</text:p>
          </table:table-cell>
          <table:table-cell table:number-columns-repeated="16370"/>
        </table:table-row>
        <table:table-row table:style-name="ro12">
          <table:table-cell office:value-type="float" office:value="135" table:style-name="ce32">
            <text:p>135</text:p>
          </table:table-cell>
          <table:table-cell office:value-type="string" table:style-name="ce32">
            <text:p>Natalie Brown</text:p>
          </table:table-cell>
          <table:table-cell office:value-type="float" office:value="28149.122807017498" table:style-name="ce39">
            <text:p>28149</text:p>
          </table:table-cell>
          <table:table-cell office:value-type="float" office:value="5629.8245614035004" table:formula="of:=IF([.C36]&gt;=20000;[.C36]*20%;IF([.C36]&gt;=15000;[.C36]*15%;[.C36]*10%))" table:style-name="ce52">
            <text:p>5630</text:p>
          </table:table-cell>
          <table:table-cell office:value-type="float" office:value="14074.561403508749" table:formula="of:=[.C36]*50%" table:style-name="ce40">
            <text:p>14075</text:p>
          </table:table-cell>
          <table:table-cell office:value-type="float" office:value="11259.649122807001" table:formula="of:=[.C36]*40%" table:style-name="ce41">
            <text:p>11260</text:p>
          </table:table-cell>
          <table:table-cell office:value-type="float" office:value="1125.9649122807002" table:formula="of:=[.F36]*10%" table:style-name="ce41">
            <text:p>1126</text:p>
          </table:table-cell>
          <table:table-cell office:value-type="float" office:value="5066.8421052631493" table:formula="of:=12%*([.C36]+[.E36])" table:style-name="ce41">
            <text:p>5067</text:p>
          </table:table-cell>
          <table:table-cell office:value-type="float" office:value="1033.0728070175421" table:formula="of:=3.67%*[.C36]" table:style-name="ce41">
            <text:p>1033</text:p>
          </table:table-cell>
          <table:table-cell office:value-type="float" office:value="59113.157894736745" table:formula="of:=[.C36]+[.E36]+[.D36]+[.F36]" table:style-name="ce41">
            <text:p>59113</text:p>
          </table:table-cell>
          <table:table-cell office:value-type="float" office:value="5066.8421052631493" table:formula="of:=0.12*([.C36]+[.E36])" table:style-name="ce41">
            <text:p>5067</text:p>
          </table:table-cell>
          <table:table-cell office:value-type="float" office:value="28062.368421052572" table:formula="of:=[.J36]-[.N36]" table:style-name="ce41">
            <text:p>28062</text:p>
          </table:table-cell>
          <table:table-cell office:value-type="float" office:value="25983.947368421024" table:formula="of:=IF([.J36]&lt;=25000; 0; IF([.J36]&lt;=50000; ([.J36]-25000)*0.05; IF([.J36]&lt;=10000; 12500+([.J36]-50000)*0.2; 11250+([.J36]-10000)*0.3)))" table:style-name="ce41">
            <text:p>25984</text:p>
          </table:table-cell>
          <table:table-cell office:value-type="float" office:value="31050.789473684174" table:formula="of:=[.M36]+[.K36]" table:style-name="ce41">
            <text:p>31051</text:p>
          </table:table-cell>
          <table:table-cell table:number-columns-repeated="16370"/>
        </table:table-row>
        <table:table-row table:style-name="ro12">
          <table:table-cell office:value-type="float" office:value="136" table:style-name="ce32">
            <text:p>136</text:p>
          </table:table-cell>
          <table:table-cell office:value-type="string" table:style-name="ce32">
            <text:p>Samuel Clark</text:p>
          </table:table-cell>
          <table:table-cell office:value-type="float" office:value="28045.614035087699" table:style-name="ce39">
            <text:p>28046</text:p>
          </table:table-cell>
          <table:table-cell office:value-type="float" office:value="5609.1228070175403" table:formula="of:=IF([.C37]&gt;=20000;[.C37]*20%;IF([.C37]&gt;=15000;[.C37]*15%;[.C37]*10%))" table:style-name="ce52">
            <text:p>5609</text:p>
          </table:table-cell>
          <table:table-cell office:value-type="float" office:value="14022.80701754385" table:formula="of:=[.C37]*50%" table:style-name="ce40">
            <text:p>14023</text:p>
          </table:table-cell>
          <table:table-cell office:value-type="float" office:value="11218.245614035081" table:formula="of:=[.C37]*40%" table:style-name="ce41">
            <text:p>11218</text:p>
          </table:table-cell>
          <table:table-cell office:value-type="float" office:value="1121.8245614035081" table:formula="of:=[.F37]*10%" table:style-name="ce41">
            <text:p>1122</text:p>
          </table:table-cell>
          <table:table-cell office:value-type="float" office:value="5048.2105263157855" table:formula="of:=12%*([.C37]+[.E37])" table:style-name="ce41">
            <text:p>5048</text:p>
          </table:table-cell>
          <table:table-cell office:value-type="float" office:value="1029.2740350877184" table:formula="of:=3.67%*[.C37]" table:style-name="ce41">
            <text:p>1029</text:p>
          </table:table-cell>
          <table:table-cell office:value-type="float" office:value="58895.78947368417" table:formula="of:=[.C37]+[.E37]+[.D37]+[.F37]" table:style-name="ce41">
            <text:p>58896</text:p>
          </table:table-cell>
          <table:table-cell office:value-type="float" office:value="5048.2105263157855" table:formula="of:=0.12*([.C37]+[.E37])" table:style-name="ce41">
            <text:p>5048</text:p>
          </table:table-cell>
          <table:table-cell office:value-type="float" office:value="27928.842105263131" table:formula="of:=[.J37]-[.N37]" table:style-name="ce41">
            <text:p>27929</text:p>
          </table:table-cell>
          <table:table-cell office:value-type="float" office:value="25918.736842105252" table:formula="of:=IF([.J37]&lt;=25000; 0; IF([.J37]&lt;=50000; ([.J37]-25000)*0.05; IF([.J37]&lt;=10000; 12500+([.J37]-50000)*0.2; 11250+([.J37]-10000)*0.3)))" table:style-name="ce41">
            <text:p>25919</text:p>
          </table:table-cell>
          <table:table-cell office:value-type="float" office:value="30966.947368421039" table:formula="of:=[.M37]+[.K37]" table:style-name="ce41">
            <text:p>30967</text:p>
          </table:table-cell>
          <table:table-cell table:number-columns-repeated="16370"/>
        </table:table-row>
        <table:table-row table:style-name="ro12">
          <table:table-cell office:value-type="float" office:value="137" table:style-name="ce32">
            <text:p>137</text:p>
          </table:table-cell>
          <table:table-cell office:value-type="string" table:style-name="ce32">
            <text:p>Zoe Wilson</text:p>
          </table:table-cell>
          <table:table-cell office:value-type="float" office:value="27942.1052631579" table:style-name="ce39">
            <text:p>27942</text:p>
          </table:table-cell>
          <table:table-cell office:value-type="float" office:value="5588.4210526315801" table:formula="of:=IF([.C38]&gt;=20000;[.C38]*20%;IF([.C38]&gt;=15000;[.C38]*15%;[.C38]*10%))" table:style-name="ce52">
            <text:p>5588</text:p>
          </table:table-cell>
          <table:table-cell office:value-type="float" office:value="13971.05263157895" table:formula="of:=[.C38]*50%" table:style-name="ce40">
            <text:p>13971</text:p>
          </table:table-cell>
          <table:table-cell office:value-type="float" office:value="11176.84210526316" table:formula="of:=[.C38]*40%" table:style-name="ce41">
            <text:p>11177</text:p>
          </table:table-cell>
          <table:table-cell office:value-type="float" office:value="1117.6842105263161" table:formula="of:=[.F38]*10%" table:style-name="ce41">
            <text:p>1118</text:p>
          </table:table-cell>
          <table:table-cell office:value-type="float" office:value="5029.5789473684226" table:formula="of:=12%*([.C38]+[.E38])" table:style-name="ce41">
            <text:p>5030</text:p>
          </table:table-cell>
          <table:table-cell office:value-type="float" office:value="1025.4752631578949" table:formula="of:=3.67%*[.C38]" table:style-name="ce41">
            <text:p>1025</text:p>
          </table:table-cell>
          <table:table-cell office:value-type="float" office:value="58678.421052631595" table:formula="of:=[.C38]+[.E38]+[.D38]+[.F38]" table:style-name="ce41">
            <text:p>58678</text:p>
          </table:table-cell>
          <table:table-cell office:value-type="float" office:value="5029.5789473684226" table:formula="of:=0.12*([.C38]+[.E38])" table:style-name="ce41">
            <text:p>5030</text:p>
          </table:table-cell>
          <table:table-cell office:value-type="float" office:value="27795.315789473691" table:formula="of:=[.J38]-[.N38]" table:style-name="ce41">
            <text:p>27795</text:p>
          </table:table-cell>
          <table:table-cell office:value-type="float" office:value="25853.526315789481" table:formula="of:=IF([.J38]&lt;=25000; 0; IF([.J38]&lt;=50000; ([.J38]-25000)*0.05; IF([.J38]&lt;=10000; 12500+([.J38]-50000)*0.2; 11250+([.J38]-10000)*0.3)))" table:style-name="ce41">
            <text:p>25854</text:p>
          </table:table-cell>
          <table:table-cell office:value-type="float" office:value="30883.105263157904" table:formula="of:=[.M38]+[.K38]" table:style-name="ce41">
            <text:p>30883</text:p>
          </table:table-cell>
          <table:table-cell table:number-columns-repeated="16370"/>
        </table:table-row>
        <table:table-row table:style-name="ro12">
          <table:table-cell office:value-type="float" office:value="138" table:style-name="ce32">
            <text:p>138</text:p>
          </table:table-cell>
          <table:table-cell office:value-type="string" table:style-name="ce32">
            <text:p>Ethan Davis</text:p>
          </table:table-cell>
          <table:table-cell office:value-type="float" office:value="27838.596491228102" table:style-name="ce39">
            <text:p>27839</text:p>
          </table:table-cell>
          <table:table-cell office:value-type="float" office:value="5567.7192982456208" table:formula="of:=IF([.C39]&gt;=20000;[.C39]*20%;IF([.C39]&gt;=15000;[.C39]*15%;[.C39]*10%))" table:style-name="ce52">
            <text:p>5568</text:p>
          </table:table-cell>
          <table:table-cell office:value-type="float" office:value="13919.298245614051" table:formula="of:=[.C39]*50%" table:style-name="ce40">
            <text:p>13919</text:p>
          </table:table-cell>
          <table:table-cell office:value-type="float" office:value="11135.438596491242" table:formula="of:=[.C39]*40%" table:style-name="ce41">
            <text:p>11135</text:p>
          </table:table-cell>
          <table:table-cell office:value-type="float" office:value="1113.5438596491242" table:formula="of:=[.F39]*10%" table:style-name="ce41">
            <text:p>1114</text:p>
          </table:table-cell>
          <table:table-cell office:value-type="float" office:value="5010.9473684210579" table:formula="of:=12%*([.C39]+[.E39])" table:style-name="ce41">
            <text:p>5011</text:p>
          </table:table-cell>
          <table:table-cell office:value-type="float" office:value="1021.6764912280712" table:formula="of:=3.67%*[.C39]" table:style-name="ce41">
            <text:p>1022</text:p>
          </table:table-cell>
          <table:table-cell office:value-type="float" office:value="58461.052631579012" table:formula="of:=[.C39]+[.E39]+[.D39]+[.F39]" table:style-name="ce41">
            <text:p>58461</text:p>
          </table:table-cell>
          <table:table-cell office:value-type="float" office:value="5010.9473684210579" table:formula="of:=0.12*([.C39]+[.E39])" table:style-name="ce41">
            <text:p>5011</text:p>
          </table:table-cell>
          <table:table-cell office:value-type="float" office:value="27661.789473684254" table:formula="of:=[.J39]-[.N39]" table:style-name="ce41">
            <text:p>27662</text:p>
          </table:table-cell>
          <table:table-cell office:value-type="float" office:value="25788.315789473701" table:formula="of:=IF([.J39]&lt;=25000; 0; IF([.J39]&lt;=50000; ([.J39]-25000)*0.05; IF([.J39]&lt;=10000; 12500+([.J39]-50000)*0.2; 11250+([.J39]-10000)*0.3)))" table:style-name="ce41">
            <text:p>25788</text:p>
          </table:table-cell>
          <table:table-cell office:value-type="float" office:value="30799.263157894758" table:formula="of:=[.M39]+[.K39]" table:style-name="ce41">
            <text:p>30799</text:p>
          </table:table-cell>
          <table:table-cell table:number-columns-repeated="16370"/>
        </table:table-row>
        <table:table-row table:style-name="ro12">
          <table:table-cell office:value-type="float" office:value="139" table:style-name="ce32">
            <text:p>139</text:p>
          </table:table-cell>
          <table:table-cell office:value-type="string" table:style-name="ce32">
            <text:p>John Doe</text:p>
          </table:table-cell>
          <table:table-cell office:value-type="float" office:value="27735.087719298201" table:style-name="ce39">
            <text:p>27735</text:p>
          </table:table-cell>
          <table:table-cell office:value-type="float" office:value="5547.0175438596407" table:formula="of:=IF([.C40]&gt;=20000;[.C40]*20%;IF([.C40]&gt;=15000;[.C40]*15%;[.C40]*10%))" table:style-name="ce52">
            <text:p>5547</text:p>
          </table:table-cell>
          <table:table-cell office:value-type="float" office:value="13867.5438596491" table:formula="of:=[.C40]*50%" table:style-name="ce40">
            <text:p>13868</text:p>
          </table:table-cell>
          <table:table-cell office:value-type="float" office:value="11094.035087719281" table:formula="of:=[.C40]*40%" table:style-name="ce41">
            <text:p>11094</text:p>
          </table:table-cell>
          <table:table-cell office:value-type="float" office:value="1109.4035087719283" table:formula="of:=[.F40]*10%" table:style-name="ce41">
            <text:p>1109</text:p>
          </table:table-cell>
          <table:table-cell office:value-type="float" office:value="4992.315789473676" table:formula="of:=12%*([.C40]+[.E40])" table:style-name="ce41">
            <text:p>4992</text:p>
          </table:table-cell>
          <table:table-cell office:value-type="float" office:value="1017.8777192982438" table:formula="of:=3.67%*[.C40]" table:style-name="ce41">
            <text:p>1018</text:p>
          </table:table-cell>
          <table:table-cell office:value-type="float" office:value="58243.684210526226" table:formula="of:=[.C40]+[.E40]+[.D40]+[.F40]" table:style-name="ce41">
            <text:p>58244</text:p>
          </table:table-cell>
          <table:table-cell office:value-type="float" office:value="4992.315789473676" table:formula="of:=0.12*([.C40]+[.E40])" table:style-name="ce41">
            <text:p>4992</text:p>
          </table:table-cell>
          <table:table-cell office:value-type="float" office:value="27528.263157894682" table:formula="of:=[.J40]-[.N40]" table:style-name="ce41">
            <text:p>27528</text:p>
          </table:table-cell>
          <table:table-cell office:value-type="float" office:value="25723.105263157868" table:formula="of:=IF([.J40]&lt;=25000; 0; IF([.J40]&lt;=50000; ([.J40]-25000)*0.05; IF([.J40]&lt;=10000; 12500+([.J40]-50000)*0.2; 11250+([.J40]-10000)*0.3)))" table:style-name="ce41">
            <text:p>25723</text:p>
          </table:table-cell>
          <table:table-cell office:value-type="float" office:value="30715.421052631544" table:formula="of:=[.M40]+[.K40]" table:style-name="ce41">
            <text:p>30715</text:p>
          </table:table-cell>
          <table:table-cell table:number-columns-repeated="16370"/>
        </table:table-row>
        <table:table-row table:style-name="ro12">
          <table:table-cell office:value-type="float" office:value="140" table:style-name="ce32">
            <text:p>140</text:p>
          </table:table-cell>
          <table:table-cell office:value-type="string" table:style-name="ce32">
            <text:p>Jane Smith</text:p>
          </table:table-cell>
          <table:table-cell office:value-type="float" office:value="27631.578947368402" table:style-name="ce39">
            <text:p>27632</text:p>
          </table:table-cell>
          <table:table-cell office:value-type="float" office:value="5526.3157894736805" table:formula="of:=IF([.C41]&gt;=20000;[.C41]*20%;IF([.C41]&gt;=15000;[.C41]*15%;[.C41]*10%))" table:style-name="ce52">
            <text:p>5526</text:p>
          </table:table-cell>
          <table:table-cell office:value-type="float" office:value="13815.789473684201" table:formula="of:=[.C41]*50%" table:style-name="ce40">
            <text:p>13816</text:p>
          </table:table-cell>
          <table:table-cell office:value-type="float" office:value="11052.631578947361" table:formula="of:=[.C41]*40%" table:style-name="ce41">
            <text:p>11053</text:p>
          </table:table-cell>
          <table:table-cell office:value-type="float" office:value="1105.2631578947362" table:formula="of:=[.F41]*10%" table:style-name="ce41">
            <text:p>1105</text:p>
          </table:table-cell>
          <table:table-cell office:value-type="float" office:value="4973.6842105263122" table:formula="of:=12%*([.C41]+[.E41])" table:style-name="ce41">
            <text:p>4974</text:p>
          </table:table-cell>
          <table:table-cell office:value-type="float" office:value="1014.0789473684202" table:formula="of:=3.67%*[.C41]" table:style-name="ce41">
            <text:p>1014</text:p>
          </table:table-cell>
          <table:table-cell office:value-type="float" office:value="58026.315789473643" table:formula="of:=[.C41]+[.E41]+[.D41]+[.F41]" table:style-name="ce41">
            <text:p>58026</text:p>
          </table:table-cell>
          <table:table-cell office:value-type="float" office:value="4973.6842105263122" table:formula="of:=0.12*([.C41]+[.E41])" table:style-name="ce41">
            <text:p>4974</text:p>
          </table:table-cell>
          <table:table-cell office:value-type="float" office:value="27394.736842105238" table:formula="of:=[.J41]-[.N41]" table:style-name="ce41">
            <text:p>27395</text:p>
          </table:table-cell>
          <table:table-cell office:value-type="float" office:value="25657.894736842092" table:formula="of:=IF([.J41]&lt;=25000; 0; IF([.J41]&lt;=50000; ([.J41]-25000)*0.05; IF([.J41]&lt;=10000; 12500+([.J41]-50000)*0.2; 11250+([.J41]-10000)*0.3)))" table:style-name="ce41">
            <text:p>25658</text:p>
          </table:table-cell>
          <table:table-cell office:value-type="float" office:value="30631.578947368405" table:formula="of:=[.M41]+[.K41]" table:style-name="ce41">
            <text:p>30632</text:p>
          </table:table-cell>
          <table:table-cell table:number-columns-repeated="16370"/>
        </table:table-row>
        <table:table-row table:style-name="ro12">
          <table:table-cell office:value-type="float" office:value="141" table:style-name="ce32">
            <text:p>141</text:p>
          </table:table-cell>
          <table:table-cell office:value-type="string" table:style-name="ce32">
            <text:p>Robert Brown</text:p>
          </table:table-cell>
          <table:table-cell office:value-type="float" office:value="27528.070175438599" table:style-name="ce39">
            <text:p>27528</text:p>
          </table:table-cell>
          <table:table-cell office:value-type="float" office:value="5505.6140350877204" table:formula="of:=IF([.C42]&gt;=20000;[.C42]*20%;IF([.C42]&gt;=15000;[.C42]*15%;[.C42]*10%))" table:style-name="ce52">
            <text:p>5506</text:p>
          </table:table-cell>
          <table:table-cell office:value-type="float" office:value="13764.0350877193" table:formula="of:=[.C42]*50%" table:style-name="ce40">
            <text:p>13764</text:p>
          </table:table-cell>
          <table:table-cell office:value-type="float" office:value="11011.228070175441" table:formula="of:=[.C42]*40%" table:style-name="ce41">
            <text:p>11011</text:p>
          </table:table-cell>
          <table:table-cell office:value-type="float" office:value="1101.1228070175441" table:formula="of:=[.F42]*10%" table:style-name="ce41">
            <text:p>1101</text:p>
          </table:table-cell>
          <table:table-cell office:value-type="float" office:value="4955.0526315789475" table:formula="of:=12%*([.C42]+[.E42])" table:style-name="ce41">
            <text:p>4955</text:p>
          </table:table-cell>
          <table:table-cell office:value-type="float" office:value="1010.2801754385965" table:formula="of:=3.67%*[.C42]" table:style-name="ce41">
            <text:p>1010</text:p>
          </table:table-cell>
          <table:table-cell office:value-type="float" office:value="57808.947368421061" table:formula="of:=[.C42]+[.E42]+[.D42]+[.F42]" table:style-name="ce41">
            <text:p>57809</text:p>
          </table:table-cell>
          <table:table-cell office:value-type="float" office:value="4955.0526315789475" table:formula="of:=0.12*([.C42]+[.E42])" table:style-name="ce41">
            <text:p>4955</text:p>
          </table:table-cell>
          <table:table-cell office:value-type="float" office:value="27261.210526315794" table:formula="of:=[.J42]-[.N42]" table:style-name="ce41">
            <text:p>27261</text:p>
          </table:table-cell>
          <table:table-cell office:value-type="float" office:value="25592.68421052632" table:formula="of:=IF([.J42]&lt;=25000; 0; IF([.J42]&lt;=50000; ([.J42]-25000)*0.05; IF([.J42]&lt;=10000; 12500+([.J42]-50000)*0.2; 11250+([.J42]-10000)*0.3)))" table:style-name="ce41">
            <text:p>25593</text:p>
          </table:table-cell>
          <table:table-cell office:value-type="float" office:value="30547.736842105267" table:formula="of:=[.M42]+[.K42]" table:style-name="ce41">
            <text:p>30548</text:p>
          </table:table-cell>
          <table:table-cell table:number-columns-repeated="16370"/>
        </table:table-row>
        <table:table-row table:style-name="ro12">
          <table:table-cell office:value-type="float" office:value="142" table:style-name="ce32">
            <text:p>142</text:p>
          </table:table-cell>
          <table:table-cell office:value-type="string" table:style-name="ce32">
            <text:p>Emily Clark</text:p>
          </table:table-cell>
          <table:table-cell office:value-type="float" office:value="27424.5614035088" table:style-name="ce50">
            <text:p>27425</text:p>
          </table:table-cell>
          <table:table-cell office:value-type="float" office:value="5484.9122807017602" table:formula="of:=IF([.C43]&gt;=20000;[.C43]*20%;IF([.C43]&gt;=15000;[.C43]*15%;[.C43]*10%))" table:style-name="ce52">
            <text:p>5485</text:p>
          </table:table-cell>
          <table:table-cell office:value-type="float" office:value="13712.2807017544" table:formula="of:=[.C43]*50%" table:style-name="ce40">
            <text:p>13712</text:p>
          </table:table-cell>
          <table:table-cell office:value-type="float" office:value="10969.82456140352" table:formula="of:=[.C43]*40%" table:style-name="ce41">
            <text:p>10970</text:p>
          </table:table-cell>
          <table:table-cell office:value-type="float" office:value="1096.982456140352" table:formula="of:=[.F43]*10%" table:style-name="ce41">
            <text:p>1097</text:p>
          </table:table-cell>
          <table:table-cell office:value-type="float" office:value="4936.4210526315846" table:formula="of:=12%*([.C43]+[.E43])" table:style-name="ce41">
            <text:p>4936</text:p>
          </table:table-cell>
          <table:table-cell office:value-type="float" office:value="1006.4814035087728" table:formula="of:=3.67%*[.C43]" table:style-name="ce41">
            <text:p>1006</text:p>
          </table:table-cell>
          <table:table-cell office:value-type="float" office:value="57591.578947368485" table:formula="of:=[.C43]+[.E43]+[.D43]+[.F43]" table:style-name="ce41">
            <text:p>57592</text:p>
          </table:table-cell>
          <table:table-cell office:value-type="float" office:value="4936.4210526315846" table:formula="of:=0.12*([.C43]+[.E43])" table:style-name="ce41">
            <text:p>4936</text:p>
          </table:table-cell>
          <table:table-cell office:value-type="float" office:value="27127.684210526357" table:formula="of:=[.J43]-[.N43]" table:style-name="ce41">
            <text:p>27128</text:p>
          </table:table-cell>
          <table:table-cell office:value-type="float" office:value="25527.473684210545" table:formula="of:=IF([.J43]&lt;=25000; 0; IF([.J43]&lt;=50000; ([.J43]-25000)*0.05; IF([.J43]&lt;=10000; 12500+([.J43]-50000)*0.2; 11250+([.J43]-10000)*0.3)))" table:style-name="ce41">
            <text:p>25527</text:p>
          </table:table-cell>
          <table:table-cell office:value-type="float" office:value="30463.894736842129" table:formula="of:=[.M43]+[.K43]" table:style-name="ce41">
            <text:p>30464</text:p>
          </table:table-cell>
          <table:table-cell table:number-columns-repeated="16370"/>
        </table:table-row>
        <table:table-row table:style-name="ro1">
          <table:table-cell office:value-type="float" office:value="143" table:style-name="ce32">
            <text:p>143</text:p>
          </table:table-cell>
          <table:table-cell office:value-type="string" table:style-name="ce32">
            <text:p>Michael Lee</text:p>
          </table:table-cell>
          <table:table-cell office:value-type="float" office:value="27321.052631578899" table:style-name="ce39">
            <text:p>27321</text:p>
          </table:table-cell>
          <table:table-cell office:value-type="float" office:value="5464.21052631578" table:formula="of:=IF([.C44]&gt;=20000;[.C44]*20%;IF([.C44]&gt;=15000;[.C44]*15%;[.C44]*10%))" table:style-name="ce52">
            <text:p>5464</text:p>
          </table:table-cell>
          <table:table-cell office:value-type="float" office:value="13660.52631578945" table:formula="of:=[.C44]*50%" table:style-name="ce40">
            <text:p>13661</text:p>
          </table:table-cell>
          <table:table-cell office:value-type="float" office:value="10928.42105263156" table:formula="of:=[.C44]*40%" table:style-name="ce41">
            <text:p>10928</text:p>
          </table:table-cell>
          <table:table-cell office:value-type="float" office:value="1092.8421052631561" table:formula="of:=[.F44]*10%" table:style-name="ce41">
            <text:p>1093</text:p>
          </table:table-cell>
          <table:table-cell office:value-type="float" office:value="4917.7894736842018" table:formula="of:=12%*([.C44]+[.E44])" table:style-name="ce41">
            <text:p>4918</text:p>
          </table:table-cell>
          <table:table-cell office:value-type="float" office:value="1002.6826315789455" table:formula="of:=3.67%*[.C44]" table:style-name="ce41">
            <text:p>1003</text:p>
          </table:table-cell>
          <table:table-cell office:value-type="float" office:value="57374.210526315685" table:formula="of:=[.C44]+[.E44]+[.D44]+[.F44]" table:style-name="ce41">
            <text:p>57374</text:p>
          </table:table-cell>
          <table:table-cell office:value-type="float" office:value="4917.7894736842018" table:formula="of:=0.12*([.C44]+[.E44])" table:style-name="ce41">
            <text:p>4918</text:p>
          </table:table-cell>
          <table:table-cell office:value-type="float" office:value="26994.157894736778" table:formula="of:=[.J44]-[.N44]" table:style-name="ce41">
            <text:p>26994</text:p>
          </table:table-cell>
          <table:table-cell office:value-type="float" office:value="25462.263157894704" table:formula="of:=IF([.J44]&lt;=25000; 0; IF([.J44]&lt;=50000; ([.J44]-25000)*0.05; IF([.J44]&lt;=10000; 12500+([.J44]-50000)*0.2; 11250+([.J44]-10000)*0.3)))" table:style-name="ce41">
            <text:p>25462</text:p>
          </table:table-cell>
          <table:table-cell office:value-type="float" office:value="30380.052631578907" table:formula="of:=[.M44]+[.K44]" table:style-name="ce41">
            <text:p>30380</text:p>
          </table:table-cell>
          <table:table-cell table:number-columns-repeated="16370"/>
        </table:table-row>
        <table:table-row table:style-name="ro1">
          <table:table-cell office:value-type="float" office:value="144" table:style-name="ce32">
            <text:p>144</text:p>
          </table:table-cell>
          <table:table-cell office:value-type="string" table:style-name="ce32">
            <text:p>Sarah Turner</text:p>
          </table:table-cell>
          <table:table-cell office:value-type="float" office:value="27217.5438596491" table:style-name="ce39">
            <text:p>27218</text:p>
          </table:table-cell>
          <table:table-cell office:value-type="float" office:value="5443.5087719298208" table:formula="of:=IF([.C45]&gt;=20000;[.C45]*20%;IF([.C45]&gt;=15000;[.C45]*15%;[.C45]*10%))" table:style-name="ce52">
            <text:p>5444</text:p>
          </table:table-cell>
          <table:table-cell office:value-type="float" office:value="13608.77192982455" table:formula="of:=[.C45]*50%" table:style-name="ce40">
            <text:p>13609</text:p>
          </table:table-cell>
          <table:table-cell office:value-type="float" office:value="10887.017543859642" table:formula="of:=[.C45]*40%" table:style-name="ce41">
            <text:p>10887</text:p>
          </table:table-cell>
          <table:table-cell office:value-type="float" office:value="1088.7017543859643" table:formula="of:=[.F45]*10%" table:style-name="ce41">
            <text:p>1089</text:p>
          </table:table-cell>
          <table:table-cell office:value-type="float" office:value="4899.157894736838" table:formula="of:=12%*([.C45]+[.E45])" table:style-name="ce41">
            <text:p>4899</text:p>
          </table:table-cell>
          <table:table-cell office:value-type="float" office:value="998.88385964912186" table:formula="of:=3.67%*[.C45]" table:style-name="ce41">
            <text:p>999</text:p>
          </table:table-cell>
          <table:table-cell office:value-type="float" office:value="57156.842105263109" table:formula="of:=[.C45]+[.E45]+[.D45]+[.F45]" table:style-name="ce41">
            <text:p>57157</text:p>
          </table:table-cell>
          <table:table-cell office:value-type="float" office:value="4899.157894736838" table:formula="of:=0.12*([.C45]+[.E45])" table:style-name="ce41">
            <text:p>4899</text:p>
          </table:table-cell>
          <table:table-cell office:value-type="float" office:value="26860.631578947337" table:formula="of:=[.J45]-[.N45]" table:style-name="ce41">
            <text:p>26861</text:p>
          </table:table-cell>
          <table:table-cell office:value-type="float" office:value="25397.052631578932" table:formula="of:=IF([.J45]&lt;=25000; 0; IF([.J45]&lt;=50000; ([.J45]-25000)*0.05; IF([.J45]&lt;=10000; 12500+([.J45]-50000)*0.2; 11250+([.J45]-10000)*0.3)))" table:style-name="ce41">
            <text:p>25397</text:p>
          </table:table-cell>
          <table:table-cell office:value-type="float" office:value="30296.210526315772" table:formula="of:=[.M45]+[.K45]" table:style-name="ce41">
            <text:p>30296</text:p>
          </table:table-cell>
          <table:table-cell table:number-columns-repeated="16370"/>
        </table:table-row>
        <table:table-row table:style-name="ro1">
          <table:table-cell office:value-type="float" office:value="145" table:style-name="ce32">
            <text:p>145</text:p>
          </table:table-cell>
          <table:table-cell office:value-type="string" table:style-name="ce32">
            <text:p>James Scott</text:p>
          </table:table-cell>
          <table:table-cell office:value-type="float" office:value="27114.035087719301" table:style-name="ce39">
            <text:p>27114</text:p>
          </table:table-cell>
          <table:table-cell office:value-type="float" office:value="5422.8070175438606" table:formula="of:=IF([.C46]&gt;=20000;[.C46]*20%;IF([.C46]&gt;=15000;[.C46]*15%;[.C46]*10%))" table:style-name="ce52">
            <text:p>5423</text:p>
          </table:table-cell>
          <table:table-cell office:value-type="float" office:value="13557.017543859651" table:formula="of:=[.C46]*50%" table:style-name="ce40">
            <text:p>13557</text:p>
          </table:table-cell>
          <table:table-cell office:value-type="float" office:value="10845.614035087721" table:formula="of:=[.C46]*40%" table:style-name="ce41">
            <text:p>10846</text:p>
          </table:table-cell>
          <table:table-cell office:value-type="float" office:value="1084.5614035087722" table:formula="of:=[.F46]*10%" table:style-name="ce41">
            <text:p>1085</text:p>
          </table:table-cell>
          <table:table-cell office:value-type="float" office:value="4880.5263157894742" table:formula="of:=12%*([.C46]+[.E46])" table:style-name="ce41">
            <text:p>4881</text:p>
          </table:table-cell>
          <table:table-cell office:value-type="float" office:value="995.08508771929826" table:formula="of:=3.67%*[.C46]" table:style-name="ce41">
            <text:p>995</text:p>
          </table:table-cell>
          <table:table-cell office:value-type="float" office:value="56939.473684210534" table:formula="of:=[.C46]+[.E46]+[.D46]+[.F46]" table:style-name="ce41">
            <text:p>56939</text:p>
          </table:table-cell>
          <table:table-cell office:value-type="float" office:value="4880.5263157894742" table:formula="of:=0.12*([.C46]+[.E46])" table:style-name="ce41">
            <text:p>4881</text:p>
          </table:table-cell>
          <table:table-cell office:value-type="float" office:value="26727.1052631579" table:formula="of:=[.J46]-[.N46]" table:style-name="ce41">
            <text:p>26727</text:p>
          </table:table-cell>
          <table:table-cell office:value-type="float" office:value="25331.84210526316" table:formula="of:=IF([.J46]&lt;=25000; 0; IF([.J46]&lt;=50000; ([.J46]-25000)*0.05; IF([.J46]&lt;=10000; 12500+([.J46]-50000)*0.2; 11250+([.J46]-10000)*0.3)))" table:style-name="ce41">
            <text:p>25332</text:p>
          </table:table-cell>
          <table:table-cell office:value-type="float" office:value="30212.368421052633" table:formula="of:=[.M46]+[.K46]" table:style-name="ce41">
            <text:p>30212</text:p>
          </table:table-cell>
          <table:table-cell table:number-columns-repeated="16370"/>
        </table:table-row>
        <table:table-row table:style-name="ro1">
          <table:table-cell office:value-type="float" office:value="146" table:style-name="ce32">
            <text:p>146</text:p>
          </table:table-cell>
          <table:table-cell office:value-type="string" table:style-name="ce32">
            <text:p>Olivia Harris</text:p>
          </table:table-cell>
          <table:table-cell office:value-type="float" office:value="27010.526315789499" table:style-name="ce39">
            <text:p>27011</text:p>
          </table:table-cell>
          <table:table-cell office:value-type="float" office:value="5402.1052631579005" table:formula="of:=IF([.C47]&gt;=20000;[.C47]*20%;IF([.C47]&gt;=15000;[.C47]*15%;[.C47]*10%))" table:style-name="ce52">
            <text:p>5402</text:p>
          </table:table-cell>
          <table:table-cell office:value-type="float" office:value="13505.263157894749" table:formula="of:=[.C47]*50%" table:style-name="ce40">
            <text:p>13505</text:p>
          </table:table-cell>
          <table:table-cell office:value-type="float" office:value="10804.210526315801" table:formula="of:=[.C47]*40%" table:style-name="ce41">
            <text:p>10804</text:p>
          </table:table-cell>
          <table:table-cell office:value-type="float" office:value="1080.4210526315801" table:formula="of:=[.F47]*10%" table:style-name="ce41">
            <text:p>1080</text:p>
          </table:table-cell>
          <table:table-cell office:value-type="float" office:value="4861.8947368421095" table:formula="of:=12%*([.C47]+[.E47])" table:style-name="ce41">
            <text:p>4862</text:p>
          </table:table-cell>
          <table:table-cell office:value-type="float" office:value="991.28631578947454" table:formula="of:=3.67%*[.C47]" table:style-name="ce41">
            <text:p>991</text:p>
          </table:table-cell>
          <table:table-cell office:value-type="float" office:value="56722.105263157951" table:formula="of:=[.C47]+[.E47]+[.D47]+[.F47]" table:style-name="ce41">
            <text:p>56722</text:p>
          </table:table-cell>
          <table:table-cell office:value-type="float" office:value="4861.8947368421095" table:formula="of:=0.12*([.C47]+[.E47])" table:style-name="ce41">
            <text:p>4862</text:p>
          </table:table-cell>
          <table:table-cell office:value-type="float" office:value="26593.578947368456" table:formula="of:=[.J47]-[.N47]" table:style-name="ce41">
            <text:p>26594</text:p>
          </table:table-cell>
          <table:table-cell office:value-type="float" office:value="25266.631578947385" table:formula="of:=IF([.J47]&lt;=25000; 0; IF([.J47]&lt;=50000; ([.J47]-25000)*0.05; IF([.J47]&lt;=10000; 12500+([.J47]-50000)*0.2; 11250+([.J47]-10000)*0.3)))" table:style-name="ce41">
            <text:p>25267</text:p>
          </table:table-cell>
          <table:table-cell office:value-type="float" office:value="30128.526315789495" table:formula="of:=[.M47]+[.K47]" table:style-name="ce41">
            <text:p>30129</text:p>
          </table:table-cell>
          <table:table-cell table:number-columns-repeated="16370"/>
        </table:table-row>
        <table:table-row table:style-name="ro1">
          <table:table-cell office:value-type="float" office:value="147" table:style-name="ce32">
            <text:p>147</text:p>
          </table:table-cell>
          <table:table-cell office:value-type="string" table:style-name="ce32">
            <text:p>William King</text:p>
          </table:table-cell>
          <table:table-cell office:value-type="float" office:value="26907.017543859602" table:style-name="ce39">
            <text:p>26907</text:p>
          </table:table-cell>
          <table:table-cell office:value-type="float" office:value="5381.4035087719203" table:formula="of:=IF([.C48]&gt;=20000;[.C48]*20%;IF([.C48]&gt;=15000;[.C48]*15%;[.C48]*10%))" table:style-name="ce52">
            <text:p>5381</text:p>
          </table:table-cell>
          <table:table-cell office:value-type="float" office:value="13453.508771929801" table:formula="of:=[.C48]*50%" table:style-name="ce40">
            <text:p>13454</text:p>
          </table:table-cell>
          <table:table-cell office:value-type="float" office:value="10762.807017543841" table:formula="of:=[.C48]*40%" table:style-name="ce41">
            <text:p>10763</text:p>
          </table:table-cell>
          <table:table-cell office:value-type="float" office:value="1076.2807017543842" table:formula="of:=[.F48]*10%" table:style-name="ce41">
            <text:p>1076</text:p>
          </table:table-cell>
          <table:table-cell office:value-type="float" office:value="4843.2631578947276" table:formula="of:=12%*([.C48]+[.E48])" table:style-name="ce41">
            <text:p>4843</text:p>
          </table:table-cell>
          <table:table-cell office:value-type="float" office:value="987.4875438596473" table:formula="of:=3.67%*[.C48]" table:style-name="ce41">
            <text:p>987</text:p>
          </table:table-cell>
          <table:table-cell office:value-type="float" office:value="56504.736842105158" table:formula="of:=[.C48]+[.E48]+[.D48]+[.F48]" table:style-name="ce41">
            <text:p>56505</text:p>
          </table:table-cell>
          <table:table-cell office:value-type="float" office:value="4843.2631578947276" table:formula="of:=0.12*([.C48]+[.E48])" table:style-name="ce41">
            <text:p>4843</text:p>
          </table:table-cell>
          <table:table-cell office:value-type="float" office:value="26460.052631578881" table:formula="of:=[.J48]-[.N48]" table:style-name="ce41">
            <text:p>26460</text:p>
          </table:table-cell>
          <table:table-cell office:value-type="float" office:value="25201.421052631547" table:formula="of:=IF([.J48]&lt;=25000; 0; IF([.J48]&lt;=50000; ([.J48]-25000)*0.05; IF([.J48]&lt;=10000; 12500+([.J48]-50000)*0.2; 11250+([.J48]-10000)*0.3)))" table:style-name="ce41">
            <text:p>25201</text:p>
          </table:table-cell>
          <table:table-cell office:value-type="float" office:value="30044.684210526277" table:formula="of:=[.M48]+[.K48]" table:style-name="ce41">
            <text:p>30045</text:p>
          </table:table-cell>
          <table:table-cell table:number-columns-repeated="16370"/>
        </table:table-row>
        <table:table-row table:style-name="ro1">
          <table:table-cell office:value-type="float" office:value="148" table:style-name="ce32">
            <text:p>148</text:p>
          </table:table-cell>
          <table:table-cell office:value-type="string" table:style-name="ce32">
            <text:p>Mia Walker</text:p>
          </table:table-cell>
          <table:table-cell office:value-type="float" office:value="26803.508771929799" table:style-name="ce39">
            <text:p>26804</text:p>
          </table:table-cell>
          <table:table-cell office:value-type="float" office:value="5360.7017543859602" table:formula="of:=IF([.C49]&gt;=20000;[.C49]*20%;IF([.C49]&gt;=15000;[.C49]*15%;[.C49]*10%))" table:style-name="ce52">
            <text:p>5361</text:p>
          </table:table-cell>
          <table:table-cell office:value-type="float" office:value="13401.754385964899" table:formula="of:=[.C49]*50%" table:style-name="ce40">
            <text:p>13402</text:p>
          </table:table-cell>
          <table:table-cell office:value-type="float" office:value="10721.40350877192" table:formula="of:=[.C49]*40%" table:style-name="ce41">
            <text:p>10721</text:p>
          </table:table-cell>
          <table:table-cell office:value-type="float" office:value="1072.1403508771921" table:formula="of:=[.F49]*10%" table:style-name="ce41">
            <text:p>1072</text:p>
          </table:table-cell>
          <table:table-cell office:value-type="float" office:value="4824.6315789473638" table:formula="of:=12%*([.C49]+[.E49])" table:style-name="ce41">
            <text:p>4825</text:p>
          </table:table-cell>
          <table:table-cell office:value-type="float" office:value="983.68877192982347" table:formula="of:=3.67%*[.C49]" table:style-name="ce41">
            <text:p>984</text:p>
          </table:table-cell>
          <table:table-cell office:value-type="float" office:value="56287.368421052583" table:formula="of:=[.C49]+[.E49]+[.D49]+[.F49]" table:style-name="ce41">
            <text:p>56287</text:p>
          </table:table-cell>
          <table:table-cell office:value-type="float" office:value="4824.6315789473638" table:formula="of:=0.12*([.C49]+[.E49])" table:style-name="ce41">
            <text:p>4825</text:p>
          </table:table-cell>
          <table:table-cell office:value-type="float" office:value="26326.526315789448" table:formula="of:=[.J49]-[.N49]" table:style-name="ce41">
            <text:p>26327</text:p>
          </table:table-cell>
          <table:table-cell office:value-type="float" office:value="25136.210526315772" table:formula="of:=IF([.J49]&lt;=25000; 0; IF([.J49]&lt;=50000; ([.J49]-25000)*0.05; IF([.J49]&lt;=10000; 12500+([.J49]-50000)*0.2; 11250+([.J49]-10000)*0.3)))" table:style-name="ce41">
            <text:p>25136</text:p>
          </table:table-cell>
          <table:table-cell office:value-type="float" office:value="29960.842105263135" table:formula="of:=[.M49]+[.K49]" table:style-name="ce41">
            <text:p>29961</text:p>
          </table:table-cell>
          <table:table-cell table:number-columns-repeated="16370"/>
        </table:table-row>
        <table:table-row table:style-name="ro1">
          <table:table-cell office:value-type="float" office:value="149" table:style-name="ce32">
            <text:p>149</text:p>
          </table:table-cell>
          <table:table-cell office:value-type="string" table:style-name="ce32">
            <text:p>Daniel White</text:p>
          </table:table-cell>
          <table:table-cell office:value-type="float" office:value="26700" table:style-name="ce39">
            <text:p>26700</text:p>
          </table:table-cell>
          <table:table-cell office:value-type="float" office:value="5340" table:formula="of:=IF([.C50]&gt;=20000;[.C50]*20%;IF([.C50]&gt;=15000;[.C50]*15%;[.C50]*10%))" table:style-name="ce52">
            <text:p>5340</text:p>
          </table:table-cell>
          <table:table-cell office:value-type="float" office:value="13350" table:formula="of:=[.C50]*50%" table:style-name="ce40">
            <text:p>13350</text:p>
          </table:table-cell>
          <table:table-cell office:value-type="float" office:value="10680" table:formula="of:=[.C50]*40%" table:style-name="ce41">
            <text:p>10680</text:p>
          </table:table-cell>
          <table:table-cell office:value-type="float" office:value="1068" table:formula="of:=[.F50]*10%" table:style-name="ce41">
            <text:p>1068</text:p>
          </table:table-cell>
          <table:table-cell office:value-type="float" office:value="4806" table:formula="of:=12%*([.C50]+[.E50])" table:style-name="ce41">
            <text:p>4806</text:p>
          </table:table-cell>
          <table:table-cell office:value-type="float" office:value="979.88999999999987" table:formula="of:=3.67%*[.C50]" table:style-name="ce41">
            <text:p>980</text:p>
          </table:table-cell>
          <table:table-cell office:value-type="float" office:value="56070" table:formula="of:=[.C50]+[.E50]+[.D50]+[.F50]" table:style-name="ce41">
            <text:p>56070</text:p>
          </table:table-cell>
          <table:table-cell office:value-type="float" office:value="4806" table:formula="of:=0.12*([.C50]+[.E50])" table:style-name="ce41">
            <text:p>4806</text:p>
          </table:table-cell>
          <table:table-cell office:value-type="float" office:value="26193" table:formula="of:=[.J50]-[.N50]" table:style-name="ce41">
            <text:p>26193</text:p>
          </table:table-cell>
          <table:table-cell office:value-type="float" office:value="25071" table:formula="of:=IF([.J50]&lt;=25000; 0; IF([.J50]&lt;=50000; ([.J50]-25000)*0.05; IF([.J50]&lt;=10000; 12500+([.J50]-50000)*0.2; 11250+([.J50]-10000)*0.3)))" table:style-name="ce41">
            <text:p>25071</text:p>
          </table:table-cell>
          <table:table-cell office:value-type="float" office:value="29877" table:formula="of:=[.M50]+[.K50]" table:style-name="ce41">
            <text:p>29877</text:p>
          </table:table-cell>
          <table:table-cell table:number-columns-repeated="16370"/>
        </table:table-row>
        <table:table-row table:style-name="ro1">
          <table:table-cell office:value-type="float" office:value="150" table:style-name="ce32">
            <text:p>150</text:p>
          </table:table-cell>
          <table:table-cell office:value-type="string" table:style-name="ce32">
            <text:p>Grace Evans</text:p>
          </table:table-cell>
          <table:table-cell office:value-type="float" office:value="26596.491228070201" table:style-name="ce39">
            <text:p>26596</text:p>
          </table:table-cell>
          <table:table-cell office:value-type="float" office:value="5319.2982456140408" table:formula="of:=IF([.C51]&gt;=20000;[.C51]*20%;IF([.C51]&gt;=15000;[.C51]*15%;[.C51]*10%))" table:style-name="ce52">
            <text:p>5319</text:p>
          </table:table-cell>
          <table:table-cell office:value-type="float" office:value="13298.245614035101" table:formula="of:=[.C51]*50%" table:style-name="ce40">
            <text:p>13298</text:p>
          </table:table-cell>
          <table:table-cell office:value-type="float" office:value="10638.596491228082" table:formula="of:=[.C51]*40%" table:style-name="ce41">
            <text:p>10639</text:p>
          </table:table-cell>
          <table:table-cell office:value-type="float" office:value="1063.8596491228082" table:formula="of:=[.F51]*10%" table:style-name="ce41">
            <text:p>1064</text:p>
          </table:table-cell>
          <table:table-cell office:value-type="float" office:value="4787.3684210526362" table:formula="of:=12%*([.C51]+[.E51])" table:style-name="ce41">
            <text:p>4787</text:p>
          </table:table-cell>
          <table:table-cell office:value-type="float" office:value="976.09122807017627" table:formula="of:=3.67%*[.C51]" table:style-name="ce41">
            <text:p>976</text:p>
          </table:table-cell>
          <table:table-cell office:value-type="float" office:value="55852.631578947425" table:formula="of:=[.C51]+[.E51]+[.D51]+[.F51]" table:style-name="ce41">
            <text:p>55853</text:p>
          </table:table-cell>
          <table:table-cell office:value-type="float" office:value="4787.3684210526362" table:formula="of:=0.12*([.C51]+[.E51])" table:style-name="ce41">
            <text:p>4787</text:p>
          </table:table-cell>
          <table:table-cell office:value-type="float" office:value="26059.473684210559" table:formula="of:=[.J51]-[.N51]" table:style-name="ce41">
            <text:p>26059</text:p>
          </table:table-cell>
          <table:table-cell office:value-type="float" office:value="25005.789473684228" table:formula="of:=IF([.J51]&lt;=25000; 0; IF([.J51]&lt;=50000; ([.J51]-25000)*0.05; IF([.J51]&lt;=10000; 12500+([.J51]-50000)*0.2; 11250+([.J51]-10000)*0.3)))" table:style-name="ce41">
            <text:p>25006</text:p>
          </table:table-cell>
          <table:table-cell office:value-type="float" office:value="29793.157894736865" table:formula="of:=[.M51]+[.K51]" table:style-name="ce41">
            <text:p>29793</text:p>
          </table:table-cell>
          <table:table-cell table:number-columns-repeated="16370"/>
        </table:table-row>
        <table:table-row table:style-name="ro1">
          <table:table-cell table:number-columns-repeated="3" table:style-name="ce1"/>
          <table:table-cell table:style-name="ce53"/>
          <table:table-cell table:style-name="ce40"/>
          <table:table-cell table:number-columns-repeated="9" table:style-name="ce41"/>
          <table:table-cell table:number-columns-repeated="16370"/>
        </table:table-row>
        <table:table-row table:number-rows-repeated="1048524" table:style-name="ro5">
          <table:table-cell table:number-columns-repeated="3"/>
          <table:table-cell table:style-name="ce53"/>
          <table:table-cell table:number-columns-repeated="16380"/>
        </table:table-row>
      </table:table>
      <table:named-expressions>
        <table:named-expression table:name="Slicer_TXN_DATE" table:expression="of:=&quot;&quot;" table:base-cell-address="Sheet1.$A$1"/>
        <table:named-expression table:name="Slicer_Year" table:expression="of:=&quot;&quot;" table:base-cell-address="Sheet1.$A$1"/>
      </table:named-expressions>
      <table:data-pilot-tables>
        <table:data-pilot-table table:name="PivotTable1" table:target-range-address="Sheet1.W5:Sheet1.X56" table:show-filter-button="false" table:buttons="Sheet1.W5">
          <table:source-cell-range table:cell-range-address="Sheet1.A1:Sheet1.U51"/>
          <table:data-pilot-field table:source-field-name="TXN N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co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brand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item mad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nt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R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2" table:target-range-address="Sheet5.P3:Sheet5.Q24" table:show-filter-button="false" table:buttons="Sheet5.P3">
          <table:source-cell-range table:cell-range-address="Sheet5.A1:Sheet5.N28"/>
          <table:data-pilot-field table:source-field-name="TXN DAT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N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3" table:target-range-address="Sheet5.S3:Sheet5.T5" table:show-filter-button="false" table:buttons="Sheet5.S3">
          <table:source-cell-range table:cell-range-address="Sheet5.A1:Sheet5.N10"/>
          <table:data-pilot-field table:source-field-name="TXN NO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_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Type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Customer C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PivotTable4" table:target-range-address="Sheet5.S13:Sheet5.T21" table:show-filter-button="false" table:buttons="Sheet5.S13">
          <table:source-cell-range table:cell-range-address="Sheet5.C1:Sheet5.K8"/>
          <table:data-pilot-field table:source-field-name="Customer_ID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 of Sales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TXN DAT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Month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Y Qt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Location 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f1" style:family="table-cell" style:data-style-name="N0">
      <style:table-cell-properties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227</meta:generator>
    <meta:initial-creator>PRACTICE</meta:initial-creator>
    <dc:creator>Divyaprada G</dc:creator>
    <meta:creation-date>2024-11-07T08:51:01Z</meta:creation-date>
    <dc:date>2024-12-25T15:52:23Z</dc:date>
    <meta:editing-cycles>14</meta:editing-cycles>
    <meta:editing-duration>PT4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6.5pt" svg:width="302.2502362204725pt" chart:style-name="Crt0">
        <chart:title chart:style-name="CT00">
          <text:p text:style-name="a0" text:class-names="" text:cond-style-name="">SUM</text:p>
        </chart:title>
        <chart:plot-area svg:x="0.0pt" svg:y="8.001653543307087pt" svg:width="289.456062992126pt" svg:height="68.4981102362204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4.$S$4" chart:values-cell-range-address="Sheet4.$T$4" chart:class="chart:bar" chart:attached-axis="primary-y" chart:style-name="G0S0"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74.62511811023622pt" svg:width="308.25pt" chart:style-name="Crt0">
        <chart:title chart:style-name="CT00">
          <text:p text:style-name="a0" text:class-names="" text:cond-style-name="">Dearness Allowance (DA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4.$E$1" chart:values-cell-range-address="Sheet4.$E$2:.$E$32" chart:class="chart:bar" chart:attached-axis="primary-y" chart:style-name="G0S0">
            <chart:data-point chart:repeated="3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G0S0P15">
      <style:graphic-properties draw:fill="solid" draw:fill-color="#ffcd33" draw:opacity="100%" draw:stroke="solid" svg:stroke-width="0.02083in" svg:stroke-color="#ffffff" svg:stroke-opacity="100%"/>
    </style:style>
    <style:style style:family="chart" style:name="G0S0P16">
      <style:graphic-properties draw:fill="solid" draw:fill-color="#698ed0" draw:opacity="100%" draw:stroke="solid" svg:stroke-width="0.02083in" svg:stroke-color="#ffffff" svg:stroke-opacity="100%"/>
    </style:style>
    <style:style style:family="chart" style:name="G0S0P17">
      <style:graphic-properties draw:fill="solid" draw:fill-color="#8cc168" draw:opacity="100%" draw:stroke="solid" svg:stroke-width="0.02083in" svg:stroke-color="#ffffff" svg:stroke-opacity="100%"/>
    </style:style>
    <style:style style:family="chart" style:name="G0S0P18">
      <style:graphic-properties draw:fill="solid" draw:fill-color="#327dc2" draw:opacity="100%" draw:stroke="solid" svg:stroke-width="0.02083in" svg:stroke-color="#ffffff" svg:stroke-opacity="100%"/>
    </style:style>
    <style:style style:family="chart" style:name="G0S0P19">
      <style:graphic-properties draw:fill="solid" draw:fill-color="#d2601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2" chart:solid-type="cuboid"/>
      <style:graphic-properties draw:fill="solid" draw:fill-color="#4472c4" draw:opacity="100%" draw:stroke="non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5b9bd5" draw:opacity="100%" draw:stroke="solid" svg:stroke-width="0.02083in" svg:stroke-color="#ffffff" svg:stroke-opacity="100%"/>
    </style:style>
    <style:style style:family="chart" style:name="G0S0P30">
      <style:graphic-properties draw:fill="solid" draw:fill-color="#1f4e79" draw:opacity="100%" draw:stroke="solid" svg:stroke-width="0.02083in" svg:stroke-color="#ffffff" svg:stroke-opacity="100%"/>
    </style:style>
    <style:style style:family="chart" style:name="G0S0P1">
      <style:graphic-properties draw:fill="solid" draw:fill-color="#ed7d31" draw:opacity="100%" draw:stroke="solid" svg:stroke-width="0.02083in" svg:stroke-color="#ffffff" svg:stroke-opacity="100%"/>
    </style:style>
    <style:style style:family="chart" style:name="G0S0P2">
      <style:graphic-properties draw:fill="solid" draw:fill-color="#a5a5a5" draw:opacity="100%" draw:stroke="solid" svg:stroke-width="0.02083in" svg:stroke-color="#ffffff" svg:stroke-opacity="100%"/>
    </style:style>
    <style:style style:family="chart" style:name="G0S0P3">
      <style:graphic-properties draw:fill="solid" draw:fill-color="#ffc000" draw:opacity="100%" draw:stroke="solid" svg:stroke-width="0.02083in" svg:stroke-color="#ffffff" svg:stroke-opacity="100%"/>
    </style:style>
    <style:style style:family="chart" style:name="G0S0P4">
      <style:graphic-properties draw:fill="solid" draw:fill-color="#4472c4" draw:opacity="100%" draw:stroke="solid" svg:stroke-width="0.02083in" svg:stroke-color="#ffffff" svg:stroke-opacity="100%"/>
    </style:style>
    <style:style style:family="chart" style:name="G0S0P5">
      <style:graphic-properties draw:fill="solid" draw:fill-color="#70ad47" draw:opacity="100%" draw:stroke="solid" svg:stroke-width="0.02083in" svg:stroke-color="#ffffff" svg:stroke-opacity="100%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6">
      <style:graphic-properties draw:fill="solid" draw:fill-color="#255e91" draw:opacity="100%" draw:stroke="solid" svg:stroke-width="0.02083in" svg:stroke-color="#ffffff" svg:stroke-opacity="100%"/>
    </style:style>
    <style:style style:family="chart" style:name="G0S0P7">
      <style:graphic-properties draw:fill="solid" draw:fill-color="#9e480e" draw:opacity="100%" draw:stroke="solid" svg:stroke-width="0.02083in" svg:stroke-color="#ffffff" svg:stroke-opacity="100%"/>
    </style:style>
    <style:style style:family="chart" style:name="G0S0P8">
      <style:graphic-properties draw:fill="solid" draw:fill-color="#636363" draw:opacity="100%" draw:stroke="solid" svg:stroke-width="0.02083in" svg:stroke-color="#ffffff" svg:stroke-opacity="100%"/>
    </style:style>
    <style:style style:family="chart" style:name="G0S0P9">
      <style:graphic-properties draw:fill="solid" draw:fill-color="#997300" draw:opacity="100%" draw:stroke="solid" svg:stroke-width="0.02083in" svg:stroke-color="#ffffff" svg:stroke-opacity="100%"/>
    </style:style>
    <style:style style:family="chart" style:name="G0S0P20">
      <style:graphic-properties draw:fill="solid" draw:fill-color="#848484" draw:opacity="100%" draw:stroke="solid" svg:stroke-width="0.02083in" svg:stroke-color="#ffffff" svg:stroke-opacity="100%"/>
    </style:style>
    <style:style style:family="chart" style:name="G0S0P21">
      <style:graphic-properties draw:fill="solid" draw:fill-color="#cc9a00" draw:opacity="100%" draw:stroke="solid" svg:stroke-width="0.02083in" svg:stroke-color="#ffffff" svg:stroke-opacity="100%"/>
    </style:style>
    <style:style style:family="chart" style:name="G0S0P22">
      <style:graphic-properties draw:fill="solid" draw:fill-color="#335aa1" draw:opacity="100%" draw:stroke="solid" svg:stroke-width="0.02083in" svg:stroke-color="#ffffff" svg:stroke-opacity="100%"/>
    </style:style>
    <style:style style:family="chart" style:name="G0S0P23">
      <style:graphic-properties draw:fill="solid" draw:fill-color="#5a8a39" draw:opacity="100%" draw:stroke="solid" svg:stroke-width="0.02083in" svg:stroke-color="#ffffff" svg:stroke-opacity="100%"/>
    </style:style>
    <style:style style:family="chart" style:name="G0S0P24">
      <style:graphic-properties draw:fill="solid" draw:fill-color="#9dc3e6" draw:opacity="100%" draw:stroke="solid" svg:stroke-width="0.02083in" svg:stroke-color="#ffffff" svg:stroke-opacity="100%"/>
    </style:style>
    <style:style style:family="chart" style:name="G0S0P25">
      <style:graphic-properties draw:fill="solid" draw:fill-color="#f4b183" draw:opacity="100%" draw:stroke="solid" svg:stroke-width="0.02083in" svg:stroke-color="#ffffff" svg:stroke-opacity="100%"/>
    </style:style>
    <style:style style:family="chart" style:name="G0S0P26">
      <style:graphic-properties draw:fill="solid" draw:fill-color="#c9c9c9" draw:opacity="100%" draw:stroke="solid" svg:stroke-width="0.02083in" svg:stroke-color="#ffffff" svg:stroke-opacity="100%"/>
    </style:style>
    <style:style style:family="chart" style:name="G0S0P27">
      <style:graphic-properties draw:fill="solid" draw:fill-color="#ffd966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8">
      <style:graphic-properties draw:fill="solid" draw:fill-color="#8faadc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2" chart:angle-offset="0" chart:auto-position="false"/>
      <style:graphic-properties draw:fill="none" draw:stroke="none"/>
    </style:style>
    <style:style style:family="chart" style:name="G0S0P29">
      <style:graphic-properties draw:fill="solid" draw:fill-color="#a9d18e" draw:opacity="100%" draw:stroke="solid" svg:stroke-width="0.02083in" svg:stroke-color="#ffffff" svg:stroke-opacity="100%"/>
    </style:style>
    <style:style style:family="chart" style:name="G0S0P10">
      <style:graphic-properties draw:fill="solid" draw:fill-color="#264478" draw:opacity="100%" draw:stroke="solid" svg:stroke-width="0.02083in" svg:stroke-color="#ffffff" svg:stroke-opacity="100%"/>
    </style:style>
    <style:style style:family="chart" style:name="G0S0P11">
      <style:graphic-properties draw:fill="solid" draw:fill-color="#43682b" draw:opacity="100%" draw:stroke="solid" svg:stroke-width="0.02083in" svg:stroke-color="#ffffff" svg:stroke-opacity="100%"/>
    </style:style>
    <style:style style:family="chart" style:name="G0S0P12">
      <style:graphic-properties draw:fill="solid" draw:fill-color="#7cafdd" draw:opacity="100%" draw:stroke="solid" svg:stroke-width="0.02083in" svg:stroke-color="#ffffff" svg:stroke-opacity="100%"/>
    </style:style>
    <style:style style:family="chart" style:name="G0S0P13">
      <style:graphic-properties draw:fill="solid" draw:fill-color="#f1975a" draw:opacity="100%" draw:stroke="solid" svg:stroke-width="0.02083in" svg:stroke-color="#ffffff" svg:stroke-opacity="100%"/>
    </style:style>
    <style:style style:family="chart" style:name="G0S0P14">
      <style:graphic-properties draw:fill="solid" draw:fill-color="#b7b7b7" draw:opacity="100%" draw:stroke="solid" svg:stroke-width="0.02083in" svg:stroke-color="#ffffff" svg:stroke-opacity="100%"/>
    </style:style>
  </office:automatic-styles>
  <office:body>
    <office:chart>
      <chart:chart chart:class="chart:circle" svg:height="174.7496850393701pt" svg:width="244.4996850393701pt" chart:style-name="Crt0">
        <chart:title chart:style-name="CT00">
          <text:p text:style-name="a0" text:class-names="" text:cond-style-name="">House Rent Allowance (HRA)<text:s text:c="1"/></text:p>
        </chart:title>
        <chart:legend chart:legend-position="bottom" chart:legend-align="center" chart:style-name="Lgnd"/>
        <chart:plot-area svg:x="79.0959842519685pt" svg:y="27.18338582677166pt" svg:width="75.97157480314961pt" svg:height="95.14299212598425pt" chart:style-name="Plt0">
          <chart:axis chart:dimension="x"/>
          <chart:axis chart:dimension="y"/>
          <chart:series chart:label-cell-address="Sheet4.$F$1" chart:values-cell-range-address="Sheet4.$G$2:.$G$32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  <chart:data-point chart:style-name="G0S0P6"/>
            <chart:data-point chart:style-name="G0S0P7"/>
            <chart:data-point chart:style-name="G0S0P8"/>
            <chart:data-point chart:style-name="G0S0P9"/>
            <chart:data-point chart:style-name="G0S0P10"/>
            <chart:data-point chart:style-name="G0S0P11"/>
            <chart:data-point chart:style-name="G0S0P12"/>
            <chart:data-point chart:style-name="G0S0P13"/>
            <chart:data-point chart:style-name="G0S0P14"/>
            <chart:data-point chart:style-name="G0S0P15"/>
            <chart:data-point chart:style-name="G0S0P16"/>
            <chart:data-point chart:style-name="G0S0P17"/>
            <chart:data-point chart:style-name="G0S0P18"/>
            <chart:data-point chart:style-name="G0S0P19"/>
            <chart:data-point chart:style-name="G0S0P20"/>
            <chart:data-point chart:style-name="G0S0P21"/>
            <chart:data-point chart:style-name="G0S0P22"/>
            <chart:data-point chart:style-name="G0S0P23"/>
            <chart:data-point chart:style-name="G0S0P24"/>
            <chart:data-point chart:style-name="G0S0P25"/>
            <chart:data-point chart:style-name="G0S0P26"/>
            <chart:data-point chart:style-name="G0S0P27"/>
            <chart:data-point chart:style-name="G0S0P28"/>
            <chart:data-point chart:style-name="G0S0P29"/>
            <chart:data-point chart:style-name="G0S0P30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51.3223622047244pt" svg:width="318.8051968503937pt" chart:style-name="Crt0">
        <chart:title chart:style-name="CT00">
          <text:p text:style-name="a0" text:class-names="" text:cond-style-name="">Employee Contribut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4.$H$1" chart:values-cell-range-address="Sheet4.$H$2:.$H$27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Plt0">
      <style:chart-properties chart:three-dimensional="false" chart:deep="false" chart:stacked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tru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tru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40.7333070866142pt" svg:width="289.5248818897637pt" chart:style-name="Crt0">
        <chart:title chart:style-name="CT00">
          <text:p text:style-name="a0" text:class-names="" text:cond-style-name="">Employer Contribution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Sheet4.$I$1" chart:values-cell-range-address="Sheet4.$I$2:.$I$27" chart:class="chart:line" chart:attached-axis="primary-y" chart:style-name="G0S0">
            <chart:data-point chart:repeated="2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G0S10">
      <style:chart-properties chart:symbol-type="none" chart:vertical="fals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false" chart:connect-bars="false" chart:solid-type="cuboid" chart:stacked="false" chart:percentage="false"/>
      <style:graphic-properties draw:fill="solid" draw:fill-color="#43682b" draw:opacity="100%" draw:stroke="none"/>
    </style:style>
    <style:style style:family="chart" style:name="G0S12">
      <style:chart-properties chart:symbol-type="none" chart:vertical="false" chart:connect-bars="false" chart:solid-type="cuboid" chart:stacked="false" chart:percentage="false"/>
      <style:graphic-properties draw:fill="solid" draw:fill-color="#698ed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one" chart:vertical="false" chart:connect-bars="false" chart:solid-type="cuboid" chart:stacked="false" chart:percentage="false"/>
      <style:graphic-properties draw:fill="solid" draw:fill-color="#f1975a" draw:opacity="100%" draw:stroke="none"/>
    </style:style>
    <style:style style:family="chart" style:name="G0S14">
      <style:chart-properties chart:symbol-type="none" chart:vertical="false" chart:connect-bars="false" chart:solid-type="cuboid" chart:stacked="false" chart:percentage="false"/>
      <style:graphic-properties draw:fill="solid" draw:fill-color="#b7b7b7" draw:opacity="100%" draw:stroke="none"/>
    </style:style>
    <style:style style:family="chart" style:name="G0S15">
      <style:chart-properties chart:symbol-type="none" chart:vertical="false" chart:connect-bars="false" chart:solid-type="cuboid" chart:stacked="false" chart:percentage="false"/>
      <style:graphic-properties draw:fill="solid" draw:fill-color="#ffcd33" draw:opacity="100%" draw:stroke="none"/>
    </style:style>
    <style:style style:family="chart" style:name="G0S16">
      <style:chart-properties chart:symbol-type="none" chart:vertical="false" chart:connect-bars="false" chart:solid-type="cuboid" chart:stacked="false" chart:percentage="false"/>
      <style:graphic-properties draw:fill="solid" draw:fill-color="#7cafdd" draw:opacity="100%" draw:stroke="none"/>
    </style:style>
    <style:style style:family="chart" style:name="G0S17">
      <style:chart-properties chart:symbol-type="none" chart:vertical="false" chart:connect-bars="false" chart:solid-type="cuboid" chart:stacked="false" chart:percentage="false"/>
      <style:graphic-properties draw:fill="solid" draw:fill-color="#8cc168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8">
      <style:chart-properties chart:symbol-type="none" chart:vertical="false" chart:connect-bars="false" chart:solid-type="cuboid" chart:stacked="false" chart:percentage="false"/>
      <style:graphic-properties draw:fill="solid" draw:fill-color="#335aa1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fals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fals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vertical="fals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fals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4.5671653543307pt" svg:width="366.7326771653543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4.$N$1"/>
          </chart:axis>
          <chart:series chart:values-cell-range-address="Sheet4.$N$2" chart:class="chart:bar" chart:attached-axis="primary-y" chart:style-name="G0S0">
            <chart:data-point/>
          </chart:series>
          <chart:series chart:values-cell-range-address="Sheet4.$N$3" chart:class="chart:bar" chart:attached-axis="primary-y" chart:style-name="G0S1">
            <chart:data-point/>
          </chart:series>
          <chart:series chart:values-cell-range-address="Sheet4.$N$4" chart:class="chart:bar" chart:attached-axis="primary-y" chart:style-name="G0S2">
            <chart:data-point/>
          </chart:series>
          <chart:series chart:values-cell-range-address="Sheet4.$N$5" chart:class="chart:bar" chart:attached-axis="primary-y" chart:style-name="G0S3">
            <chart:data-point/>
          </chart:series>
          <chart:series chart:values-cell-range-address="Sheet4.$N$6" chart:class="chart:bar" chart:attached-axis="primary-y" chart:style-name="G0S4">
            <chart:data-point/>
          </chart:series>
          <chart:series chart:values-cell-range-address="Sheet4.$N$7" chart:class="chart:bar" chart:attached-axis="primary-y" chart:style-name="G0S5">
            <chart:data-point/>
          </chart:series>
          <chart:series chart:values-cell-range-address="Sheet4.$N$8" chart:class="chart:bar" chart:attached-axis="primary-y" chart:style-name="G0S6">
            <chart:data-point/>
          </chart:series>
          <chart:series chart:values-cell-range-address="Sheet4.$N$9" chart:class="chart:bar" chart:attached-axis="primary-y" chart:style-name="G0S7">
            <chart:data-point/>
          </chart:series>
          <chart:series chart:values-cell-range-address="Sheet4.$N$10" chart:class="chart:bar" chart:attached-axis="primary-y" chart:style-name="G0S8">
            <chart:data-point/>
          </chart:series>
          <chart:series chart:values-cell-range-address="Sheet4.$N$11" chart:class="chart:bar" chart:attached-axis="primary-y" chart:style-name="G0S9">
            <chart:data-point/>
          </chart:series>
          <chart:series chart:values-cell-range-address="Sheet4.$N$12" chart:class="chart:bar" chart:attached-axis="primary-y" chart:style-name="G0S10">
            <chart:data-point/>
          </chart:series>
          <chart:series chart:values-cell-range-address="Sheet4.$N$13" chart:class="chart:bar" chart:attached-axis="primary-y" chart:style-name="G0S11">
            <chart:data-point/>
          </chart:series>
          <chart:series chart:values-cell-range-address="Sheet4.$N$14" chart:class="chart:bar" chart:attached-axis="primary-y" chart:style-name="G0S12">
            <chart:data-point/>
          </chart:series>
          <chart:series chart:values-cell-range-address="Sheet4.$N$15" chart:class="chart:bar" chart:attached-axis="primary-y" chart:style-name="G0S13">
            <chart:data-point/>
          </chart:series>
          <chart:series chart:values-cell-range-address="Sheet4.$N$16" chart:class="chart:bar" chart:attached-axis="primary-y" chart:style-name="G0S14">
            <chart:data-point/>
          </chart:series>
          <chart:series chart:values-cell-range-address="Sheet4.$N$17" chart:class="chart:bar" chart:attached-axis="primary-y" chart:style-name="G0S15">
            <chart:data-point/>
          </chart:series>
          <chart:series chart:values-cell-range-address="Sheet4.$N$18" chart:class="chart:bar" chart:attached-axis="primary-y" chart:style-name="G0S16">
            <chart:data-point/>
          </chart:series>
          <chart:series chart:values-cell-range-address="Sheet4.$N$19" chart:class="chart:bar" chart:attached-axis="primary-y" chart:style-name="G0S17">
            <chart:data-point/>
          </chart:series>
          <chart:series chart:values-cell-range-address="Sheet4.$N$20" chart:class="chart:bar" chart:attached-axis="primary-y" chart:style-name="G0S18">
            <chart:data-point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family="chart" style:name="G0S10">
      <style:chart-properties chart:symbol-type="none" chart:vertical="true" chart:connect-bars="false" chart:solid-type="cuboid" chart:stacked="false" chart:percentage="false"/>
      <style:graphic-properties draw:fill="solid" draw:fill-color="#255e91" draw:opacity="100%" draw:stroke="non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1">
      <style:chart-properties chart:symbol-type="none" chart:vertical="true" chart:connect-bars="false" chart:solid-type="cuboid" chart:stacked="false" chart:percentage="false"/>
      <style:graphic-properties draw:fill="solid" draw:fill-color="#43682b" draw:opacity="100%" draw:stroke="none"/>
    </style:style>
    <style:style style:family="chart" style:name="G0S12">
      <style:chart-properties chart:symbol-type="none" chart:vertical="true" chart:connect-bars="false" chart:solid-type="cuboid" chart:stacked="false" chart:percentage="false"/>
      <style:graphic-properties draw:fill="solid" draw:fill-color="#698ed0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3">
      <style:chart-properties chart:symbol-type="none" chart:vertical="true" chart:connect-bars="false" chart:solid-type="cuboid" chart:stacked="false" chart:percentage="false"/>
      <style:graphic-properties draw:fill="solid" draw:fill-color="#f1975a" draw:opacity="100%" draw:stroke="none"/>
    </style:style>
    <style:style style:family="chart" style:name="G0S14">
      <style:chart-properties chart:symbol-type="none" chart:vertical="true" chart:connect-bars="false" chart:solid-type="cuboid" chart:stacked="false" chart:percentage="false"/>
      <style:graphic-properties draw:fill="solid" draw:fill-color="#b7b7b7" draw:opacity="100%" draw:stroke="none"/>
    </style:style>
    <style:style style:family="chart" style:name="G0S15">
      <style:chart-properties chart:symbol-type="none" chart:vertical="true" chart:connect-bars="false" chart:solid-type="cuboid" chart:stacked="false" chart:percentage="false"/>
      <style:graphic-properties draw:fill="solid" draw:fill-color="#ffcd33" draw:opacity="100%" draw:stroke="none"/>
    </style:style>
    <style:style style:family="chart" style:name="G0S16">
      <style:chart-properties chart:symbol-type="none" chart:vertical="true" chart:connect-bars="false" chart:solid-type="cuboid" chart:stacked="false" chart:percentage="false"/>
      <style:graphic-properties draw:fill="solid" draw:fill-color="#7cafdd" draw:opacity="100%" draw:stroke="none"/>
    </style:style>
    <style:style style:family="chart" style:name="G0S17">
      <style:chart-properties chart:symbol-type="none" chart:vertical="true" chart:connect-bars="false" chart:solid-type="cuboid" chart:stacked="false" chart:percentage="false"/>
      <style:graphic-properties draw:fill="solid" draw:fill-color="#8cc168" draw:opacity="100%" draw:stroke="none"/>
    </style:style>
    <style:style style:family="chart" style:name="G0S0">
      <style:chart-properties chart:symbol-type="none" chart:vertical="tru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8">
      <style:chart-properties chart:symbol-type="none" chart:vertical="true" chart:connect-bars="false" chart:solid-type="cuboid" chart:stacked="false" chart:percentage="false"/>
      <style:graphic-properties draw:fill="solid" draw:fill-color="#335aa1" draw:opacity="100%" draw:stroke="none"/>
    </style:style>
    <style:style style:family="chart" style:name="G0S1">
      <style:chart-properties chart:symbol-type="none" chart:vertical="tru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tru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vertical="tru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tru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5">
      <style:chart-properties chart:symbol-type="none" chart:vertical="tru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0S6">
      <style:chart-properties chart:symbol-type="none" chart:vertical="true" chart:connect-bars="false" chart:solid-type="cuboid" chart:stacked="false" chart:percentage="false"/>
      <style:graphic-properties draw:fill="solid" draw:fill-color="#264478" draw:opacity="100%" draw:stroke="none"/>
    </style:style>
    <style:style style:family="chart" style:name="G0S7">
      <style:chart-properties chart:symbol-type="none" chart:vertical="true" chart:connect-bars="false" chart:solid-type="cuboid" chart:stacked="false" chart:percentage="false"/>
      <style:graphic-properties draw:fill="solid" draw:fill-color="#9e480e" draw:opacity="100%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vertical="true" chart:connect-bars="false" chart:solid-type="cuboid" chart:stacked="false" chart:percentage="false"/>
      <style:graphic-properties draw:fill="solid" draw:fill-color="#636363" draw:opacity="100%" draw:stroke="none"/>
    </style:style>
    <style:style style:family="chart" style:name="G0S9">
      <style:chart-properties chart:symbol-type="none" chart:vertical="true" chart:connect-bars="false" chart:solid-type="cuboid" chart:stacked="false" chart:percentage="false"/>
      <style:graphic-properties draw:fill="solid" draw:fill-color="#997300" draw:opacity="100%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1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179.5125196850394pt" svg:width="324.0445669291338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4.$L$1"/>
          </chart:axis>
          <chart:series chart:values-cell-range-address="Sheet4.$L$2" chart:class="chart:bar" chart:attached-axis="primary-y" chart:style-name="G0S0">
            <chart:data-point/>
          </chart:series>
          <chart:series chart:values-cell-range-address="Sheet4.$L$3" chart:class="chart:bar" chart:attached-axis="primary-y" chart:style-name="G0S1">
            <chart:data-point/>
          </chart:series>
          <chart:series chart:values-cell-range-address="Sheet4.$L$4" chart:class="chart:bar" chart:attached-axis="primary-y" chart:style-name="G0S2">
            <chart:data-point/>
          </chart:series>
          <chart:series chart:values-cell-range-address="Sheet4.$L$5" chart:class="chart:bar" chart:attached-axis="primary-y" chart:style-name="G0S3">
            <chart:data-point/>
          </chart:series>
          <chart:series chart:values-cell-range-address="Sheet4.$L$6" chart:class="chart:bar" chart:attached-axis="primary-y" chart:style-name="G0S4">
            <chart:data-point/>
          </chart:series>
          <chart:series chart:values-cell-range-address="Sheet4.$L$7" chart:class="chart:bar" chart:attached-axis="primary-y" chart:style-name="G0S5">
            <chart:data-point/>
          </chart:series>
          <chart:series chart:values-cell-range-address="Sheet4.$L$8" chart:class="chart:bar" chart:attached-axis="primary-y" chart:style-name="G0S6">
            <chart:data-point/>
          </chart:series>
          <chart:series chart:values-cell-range-address="Sheet4.$L$9" chart:class="chart:bar" chart:attached-axis="primary-y" chart:style-name="G0S7">
            <chart:data-point/>
          </chart:series>
          <chart:series chart:values-cell-range-address="Sheet4.$L$10" chart:class="chart:bar" chart:attached-axis="primary-y" chart:style-name="G0S8">
            <chart:data-point/>
          </chart:series>
          <chart:series chart:values-cell-range-address="Sheet4.$L$11" chart:class="chart:bar" chart:attached-axis="primary-y" chart:style-name="G0S9">
            <chart:data-point/>
          </chart:series>
          <chart:series chart:values-cell-range-address="Sheet4.$L$12" chart:class="chart:bar" chart:attached-axis="primary-y" chart:style-name="G0S10">
            <chart:data-point/>
          </chart:series>
          <chart:series chart:values-cell-range-address="Sheet4.$L$13" chart:class="chart:bar" chart:attached-axis="primary-y" chart:style-name="G0S11">
            <chart:data-point/>
          </chart:series>
          <chart:series chart:values-cell-range-address="Sheet4.$L$14" chart:class="chart:bar" chart:attached-axis="primary-y" chart:style-name="G0S12">
            <chart:data-point/>
          </chart:series>
          <chart:series chart:values-cell-range-address="Sheet4.$L$15" chart:class="chart:bar" chart:attached-axis="primary-y" chart:style-name="G0S13">
            <chart:data-point/>
          </chart:series>
          <chart:series chart:values-cell-range-address="Sheet4.$L$16" chart:class="chart:bar" chart:attached-axis="primary-y" chart:style-name="G0S14">
            <chart:data-point/>
          </chart:series>
          <chart:series chart:values-cell-range-address="Sheet4.$L$17" chart:class="chart:bar" chart:attached-axis="primary-y" chart:style-name="G0S15">
            <chart:data-point/>
          </chart:series>
          <chart:series chart:values-cell-range-address="Sheet4.$L$18" chart:class="chart:bar" chart:attached-axis="primary-y" chart:style-name="G0S16">
            <chart:data-point/>
          </chart:series>
          <chart:series chart:values-cell-range-address="Sheet4.$L$19" chart:class="chart:bar" chart:attached-axis="primary-y" chart:style-name="G0S17">
            <chart:data-point/>
          </chart:series>
          <chart:series chart:values-cell-range-address="Sheet4.$L$20" chart:class="chart:bar" chart:attached-axis="primary-y" chart:style-name="G0S18">
            <chart:data-point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